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3D1CDA62898BD546.png" manifest:media-type="image/png"/>
  <manifest:file-entry manifest:full-path="Pictures/100000010000078100000028E436304F61E7963C.png" manifest:media-type="image/png"/>
  <manifest:file-entry manifest:full-path="Pictures/100000000000050000000500E497F5E3D8C65398.png" manifest:media-type="image/png"/>
  <manifest:file-entry manifest:full-path="Pictures/10000000000007800000043897030F76FC944DBC.png" manifest:media-type="image/png"/>
  <manifest:file-entry manifest:full-path="Pictures/10000000000004A800000500F2EB61FADF47384C.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roman" style:font-pitch="variable"/>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4" style:family="graphic">
      <style:graphic-properties style:protect="size"/>
    </style:style>
    <style:style style:name="gr5"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paragraph-properties style:writing-mode="lr-tb"/>
    </style:style>
    <style:style style:name="gr6"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style:style>
    <style:style style:name="gr7"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gr8"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9"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10"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11"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style:paragraph-properties style:writing-mode="lr-tb"/>
    </style:style>
    <style:style style:name="gr12"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style:style>
    <style:style style:name="gr13"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style:style>
    <style:style style:name="gr14"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1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6"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17"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style:paragraph-properties style:writing-mode="lr-tb"/>
    </style:style>
    <style:style style:name="gr2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gr2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style:style>
    <style:style style:name="gr2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2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gr2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style:style>
    <style:style style:name="gr2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style:style>
    <style:style style:name="gr2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style:style>
    <style:style style:name="gr2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style:style>
    <style:style style:name="gr2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style:style>
    <style:style style:name="gr2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style:style>
    <style:style style:name="gr3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style:style>
    <style:style style:name="gr3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style:style>
    <style:style style:name="gr3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style:style>
    <style:style style:name="gr3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style:style>
    <style:style style:name="gr3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style:style>
    <style:style style:name="gr3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style:style>
    <style:style style:name="gr3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style:style>
    <style:style style:name="gr3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style:style>
    <style:style style:name="gr3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style:style>
    <style:style style:name="gr3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style:style>
    <style:style style:name="gr4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style:style>
    <style:style style:name="gr4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style:style>
    <style:style style:name="gr4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style:style>
    <style:style style:name="gr4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style:style>
    <style:style style:name="gr4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style:style>
    <style:style style:name="gr4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style:style>
    <style:style style:name="gr4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style:style>
    <style:style style:name="gr4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style:style>
    <style:style style:name="gr4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style:style>
    <style:style style:name="gr4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style:style>
    <style:style style:name="gr5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style:style>
    <style:style style:name="gr5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style:style>
    <style:style style:name="gr5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style:style>
    <style:style style:name="gr5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style:paragraph-properties style:writing-mode="lr-tb"/>
    </style:style>
    <style:style style:name="gr5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style:paragraph-properties style:writing-mode="lr-tb"/>
    </style:style>
    <style:style style:name="gr55" style:family="graphic" style:parent-style-name="standard">
      <style:graphic-properties draw:stroke="none" draw:stroke-dash="Dashed_20__28_var_29__20_4" svg:stroke-width="0cm" svg:stroke-color="#ffffff" draw:stroke-linejoin="none" svg:stroke-linecap="butt" draw:fill="solid" draw:fill-color="#7f59ae" draw:textarea-horizontal-align="center" draw:textarea-vertical-align="middle"/>
    </style:style>
    <style:style style:name="gr56" style:family="graphic" style:parent-style-name="standard">
      <style:graphic-properties draw:stroke="none" draw:stroke-dash="Dashed_20__28_var_29__20_4" svg:stroke-width="0cm" svg:stroke-color="#ffffff" draw:stroke-linejoin="none" svg:stroke-linecap="butt" draw:fill="solid" draw:fill-color="#60c4e4" draw:textarea-horizontal-align="center" draw:textarea-vertical-align="middle"/>
    </style:style>
    <style:style style:name="gr57" style:family="graphic" style:parent-style-name="standard">
      <style:graphic-properties draw:stroke="none" draw:stroke-dash="Dashed_20__28_var_29__20_4" svg:stroke-width="0cm" svg:stroke-color="#ffffff" draw:stroke-linejoin="none" svg:stroke-linecap="butt" draw:fill="solid" draw:fill-color="#e54b89" draw:textarea-horizontal-align="center" draw:textarea-vertical-align="middle"/>
    </style:style>
    <style:style style:name="gr58" style:family="graphic" style:parent-style-name="standard">
      <style:graphic-properties draw:stroke="none" draw:stroke-dash="Dashed_20__28_var_29__20_4" svg:stroke-width="0cm" svg:stroke-color="#ffffff" draw:stroke-linejoin="none" svg:stroke-linecap="butt" draw:fill="solid" draw:fill-color="#f8b622" draw:textarea-horizontal-align="center" draw:textarea-vertical-align="middle"/>
    </style:style>
    <style:style style:name="gr59" style:family="graphic" style:parent-style-name="standard">
      <style:graphic-properties draw:stroke="solid" draw:stroke-dash="Dashed_20__28_var_29__20_4" svg:stroke-width="0.083cm" svg:stroke-color="#ffffff" draw:stroke-linejoin="miter" svg:stroke-linecap="butt" draw:textarea-horizontal-align="center" draw:textarea-vertical-align="middle" fo:padding-top="0.166cm" fo:padding-bottom="0.166cm" fo:padding-left="0.291cm" fo:padding-right="0.291cm"/>
    </style:style>
    <style:style style:name="gr60" style:family="graphic" style:parent-style-name="standard">
      <style:graphic-properties draw:stroke="solid" draw:stroke-dash="Dashed_20__28_var_29__20_4" svg:stroke-width="0.029cm" svg:stroke-color="#ffffff" draw:stroke-linejoin="miter" svg:stroke-linecap="butt" draw:textarea-horizontal-align="center" draw:textarea-vertical-align="middle" fo:padding-top="0.139cm" fo:padding-bottom="0.139cm" fo:padding-left="0.264cm" fo:padding-right="0.264cm"/>
    </style:style>
    <style:style style:name="gr61" style:family="graphic" style:parent-style-name="standard">
      <style:graphic-properties draw:stroke="none" draw:stroke-dash="Dashed_20__28_var_29__20_4" svg:stroke-width="0cm" svg:stroke-color="#ffffff" draw:stroke-linejoin="none" svg:stroke-linecap="butt" draw:fill="solid" draw:fill-color="#ffffff" draw:textarea-horizontal-align="center" draw:textarea-vertical-align="middle"/>
    </style:style>
    <style:style style:name="gr62" style:family="graphic" style:parent-style-name="standard">
      <style:graphic-properties draw:stroke="solid" draw:stroke-dash="Dashed_20__28_var_29__20_4" svg:stroke-width="0.127cm" svg:stroke-color="#6f4f99" draw:stroke-linejoin="round" svg:stroke-linecap="butt" draw:textarea-horizontal-align="center" draw:textarea-vertical-align="middle" fo:padding-top="0.188cm" fo:padding-bottom="0.188cm" fo:padding-left="0.313cm" fo:padding-right="0.313cm"/>
    </style:style>
    <style:style style:name="gr63" style:family="graphic" style:parent-style-name="standard">
      <style:graphic-properties draw:stroke="none" draw:stroke-dash="Dashed_20__28_var_29__20_4" svg:stroke-width="0cm" svg:stroke-color="#6f4f99" draw:stroke-linejoin="none" svg:stroke-linecap="butt" draw:fill="solid" draw:fill-color="#ffffff" draw:textarea-horizontal-align="center" draw:textarea-vertical-align="middle"/>
    </style:style>
    <style:style style:name="gr64" style:family="graphic" style:parent-style-name="standard">
      <style:graphic-properties draw:stroke="solid" draw:stroke-dash="Dashed_20__28_var_29__20_4" svg:stroke-width="0.177cm" svg:stroke-color="#6f4f99" draw:stroke-linejoin="miter" svg:stroke-linecap="butt" draw:fill="none" draw:fill-color="#ffffff" draw:textarea-horizontal-align="center" draw:textarea-vertical-align="middle" fo:padding-top="0.213cm" fo:padding-bottom="0.213cm" fo:padding-left="0.338cm" fo:padding-right="0.338cm"/>
    </style:style>
    <style:style style:name="gr65" style:family="graphic" style:parent-style-name="standard">
      <style:graphic-properties draw:stroke="solid" draw:stroke-dash="Dashed_20__28_var_29__20_4" svg:stroke-width="0.127cm" svg:stroke-color="#6f4f99" draw:stroke-linejoin="miter" svg:stroke-linecap="butt" draw:fill="none" draw:fill-color="#ffffff" draw:textarea-horizontal-align="center" draw:textarea-vertical-align="middle" fo:padding-top="0.188cm" fo:padding-bottom="0.188cm" fo:padding-left="0.313cm" fo:padding-right="0.313cm"/>
    </style:style>
    <style:style style:name="gr66" style:family="graphic" style:parent-style-name="standard">
      <style:graphic-properties draw:stroke="solid" draw:stroke-dash="Dashed_20__28_var_29__20_4" svg:stroke-width="0.177cm" svg:stroke-color="#56afcc" draw:stroke-linejoin="miter" svg:stroke-linecap="butt" draw:fill="none" draw:fill-color="#ffffff" draw:textarea-horizontal-align="center" draw:textarea-vertical-align="middle" fo:padding-top="0.213cm" fo:padding-bottom="0.213cm" fo:padding-left="0.338cm" fo:padding-right="0.338cm"/>
    </style:style>
    <style:style style:name="gr67" style:family="graphic" style:parent-style-name="standard">
      <style:graphic-properties draw:stroke="solid" draw:stroke-dash="Dashed_20__28_var_29__20_4" svg:stroke-width="0.127cm" svg:stroke-color="#56afcc" draw:stroke-linejoin="round" svg:stroke-linecap="butt" draw:textarea-horizontal-align="center" draw:textarea-vertical-align="middle" fo:padding-top="0.188cm" fo:padding-bottom="0.188cm" fo:padding-left="0.313cm" fo:padding-right="0.313cm"/>
    </style:style>
    <style:style style:name="gr68" style:family="graphic" style:parent-style-name="standard">
      <style:graphic-properties draw:stroke="none" draw:stroke-dash="Dashed_20__28_var_29__20_4" svg:stroke-width="0cm" svg:stroke-color="#6f4f99" draw:stroke-linejoin="none" svg:stroke-linecap="butt" draw:fill="solid" draw:fill-color="#60c4e4" draw:textarea-horizontal-align="center" draw:textarea-vertical-align="middle"/>
    </style:style>
    <style:style style:name="gr69" style:family="graphic" style:parent-style-name="standard">
      <style:graphic-properties draw:stroke="solid" draw:stroke-dash="Dashed_20__28_var_29__20_4" svg:stroke-width="0.127cm" svg:stroke-color="#56afcc" draw:stroke-linejoin="miter" svg:stroke-linecap="butt" draw:fill="none" draw:fill-color="#60c4e4" draw:textarea-horizontal-align="center" draw:textarea-vertical-align="middle" fo:padding-top="0.188cm" fo:padding-bottom="0.188cm" fo:padding-left="0.313cm" fo:padding-right="0.313cm"/>
    </style:style>
    <style:style style:name="gr70" style:family="graphic" style:parent-style-name="standard">
      <style:graphic-properties draw:stroke="solid" draw:stroke-dash="Dashed_20__28_var_29__20_4" svg:stroke-width="0.177cm" svg:stroke-color="#cc417a" draw:stroke-linejoin="miter" svg:stroke-linecap="butt" draw:fill="none" draw:fill-color="#ffffff" draw:textarea-horizontal-align="center" draw:textarea-vertical-align="middle" fo:padding-top="0.213cm" fo:padding-bottom="0.213cm" fo:padding-left="0.338cm" fo:padding-right="0.338cm"/>
    </style:style>
    <style:style style:name="gr71" style:family="graphic" style:parent-style-name="standard">
      <style:graphic-properties draw:stroke="solid" draw:stroke-dash="Dashed_20__28_var_29__20_4" svg:stroke-width="0.127cm" svg:stroke-color="#cc417a" draw:stroke-linejoin="round" svg:stroke-linecap="butt" draw:textarea-horizontal-align="center" draw:textarea-vertical-align="middle" fo:padding-top="0.188cm" fo:padding-bottom="0.188cm" fo:padding-left="0.313cm" fo:padding-right="0.313cm"/>
    </style:style>
    <style:style style:name="gr72" style:family="graphic" style:parent-style-name="standard">
      <style:graphic-properties draw:stroke="none" draw:stroke-dash="Dashed_20__28_var_29__20_4" svg:stroke-width="0cm" svg:stroke-color="#56afcc" draw:stroke-linejoin="none" svg:stroke-linecap="butt" draw:fill="solid" draw:fill-color="#e54b89" draw:textarea-horizontal-align="center" draw:textarea-vertical-align="middle"/>
    </style:style>
    <style:style style:name="gr73" style:family="graphic" style:parent-style-name="standard">
      <style:graphic-properties draw:stroke="solid" draw:stroke-dash="Dashed_20__28_var_29__20_4" svg:stroke-width="0.127cm" svg:stroke-color="#cc417a" draw:stroke-linejoin="miter" svg:stroke-linecap="butt" draw:fill="none" draw:fill-color="#e54b89" draw:textarea-horizontal-align="center" draw:textarea-vertical-align="middle" fo:padding-top="0.188cm" fo:padding-bottom="0.188cm" fo:padding-left="0.313cm" fo:padding-right="0.313cm"/>
    </style:style>
    <style:style style:name="gr74" style:family="graphic" style:parent-style-name="standard">
      <style:graphic-properties draw:stroke="none" draw:stroke-dash="Dashed_20__28_var_29__20_4" svg:stroke-width="0cm" svg:stroke-color="#cc417a" draw:stroke-linejoin="none" svg:stroke-linecap="butt" draw:fill="solid" draw:fill-color="#ffffff" draw:textarea-horizontal-align="center" draw:textarea-vertical-align="middle"/>
    </style:style>
    <style:style style:name="gr75" style:family="graphic" style:parent-style-name="standard">
      <style:graphic-properties draw:stroke="solid" draw:stroke-dash="Dashed_20__28_var_29__20_4" svg:stroke-width="0.177cm" svg:stroke-color="#e5a822" draw:stroke-linejoin="miter" svg:stroke-linecap="butt" draw:fill="none" draw:fill-color="#ffffff" draw:textarea-horizontal-align="center" draw:textarea-vertical-align="middle" fo:padding-top="0.213cm" fo:padding-bottom="0.213cm" fo:padding-left="0.338cm" fo:padding-right="0.338cm"/>
    </style:style>
    <style:style style:name="gr76" style:family="graphic" style:parent-style-name="standard">
      <style:graphic-properties draw:stroke="solid" draw:stroke-dash="Dashed_20__28_var_29__20_4" svg:stroke-width="0.127cm" svg:stroke-color="#e5a822" draw:stroke-linejoin="round" svg:stroke-linecap="butt" draw:textarea-horizontal-align="center" draw:textarea-vertical-align="middle" fo:padding-top="0.188cm" fo:padding-bottom="0.188cm" fo:padding-left="0.313cm" fo:padding-right="0.313cm"/>
    </style:style>
    <style:style style:name="gr77" style:family="graphic" style:parent-style-name="standard">
      <style:graphic-properties draw:stroke="none" draw:stroke-dash="Dashed_20__28_var_29__20_4" svg:stroke-width="0cm" svg:stroke-color="#cc417a" draw:stroke-linejoin="none" svg:stroke-linecap="butt" draw:fill="solid" draw:fill-color="#f8b622" draw:textarea-horizontal-align="center" draw:textarea-vertical-align="middle"/>
    </style:style>
    <style:style style:name="gr78" style:family="graphic" style:parent-style-name="standard">
      <style:graphic-properties draw:stroke="solid" draw:stroke-dash="Dashed_20__28_var_29__20_4" svg:stroke-width="0.127cm" svg:stroke-color="#e5a822" draw:stroke-linejoin="miter" svg:stroke-linecap="butt" draw:fill="none" draw:fill-color="#f8b622" draw:textarea-horizontal-align="center" draw:textarea-vertical-align="middle" fo:padding-top="0.188cm" fo:padding-bottom="0.188cm" fo:padding-left="0.313cm" fo:padding-right="0.313cm"/>
    </style:style>
    <style:style style:name="gr79" style:family="graphic" style:parent-style-name="standard" style:list-style-name="L1">
      <style:graphic-properties draw:stroke="none" draw:fill="none" draw:textarea-vertical-align="middle" draw:auto-grow-height="true" fo:min-height="1.207cm"/>
      <style:paragraph-properties style:writing-mode="lr-tb"/>
    </style:style>
    <style:style style:name="gr8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draw:auto-grow-height="true" fo:min-height="1.207cm" fo:padding-top="0.125cm" fo:padding-bottom="0.125cm" fo:padding-left="0.25cm" fo:padding-right="0.25cm" draw:shadow="hidden" draw:shadow-offset-x="0.2cm" draw:shadow-offset-y="0.2cm" draw:shadow-color="#808080"/>
      <style:paragraph-properties style:writing-mode="lr-tb"/>
    </style:style>
    <style:style style:name="gr81" style:family="graphic" style:parent-style-name="standard">
      <style:graphic-properties draw:stroke="none" draw:fill="bitmap" draw:fill-image-name="Bitmap_20_9" style:repeat="stretch" draw:textarea-horizontal-align="center" draw:textarea-vertical-align="middle"/>
    </style:style>
    <style:style style:name="gr82" style:family="graphic" style:parent-style-name="standard">
      <style:graphic-properties draw:stroke="none" svg:stroke-color="#000000" draw:fill="none" draw:fill-color="#ffffff" draw:textarea-horizontal-align="left" draw:auto-grow-height="true" draw:auto-grow-width="true" fo:min-height="0.674cm" fo:min-width="4.527cm"/>
      <style:paragraph-properties style:writing-mode="lr-tb"/>
    </style:style>
    <style:style style:name="gr8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gr84"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style:style>
    <style:style style:name="gr85" style:family="graphic" style:parent-style-name="standard">
      <style:graphic-properties draw:stroke="none" draw:fill="bitmap" draw:fill-image-name="Bitmap_20_10" style:repeat="stretch" draw:textarea-horizontal-align="center" draw:textarea-vertical-align="middle"/>
    </style:style>
    <style:style style:name="gr8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gr87" style:family="graphic" style:parent-style-name="standard">
      <style:graphic-properties draw:stroke="none" svg:stroke-color="#000000" draw:fill="none" draw:fill-color="#ffffff" draw:textarea-horizontal-align="left" draw:auto-grow-height="true" draw:auto-grow-width="true" fo:min-height="0.674cm" fo:min-width="6.051cm"/>
      <style:paragraph-properties style:writing-mode="lr-tb"/>
    </style:style>
    <style:style style:name="gr88"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89" style:family="graphic" style:parent-style-name="standard">
      <style:graphic-properties draw:stroke="none" draw:stroke-dash="Dashed_20__28_var_29__20_4" svg:stroke-width="0cm" svg:stroke-color="#7f59ae" draw:stroke-linejoin="none" svg:stroke-linecap="round" draw:fill="solid" draw:fill-color="#fcdd99" draw:textarea-horizontal-align="center" draw:textarea-vertical-align="middle"/>
    </style:style>
    <style:style style:name="gr90" style:family="graphic" style:parent-style-name="standard">
      <style:graphic-properties draw:stroke="none" draw:stroke-dash="Dashed_20__28_var_29__20_4" svg:stroke-width="0cm" svg:stroke-color="#7f59ae" draw:stroke-linejoin="none" svg:stroke-linecap="round" draw:fill="solid" draw:fill-color="#ed85ad" draw:textarea-horizontal-align="center" draw:textarea-vertical-align="middle"/>
    </style:style>
    <style:style style:name="gr91"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gr92" style:family="graphic" style:parent-style-name="standard">
      <style:graphic-properties draw:stroke="none" draw:stroke-dash="Dashed_20__28_var_29__20_4" svg:stroke-width="0cm" svg:stroke-color="#7f59ae" draw:stroke-linejoin="none" svg:stroke-linecap="round" draw:fill="solid" draw:fill-color="#a9dff1" draw:textarea-horizontal-align="center" draw:textarea-vertical-align="middle"/>
    </style:style>
    <style:style style:name="gr93" style:family="graphic" style:parent-style-name="standard">
      <style:graphic-properties draw:stroke="none" draw:stroke-dash="Dashed_20__28_var_29__20_4" svg:stroke-width="0cm" svg:stroke-color="#7f59ae" draw:stroke-linejoin="none" svg:stroke-linecap="round" draw:fill="solid" draw:fill-color="#ab93ca" draw:textarea-horizontal-align="center" draw:textarea-vertical-align="middle"/>
    </style:style>
    <style:style style:name="gr9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gr95" style:family="graphic" style:parent-style-name="standard">
      <style:graphic-properties draw:stroke="none" draw:stroke-dash="Dashed_20__28_var_29__20_4" svg:stroke-width="0cm" svg:stroke-color="#7f59ae" draw:stroke-linejoin="none" svg:stroke-linecap="round" draw:fill="solid" draw:fill-color="#f4f4f4" draw:textarea-horizontal-align="center" draw:textarea-vertical-align="middle"/>
    </style:style>
    <style:style style:name="gr96" style:family="graphic" style:parent-style-name="standard">
      <style:graphic-properties draw:stroke="solid" draw:stroke-dash="Dashed_20__28_var_29__20_4" svg:stroke-width="0.027cm" svg:stroke-color="#000000" draw:stroke-linejoin="miter" svg:stroke-linecap="butt" draw:textarea-horizontal-align="center" draw:textarea-vertical-align="middle" fo:padding-top="0.138cm" fo:padding-bottom="0.138cm" fo:padding-left="0.263cm" fo:padding-right="0.263cm"/>
    </style:style>
    <style:style style:name="gr9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gr98" style:family="graphic" style:parent-style-name="standard">
      <style:graphic-properties draw:stroke="solid" draw:stroke-dash="Dashed_20__28_var_29__20_4" svg:stroke-width="0.028cm" svg:stroke-color="#000000" draw:stroke-linejoin="miter" svg:stroke-linecap="butt" draw:textarea-horizontal-align="center" draw:textarea-vertical-align="middle" fo:padding-top="0.139cm" fo:padding-bottom="0.139cm" fo:padding-left="0.264cm" fo:padding-right="0.264cm"/>
    </style:style>
    <style:style style:name="gr99"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gr100" style:family="graphic" style:parent-style-name="standard">
      <style:graphic-properties draw:stroke="none" draw:stroke-dash="Dashed_20__28_var_29__20_4" svg:stroke-width="0cm" svg:stroke-color="#000000" draw:stroke-linejoin="none" svg:stroke-linecap="butt" draw:fill="solid" draw:fill-color="#fcdd99" draw:textarea-horizontal-align="center" draw:textarea-vertical-align="middle"/>
    </style:style>
    <style:style style:name="gr101"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gr102" style:family="graphic" style:parent-style-name="standard">
      <style:graphic-properties draw:stroke="none" draw:stroke-dash="Dashed_20__28_var_29__20_4" svg:stroke-width="0cm" svg:stroke-color="#000000" draw:stroke-linejoin="none" svg:stroke-linecap="butt" draw:fill="solid" draw:fill-color="#ed85ad" draw:textarea-horizontal-align="center" draw:textarea-vertical-align="middle"/>
    </style:style>
    <style:style style:name="gr103"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gr104" style:family="graphic" style:parent-style-name="standard">
      <style:graphic-properties draw:stroke="none" draw:stroke-dash="Dashed_20__28_var_29__20_4" svg:stroke-width="0cm" svg:stroke-color="#000000" draw:stroke-linejoin="none" svg:stroke-linecap="butt" draw:fill="solid" draw:fill-color="#c5e9f5" draw:textarea-horizontal-align="center" draw:textarea-vertical-align="middle"/>
    </style:style>
    <style:style style:name="gr105" style:family="graphic" style:parent-style-name="standard">
      <style:graphic-properties draw:stroke="none" draw:stroke-dash="Dashed_20__28_var_29__20_4" svg:stroke-width="0cm" svg:stroke-color="#000000" draw:stroke-linejoin="none" svg:stroke-linecap="butt" draw:fill="solid" draw:fill-color="#ab93ca" draw:textarea-horizontal-align="center" draw:textarea-vertical-align="middle"/>
    </style:style>
    <style:style style:name="gr106" style:family="graphic" style:parent-style-name="standard">
      <style:graphic-properties draw:stroke="solid" draw:stroke-dash="Dashed_20__28_var_29__20_4" svg:stroke-width="0.055cm" svg:stroke-color="#e54b87" draw:stroke-linejoin="round" svg:stroke-linecap="round" draw:fill="none" draw:fill-color="#ab93ca" draw:textarea-horizontal-align="center" draw:textarea-vertical-align="middle" fo:padding-top="0.152cm" fo:padding-bottom="0.152cm" fo:padding-left="0.277cm" fo:padding-right="0.277cm"/>
    </style:style>
    <style:style style:name="gr107" style:family="graphic" style:parent-style-name="standard">
      <style:graphic-properties draw:stroke="none" draw:stroke-dash="Dashed_20__28_var_29__20_4" svg:stroke-width="0cm" svg:stroke-color="#f8b621" draw:stroke-linejoin="none" svg:stroke-linecap="round" draw:fill="solid" draw:fill-color="#ed85ad" draw:textarea-horizontal-align="center" draw:textarea-vertical-align="middle"/>
    </style:style>
    <style:style style:name="gr108" style:family="graphic" style:parent-style-name="standard">
      <style:graphic-properties draw:stroke="none" draw:stroke-dash="Dashed_20__28_var_29__20_4" svg:stroke-width="0cm" svg:stroke-color="#f8b621" draw:stroke-linejoin="none" svg:stroke-linecap="round" draw:fill="solid" draw:fill-color="#e54b87" draw:textarea-horizontal-align="center" draw:textarea-vertical-align="middle"/>
    </style:style>
    <style:style style:name="gr109" style:family="graphic" style:parent-style-name="standard">
      <style:graphic-properties draw:stroke="solid" draw:stroke-dash="Dashed_20__28_var_29__20_4" svg:stroke-width="0.055cm" svg:stroke-color="#f8b621" draw:stroke-linejoin="round" svg:stroke-linecap="round" draw:fill="none" draw:fill-color="#ab93ca" draw:textarea-horizontal-align="center" draw:textarea-vertical-align="middle" fo:padding-top="0.152cm" fo:padding-bottom="0.152cm" fo:padding-left="0.277cm" fo:padding-right="0.277cm"/>
    </style:style>
    <style:style style:name="gr110" style:family="graphic" style:parent-style-name="standard">
      <style:graphic-properties draw:stroke="none" draw:stroke-dash="Dashed_20__28_var_29__20_4" svg:stroke-width="0cm" svg:stroke-color="#f8b621" draw:stroke-linejoin="none" svg:stroke-linecap="round" draw:fill="solid" draw:fill-color="#fbde9f" draw:textarea-horizontal-align="center" draw:textarea-vertical-align="middle"/>
    </style:style>
    <style:style style:name="gr111" style:family="graphic" style:parent-style-name="standard">
      <style:graphic-properties draw:stroke="solid" draw:stroke-dash="Dashed_20__28_var_29__20_4" svg:stroke-width="0.066cm" svg:stroke-color="#ffffff" draw:stroke-linejoin="round" svg:stroke-linecap="round" draw:fill="none" draw:fill-color="#f8b621" draw:textarea-horizontal-align="center" draw:textarea-vertical-align="middle" fo:padding-top="0.158cm" fo:padding-bottom="0.158cm" fo:padding-left="0.283cm" fo:padding-right="0.283cm"/>
    </style:style>
    <style:style style:name="gr112" style:family="graphic" style:parent-style-name="standard">
      <style:graphic-properties draw:stroke="solid" draw:stroke-dash="Dashed_20__28_var_29__20_4" svg:stroke-width="0.076cm" svg:stroke-color="#7f59ae" draw:stroke-linejoin="miter" svg:stroke-linecap="round" draw:textarea-horizontal-align="center" draw:textarea-vertical-align="middle" fo:padding-top="0.163cm" fo:padding-bottom="0.163cm" fo:padding-left="0.288cm" fo:padding-right="0.288cm"/>
    </style:style>
    <style:style style:name="gr113" style:family="graphic" style:parent-style-name="standard">
      <style:graphic-properties draw:stroke="solid" draw:stroke-dash="Dashed_20__28_var_29__20_4" svg:stroke-width="0.015cm" svg:stroke-color="#ffffff" draw:stroke-linejoin="miter" svg:stroke-linecap="butt" draw:textarea-horizontal-align="center" draw:textarea-vertical-align="middle" fo:padding-top="0.132cm" fo:padding-bottom="0.132cm" fo:padding-left="0.257cm" fo:padding-right="0.257cm"/>
    </style:style>
    <style:style style:name="gr114" style:family="graphic" style:parent-style-name="standard">
      <style:graphic-properties draw:stroke="solid" draw:stroke-dash="Dashed_20__28_var_29__20_4" svg:stroke-width="0.083cm" svg:stroke-color="#7f59ae" draw:stroke-linejoin="miter" svg:stroke-linecap="butt" draw:textarea-horizontal-align="center" draw:textarea-vertical-align="middle" fo:padding-top="0.166cm" fo:padding-bottom="0.166cm" fo:padding-left="0.291cm" fo:padding-right="0.291cm"/>
    </style:style>
    <style:style style:name="gr115" style:family="graphic" style:parent-style-name="standard">
      <style:graphic-properties draw:stroke="none" draw:stroke-dash="Dashed_20__28_var_29__20_4" svg:stroke-width="0cm" svg:stroke-color="#7f59ae" draw:stroke-linejoin="none" svg:stroke-linecap="butt" draw:fill="solid" draw:fill-color="#ffffff" draw:textarea-horizontal-align="center" draw:textarea-vertical-align="middle"/>
    </style:style>
    <style:style style:name="gr116" style:family="graphic" style:parent-style-name="standard">
      <style:graphic-properties draw:stroke="solid" draw:stroke-dash="Dashed_20__28_var_29__20_4" svg:stroke-width="0.11cm" svg:stroke-color="#ffffff" draw:stroke-linejoin="round" svg:stroke-linecap="round" draw:textarea-horizontal-align="center" draw:textarea-vertical-align="middle" fo:padding-top="0.18cm" fo:padding-bottom="0.18cm" fo:padding-left="0.305cm" fo:padding-right="0.305cm"/>
    </style:style>
    <style:style style:name="gr117"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gr118" style:family="graphic" style:parent-style-name="standard">
      <style:graphic-properties draw:stroke="solid" draw:stroke-dash="Dashed_20__28_var_29__20_4" svg:stroke-width="0.055cm" svg:stroke-color="#7f59ae" draw:stroke-linejoin="round" svg:stroke-linecap="round" draw:fill="none" draw:fill-color="#ffffff" draw:textarea-horizontal-align="center" draw:textarea-vertical-align="middle" fo:padding-top="0.152cm" fo:padding-bottom="0.152cm" fo:padding-left="0.277cm" fo:padding-right="0.277cm"/>
    </style:style>
    <style:style style:name="gr119" style:family="graphic" style:parent-style-name="standard">
      <style:graphic-properties draw:stroke="solid" draw:stroke-dash="Dashed_20__28_var_29__20_4" svg:stroke-width="0.055cm" svg:stroke-color="#ab93ca" draw:stroke-linejoin="round" svg:stroke-linecap="round" draw:fill="none" draw:fill-color="#ffffff" draw:textarea-horizontal-align="center" draw:textarea-vertical-align="middle" fo:padding-top="0.152cm" fo:padding-bottom="0.152cm" fo:padding-left="0.277cm" fo:padding-right="0.277cm"/>
    </style:style>
    <style:style style:name="gr120" style:family="graphic" style:parent-style-name="standard">
      <style:graphic-properties draw:stroke="solid" draw:stroke-dash="Dashed_20__28_var_29__20_4" svg:stroke-width="0.026cm" svg:stroke-color="#ffffff" draw:stroke-linejoin="round" svg:stroke-linecap="round" draw:fill="none" draw:fill-color="#ffffff" draw:textarea-horizontal-align="center" draw:textarea-vertical-align="middle" fo:padding-top="0.138cm" fo:padding-bottom="0.138cm" fo:padding-left="0.263cm" fo:padding-right="0.263cm"/>
    </style:style>
    <style:style style:name="gr121" style:family="graphic" style:parent-style-name="standard">
      <style:graphic-properties draw:stroke="none" draw:stroke-dash="Dashed_20__28_var_29__20_4" svg:stroke-width="0cm" svg:stroke-color="#ffffff" draw:stroke-linejoin="none" svg:stroke-linecap="round" draw:fill="solid" draw:fill-color="#8467b5" draw:textarea-horizontal-align="center" draw:textarea-vertical-align="middle"/>
    </style:style>
    <style:style style:name="gr122" style:family="graphic" style:parent-style-name="standard">
      <style:graphic-properties draw:stroke="solid" draw:stroke-dash="Dashed_20__28_var_29__20_4" svg:stroke-width="0.055cm" svg:stroke-color="#60c4e4" draw:stroke-linejoin="round" svg:stroke-linecap="round" draw:fill="none" draw:fill-color="#ffffff" draw:textarea-horizontal-align="center" draw:textarea-vertical-align="middle" fo:padding-top="0.152cm" fo:padding-bottom="0.152cm" fo:padding-left="0.277cm" fo:padding-right="0.277cm"/>
    </style:style>
    <style:style style:name="gr123" style:family="graphic" style:parent-style-name="standard">
      <style:graphic-properties draw:stroke="none" draw:stroke-dash="Dashed_20__28_var_29__20_4" svg:stroke-width="0cm" svg:stroke-color="#ffffff" draw:stroke-linejoin="none" svg:stroke-linecap="round" draw:fill="solid" draw:fill-color="#a9dff1" draw:textarea-horizontal-align="center" draw:textarea-vertical-align="middle"/>
    </style:style>
    <style:style style:name="gr124" style:family="graphic" style:parent-style-name="standard">
      <style:graphic-properties draw:stroke="none" draw:stroke-dash="Dashed_20__28_var_29__20_4" svg:stroke-width="0cm" svg:stroke-color="#ffffff" draw:stroke-linejoin="none" svg:stroke-linecap="round" draw:fill="solid" draw:fill-color="#8978be" draw:textarea-horizontal-align="center" draw:textarea-vertical-align="middle"/>
    </style:style>
    <style:style style:name="gr125" style:family="graphic" style:parent-style-name="standard">
      <style:graphic-properties draw:stroke="none" draw:stroke-dash="Dashed_20__28_var_29__20_4" svg:stroke-width="0cm" svg:stroke-color="#8774bc" draw:stroke-linejoin="none" svg:stroke-linecap="round" draw:fill="solid" draw:fill-color="#60c4e4" draw:textarea-horizontal-align="center" draw:textarea-vertical-align="middle"/>
    </style:style>
    <style:style style:name="gr126" style:family="graphic" style:parent-style-name="standard">
      <style:graphic-properties draw:stroke="none" draw:stroke-dash="Dashed_20__28_var_29__20_4" svg:stroke-width="0cm" svg:stroke-color="#8774bc" draw:stroke-linejoin="none" svg:stroke-linecap="round" draw:fill="solid" draw:fill-color="#ffffff" draw:textarea-horizontal-align="center" draw:textarea-vertical-align="middle"/>
    </style:style>
    <style:style style:name="gr127" style:family="graphic" style:parent-style-name="standard">
      <style:graphic-properties draw:stroke="none" draw:stroke-dash="Dashed_20__28_var_29__20_4" svg:stroke-width="0cm" svg:stroke-color="#8774bc" draw:stroke-linejoin="none" svg:stroke-linecap="round" draw:fill="solid" draw:fill-color="#8978be" draw:textarea-horizontal-align="center" draw:textarea-vertical-align="middle"/>
    </style:style>
    <style:style style:name="gr128" style:family="graphic" style:parent-style-name="standard">
      <style:graphic-properties draw:stroke="solid" draw:stroke-dash="Dashed_20__28_var_29__20_4" svg:stroke-width="0.11cm" svg:stroke-color="#f8b621" draw:stroke-linejoin="bevel" svg:stroke-linecap="round" draw:textarea-horizontal-align="center" draw:textarea-vertical-align="middle" fo:padding-top="0.18cm" fo:padding-bottom="0.18cm" fo:padding-left="0.305cm" fo:padding-right="0.305cm"/>
    </style:style>
    <style:style style:name="gr129"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style>
    <style:style style:name="gr130" style:family="graphic" style:parent-style-name="standard">
      <style:graphic-properties draw:stroke="none" draw:stroke-dash="Dashed_20__28_var_29__20_4" svg:stroke-width="0cm" svg:stroke-color="#f8b621" draw:stroke-linejoin="none" svg:stroke-linecap="round" draw:fill="solid" draw:fill-color="#ffffff" draw:textarea-horizontal-align="center" draw:textarea-vertical-align="middle"/>
    </style:style>
    <style:style style:name="gr131" style:family="graphic" style:parent-style-name="standard">
      <style:graphic-properties draw:stroke="solid" draw:stroke-dash="Dashed_20__28_var_29__20_4" svg:stroke-width="0.11cm" svg:stroke-color="#60c4e4" draw:stroke-linejoin="bevel" svg:stroke-linecap="round" draw:textarea-horizontal-align="center" draw:textarea-vertical-align="middle" fo:padding-top="0.18cm" fo:padding-bottom="0.18cm" fo:padding-left="0.305cm" fo:padding-right="0.305cm"/>
    </style:style>
    <style:style style:name="gr132" style:family="graphic" style:parent-style-name="standard">
      <style:graphic-properties draw:stroke="none" draw:stroke-dash="Dashed_20__28_var_29__20_4" svg:stroke-width="0cm" svg:stroke-color="#60c4e4" draw:stroke-linejoin="none" svg:stroke-linecap="round" draw:fill="solid" draw:fill-color="#e54b89" draw:textarea-horizontal-align="center" draw:textarea-vertical-align="middle"/>
    </style:style>
    <style:style style:name="gr133" style:family="graphic" style:parent-style-name="standard">
      <style:graphic-properties draw:stroke="none" draw:stroke-dash="Dashed_20__28_var_29__20_4" svg:stroke-width="0cm" svg:stroke-color="#60c4e4" draw:stroke-linejoin="none" svg:stroke-linecap="round" draw:fill="solid" draw:fill-color="#ffffff" draw:textarea-horizontal-align="center" draw:textarea-vertical-align="middle"/>
    </style:style>
    <style:style style:name="gr134" style:family="graphic" style:parent-style-name="standard">
      <style:graphic-properties draw:stroke="solid" draw:stroke-dash="Dashed_20__28_var_29__20_4" svg:stroke-width="0.11cm" svg:stroke-color="#e54b89" draw:stroke-linejoin="bevel" svg:stroke-linecap="round" draw:textarea-horizontal-align="center" draw:textarea-vertical-align="middle" fo:padding-top="0.18cm" fo:padding-bottom="0.18cm" fo:padding-left="0.305cm" fo:padding-right="0.305cm"/>
    </style:style>
    <style:style style:name="gr135" style:family="graphic" style:parent-style-name="standard">
      <style:graphic-properties draw:stroke="none" draw:stroke-dash="Dashed_20__28_var_29__20_4" svg:stroke-width="0cm" svg:stroke-color="#e54b89" draw:stroke-linejoin="none" svg:stroke-linecap="round" draw:fill="solid" draw:fill-color="#7f59ae" draw:textarea-horizontal-align="center" draw:textarea-vertical-align="middle"/>
    </style:style>
    <style:style style:name="gr136" style:family="graphic" style:parent-style-name="standard">
      <style:graphic-properties draw:stroke="none" draw:stroke-dash="Dashed_20__28_var_29__20_4" svg:stroke-width="0cm" svg:stroke-color="#e54b89" draw:stroke-linejoin="none" svg:stroke-linecap="round" draw:fill="solid" draw:fill-color="#ffffff" draw:textarea-horizontal-align="center" draw:textarea-vertical-align="middle"/>
    </style:style>
    <style:style style:name="gr137" style:family="graphic" style:parent-style-name="standard">
      <style:graphic-properties draw:stroke="solid" draw:stroke-dash="Dashed_20__28_var_29__20_4" svg:stroke-width="0.11cm" svg:stroke-color="#7f59ae" draw:stroke-linejoin="bevel" svg:stroke-linecap="round" draw:textarea-horizontal-align="center" draw:textarea-vertical-align="middle" fo:padding-top="0.18cm" fo:padding-bottom="0.18cm" fo:padding-left="0.305cm" fo:padding-right="0.305cm"/>
    </style:style>
    <style:style style:name="pr1" style:family="presentation" style:parent-style-name="Title-title">
      <style:graphic-properties fo:min-height="2.976cm"/>
      <style:paragraph-properties style:writing-mode="lr-tb"/>
    </style:style>
    <style:style style:name="pr2" style:family="presentation" style:parent-style-name="Title-title">
      <style:graphic-properties draw:auto-grow-height="true" fo:min-height="3.218cm"/>
      <style:paragraph-properties style:writing-mode="lr-tb"/>
    </style:style>
    <style:style style:name="pr3" style:family="presentation" style:parent-style-name="Title-title">
      <style:graphic-properties draw:auto-grow-height="true" fo:min-height="2.118cm"/>
      <style:paragraph-properties style:writing-mode="lr-tb"/>
    </style:style>
    <style:style style:name="pr4" style:family="presentation" style:parent-style-name="Title-notes">
      <style:graphic-properties draw:fill-color="#ffffff" draw:auto-grow-height="true" fo:min-height="13.364cm"/>
      <style:paragraph-properties style:writing-mode="lr-tb"/>
    </style:style>
    <style:style style:name="pr5" style:family="presentation" style:parent-style-name="Title_20_of_20_Content-title">
      <style:graphic-properties fo:min-height="1.813cm"/>
      <style:paragraph-properties style:writing-mode="lr-tb"/>
    </style:style>
    <style:style style:name="pr6" style:family="presentation" style:parent-style-name="Title_20_of_20_Content-title">
      <style:graphic-properties fo:min-height="1.889cm"/>
      <style:paragraph-properties style:writing-mode="lr-tb"/>
    </style:style>
    <style:style style:name="pr7" style:family="presentation" style:parent-style-name="Title_20_of_20_Content-notes">
      <style:graphic-properties draw:fill-color="#ffffff" draw:auto-grow-height="true" fo:min-height="13.364cm"/>
      <style:paragraph-properties style:writing-mode="lr-tb"/>
    </style:style>
    <style:style style:name="pr8" style:family="presentation" style:parent-style-name="Topic_20_Title_20_1-title">
      <style:graphic-properties draw:auto-grow-height="true" fo:min-height="2.888cm"/>
      <style:paragraph-properties style:writing-mode="lr-tb"/>
    </style:style>
    <style:style style:name="pr9" style:family="presentation" style:parent-style-name="Topic_20_Title_20_1-notes">
      <style:graphic-properties draw:fill-color="#ffffff" draw:auto-grow-height="true" fo:min-height="13.364cm"/>
      <style:paragraph-properties style:writing-mode="lr-tb"/>
    </style:style>
    <style:style style:name="pr10" style:family="presentation" style:parent-style-name="Topic_20_Title_20_1_5f_-title">
      <style:graphic-properties draw:auto-grow-height="true" fo:min-height="2.888cm"/>
      <style:paragraph-properties style:writing-mode="lr-tb"/>
    </style:style>
    <style:style style:name="pr11" style:family="presentation" style:parent-style-name="Topic_20_Title_20_1_5f_-notes">
      <style:graphic-properties draw:fill-color="#ffffff" draw:auto-grow-height="true" fo:min-height="13.364cm"/>
      <style:paragraph-properties style:writing-mode="lr-tb"/>
    </style:style>
    <style:style style:name="pr12" style:family="presentation" style:parent-style-name="Topic_20_Title_20_2-title">
      <style:graphic-properties draw:textarea-vertical-align="top" draw:auto-grow-height="true" fo:min-height="4.903cm"/>
      <style:paragraph-properties style:writing-mode="lr-tb"/>
    </style:style>
    <style:style style:name="pr13" style:family="presentation" style:parent-style-name="Topic_20_Title_20_2-notes">
      <style:graphic-properties draw:fill-color="#ffffff" draw:auto-grow-height="true" fo:min-height="13.364cm"/>
      <style:paragraph-properties style:writing-mode="lr-tb"/>
    </style:style>
    <style:style style:name="pr14" style:family="presentation" style:parent-style-name="Topic_20_Title_20_2_5f_-title">
      <style:graphic-properties draw:textarea-vertical-align="top" draw:auto-grow-height="true" fo:min-height="4.903cm"/>
      <style:paragraph-properties style:writing-mode="lr-tb"/>
    </style:style>
    <style:style style:name="pr15" style:family="presentation" style:parent-style-name="Topic_20_Title_20_2_5f_-notes">
      <style:graphic-properties draw:fill-color="#ffffff" draw:auto-grow-height="true" fo:min-height="13.364cm"/>
      <style:paragraph-properties style:writing-mode="lr-tb"/>
    </style:style>
    <style:style style:name="pr16" style:family="presentation" style:parent-style-name="Sample_20_Article-title">
      <style:graphic-properties fo:min-height="4.137cm"/>
      <style:paragraph-properties style:writing-mode="lr-tb"/>
    </style:style>
    <style:style style:name="pr17" style:family="presentation" style:parent-style-name="Sample_20_Article-title">
      <style:graphic-properties draw:auto-grow-height="true" fo:min-height="1.8cm"/>
      <style:paragraph-properties style:writing-mode="lr-tb"/>
    </style:style>
    <style:style style:name="pr18" style:family="presentation" style:parent-style-name="Sample_20_Article-notes">
      <style:graphic-properties draw:fill-color="#ffffff" draw:auto-grow-height="true" fo:min-height="13.364cm"/>
      <style:paragraph-properties style:writing-mode="lr-tb"/>
    </style:style>
    <style:style style:name="pr19" style:family="presentation" style:parent-style-name="Content_20_-title">
      <style:graphic-properties fo:min-height="3.457cm"/>
      <style:paragraph-properties style:writing-mode="lr-tb"/>
    </style:style>
    <style:style style:name="pr20" style:family="presentation" style:parent-style-name="Content_20_-notes">
      <style:graphic-properties draw:fill-color="#ffffff" draw:auto-grow-height="true" fo:min-height="13.364cm"/>
      <style:paragraph-properties style:writing-mode="lr-tb"/>
    </style:style>
    <style:style style:name="pr21" style:family="presentation" style:parent-style-name="Content_20_-title">
      <style:graphic-properties draw:auto-grow-height="true" fo:min-height="1.813cm"/>
      <style:paragraph-properties style:writing-mode="lr-tb"/>
    </style:style>
    <style:style style:name="pr22" style:family="presentation" style:parent-style-name="Content_20_-notes">
      <style:graphic-properties draw:fill-color="#ffffff" fo:min-height="13.364cm"/>
      <style:paragraph-properties style:writing-mode="lr-tb"/>
    </style:style>
    <style:style style:name="pr23" style:family="presentation" style:parent-style-name="Insert_20_Picture-title">
      <style:graphic-properties fo:min-height="3.102cm"/>
      <style:paragraph-properties style:writing-mode="lr-tb"/>
    </style:style>
    <style:style style:name="pr24" style:family="presentation" style:parent-style-name="Insert_20_Picture-notes">
      <style:graphic-properties draw:fill-color="#ffffff" draw:auto-grow-height="true" fo:min-height="13.364cm"/>
      <style:paragraph-properties style:writing-mode="lr-tb"/>
    </style:style>
    <style:style style:name="pr25" style:family="presentation" style:parent-style-name="Insert_20_Picture_20_1-title">
      <style:graphic-properties draw:auto-grow-height="true" fo:min-height="2.978cm"/>
      <style:paragraph-properties style:writing-mode="lr-tb"/>
    </style:style>
    <style:style style:name="pr26" style:family="presentation" style:parent-style-name="Insert_20_Picture_20_1-title">
      <style:graphic-properties fo:min-height="3.102cm"/>
      <style:paragraph-properties style:writing-mode="lr-tb"/>
    </style:style>
    <style:style style:name="pr27" style:family="presentation" style:parent-style-name="Insert_20_Picture_20_1-notes">
      <style:graphic-properties draw:fill-color="#ffffff" draw:auto-grow-height="true" fo:min-height="13.364cm"/>
      <style:paragraph-properties style:writing-mode="lr-tb"/>
    </style:style>
    <style:style style:name="pr28" style:family="presentation" style:parent-style-name="Topic_20_title_20_3-title">
      <style:graphic-properties draw:auto-grow-height="true" fo:min-height="2.596cm"/>
      <style:paragraph-properties style:writing-mode="lr-tb"/>
    </style:style>
    <style:style style:name="pr29" style:family="presentation" style:parent-style-name="Topic_20_title_20_3-notes">
      <style:graphic-properties draw:fill-color="#ffffff" draw:auto-grow-height="true" fo:min-height="13.364cm"/>
      <style:paragraph-properties style:writing-mode="lr-tb"/>
    </style:style>
    <style:style style:name="pr30" style:family="presentation" style:parent-style-name="Content_20_-title">
      <style:graphic-properties draw:textarea-horizontal-align="right" draw:textarea-vertical-align="top" draw:auto-grow-height="false" fo:min-height="1.809cm"/>
      <style:paragraph-properties style:writing-mode="lr-tb"/>
    </style:style>
    <style:style style:name="pr31" style:family="presentation" style:parent-style-name="Content_20_-title">
      <style:graphic-properties draw:textarea-horizontal-align="right" draw:textarea-vertical-align="top" draw:auto-grow-height="false" fo:min-height="1.684cm"/>
      <style:paragraph-properties style:writing-mode="lr-tb"/>
    </style:style>
    <style:style style:name="pr32" style:family="presentation" style:parent-style-name="Content_20_-title">
      <style:graphic-properties draw:textarea-horizontal-align="right" draw:textarea-vertical-align="top" draw:auto-grow-height="false" fo:min-height="1.808cm"/>
      <style:paragraph-properties style:writing-mode="lr-tb"/>
    </style:style>
    <style:style style:name="pr33" style:family="presentation" style:parent-style-name="Content_20_-title">
      <style:graphic-properties draw:textarea-horizontal-align="right" draw:textarea-vertical-align="top" fo:min-height="2.266cm"/>
      <style:paragraph-properties style:writing-mode="lr-tb"/>
    </style:style>
    <style:style style:name="pr34" style:family="presentation" style:parent-style-name="Content_20_-title">
      <style:graphic-properties draw:textarea-horizontal-align="left" draw:textarea-vertical-align="top" draw:auto-grow-height="false" fo:min-height="1.808cm"/>
      <style:paragraph-properties style:writing-mode="lr-tb"/>
    </style:style>
    <style:style style:name="pr35" style:family="presentation" style:parent-style-name="Content_20_-title">
      <style:graphic-properties draw:textarea-horizontal-align="left" draw:textarea-vertical-align="top" fo:min-height="2.266cm"/>
      <style:paragraph-properties style:writing-mode="lr-tb"/>
    </style:style>
    <style:style style:name="pr36" style:family="presentation" style:parent-style-name="Content_20_-title">
      <style:graphic-properties draw:textarea-horizontal-align="left" draw:textarea-vertical-align="top" draw:auto-grow-height="false" fo:min-height="1.809cm"/>
      <style:paragraph-properties style:writing-mode="lr-tb"/>
    </style:style>
    <style:style style:name="pr37" style:family="presentation" style:parent-style-name="Content_20_-title">
      <style:graphic-properties draw:textarea-horizontal-align="left" draw:textarea-vertical-align="top" draw:auto-grow-height="false" fo:min-height="1.685cm"/>
      <style:paragraph-properties style:writing-mode="lr-tb"/>
    </style:style>
    <style:style style:name="pr38" style:family="presentation" style:parent-style-name="List_20_Content-title">
      <style:graphic-properties draw:auto-grow-height="true" fo:min-height="1.737cm"/>
      <style:paragraph-properties style:writing-mode="lr-tb"/>
    </style:style>
    <style:style style:name="pr39" style:family="presentation" style:parent-style-name="List_20_Content-title">
      <style:graphic-properties draw:textarea-horizontal-align="left" draw:textarea-vertical-align="top" draw:auto-grow-height="false" fo:min-height="1.7cm"/>
      <style:paragraph-properties style:writing-mode="lr-tb"/>
    </style:style>
    <style:style style:name="pr40" style:family="presentation" style:parent-style-name="List_20_Content-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text-properties fo:color="#ffffff" loext:opacity="100%" loext:color-lum-mod="100%" loext:color-lum-off="0%" style:font-name="Noto Sans1" fo:language="zxx" fo:country="none"/>
    </style:style>
    <style:style style:name="P3" style:family="paragraph">
      <loext:graphic-properties draw:fill="none" draw:fill-color="#60c4e4"/>
      <style:paragraph-properties fo:text-align="center"/>
      <style:text-properties style:font-name="Noto Sans1" fo:language="zxx" fo:country="none"/>
    </style:style>
    <style:style style:name="P4" style:family="paragraph">
      <loext:graphic-properties draw:fill="solid" draw:fill-color="#60c4e4"/>
      <style:paragraph-properties fo:text-align="center"/>
      <style:text-properties style:font-name="Noto Sans1" fo:language="zxx" fo:country="none"/>
    </style:style>
    <style:style style:name="P5" style:family="paragraph">
      <style:paragraph-properties fo:text-align="start"/>
    </style:style>
    <style:style style:name="P6" style:family="paragraph">
      <style:paragraph-properties fo:text-align="start"/>
      <style:text-properties style:font-name="Noto Sans1" fo:font-size="12pt" fo:language="zxx" fo:country="none" style:font-size-asian="12pt" style:font-size-complex="12pt"/>
    </style:style>
    <style:style style:name="P7" style:family="paragraph">
      <style:paragraph-properties fo:text-align="start"/>
      <style:text-properties fo:color="#ffffff" loext:opacity="100%" loext:color-lum-mod="100%" loext:color-lum-off="0%" style:font-name="Noto Sans1" fo:font-size="67pt" fo:language="zxx" fo:country="none" fo:font-weight="bold" style:font-size-asian="67pt" style:font-weight-asian="bold" style:font-size-complex="67pt" style:font-weight-complex="bold"/>
    </style:style>
    <style:style style:name="P8" style:family="paragraph">
      <style:paragraph-properties fo:text-align="start"/>
      <style:text-properties fo:color="#fe7130" loext:opacity="100%" loext:color-lum-mod="100%" loext:color-lum-off="0%" style:font-name="Noto Sans1" fo:language="zxx" fo:country="none" fo:font-weight="bold" style:font-weight-asian="bold" style:font-weight-complex="bold"/>
    </style:style>
    <style:style style:name="P9" style:family="paragraph">
      <loext:graphic-properties draw:fill-color="#ffffff"/>
    </style:style>
    <style:style style:name="P10" style:family="paragraph">
      <style:paragraph-properties fo:text-align="center" style:writing-mode="lr-tb"/>
    </style:style>
    <style:style style:name="P11" style:family="paragraph">
      <loext:graphic-properties draw:fill="solid" draw:fill-color="#60c4e4"/>
      <style:paragraph-properties fo:text-align="center"/>
      <style:text-properties fo:color="#ffffff" loext:opacity="100%" loext:color-lum-mod="100%" loext:color-lum-off="0%" style:font-name="Noto Sans1" fo:font-size="12pt" fo:font-weight="bold" style:font-size-asian="12pt" style:font-weight-asian="bold" style:font-size-complex="12pt" style:font-weight-complex="bold"/>
    </style:style>
    <style:style style:name="P12" style:family="paragraph">
      <style:paragraph-properties fo:text-align="center"/>
      <style:text-properties style:font-name="Noto Sans1"/>
    </style:style>
    <style:style style:name="P13" style:family="paragraph">
      <loext:graphic-properties draw:fill="solid" draw:fill-color="#60c4e4"/>
      <style:paragraph-properties fo:text-align="center"/>
      <style:text-properties style:font-name="Noto Sans1"/>
    </style:style>
    <style:style style:name="P14" style:family="paragraph">
      <style:paragraph-properties fo:text-align="start"/>
      <style:text-properties fo:color="#7f59ae" loext:opacity="100%" loext:color-lum-mod="100%" loext:color-lum-off="0%" style:font-name="Noto Sans1" fo:font-size="28pt" fo:font-weight="bold" style:font-size-asian="28pt" style:font-weight-asian="bold" style:font-size-complex="28pt" style:font-weight-complex="bold"/>
    </style:style>
    <style:style style:name="P15" style:family="paragraph">
      <loext:graphic-properties draw:fill="solid" draw:fill-color="#e54b89"/>
      <style:paragraph-properties fo:text-align="center"/>
      <style:text-properties fo:color="#ffffff" loext:opacity="100%" loext:color-lum-mod="100%" loext:color-lum-off="0%" style:font-name="Noto Sans1" fo:font-weight="bold" style:font-weight-asian="bold" style:font-weight-complex="bold"/>
    </style:style>
    <style:style style:name="P16" style:family="paragraph">
      <loext:graphic-properties draw:fill="solid" draw:fill-color="#e54b87"/>
      <style:paragraph-properties fo:text-align="center"/>
      <style:text-properties style:font-name="Noto Sans1"/>
    </style:style>
    <style:style style:name="P17" style:family="paragraph">
      <loext:graphic-properties draw:fill="solid" draw:fill-color="#f8b622"/>
      <style:paragraph-properties fo:text-align="center"/>
      <style:text-properties style:font-name="Noto Sans1" fo:font-size="18pt" fo:font-weight="bold" style:font-size-asian="18pt" style:font-weight-asian="bold" style:font-size-complex="18pt" style:font-weight-complex="bold"/>
    </style:style>
    <style:style style:name="P18" style:family="paragraph">
      <loext:graphic-properties draw:fill="solid" draw:fill-color="#f8b621"/>
      <style:paragraph-properties fo:text-align="center"/>
      <style:text-properties style:font-name="Noto Sans1"/>
    </style:style>
    <style:style style:name="P19" style:family="paragraph">
      <style:paragraph-properties fo:text-align="center"/>
      <style:text-properties fo:color="#7f59ae" loext:opacity="100%" loext:color-lum-mod="100%" loext:color-lum-off="0%" style:font-name="Noto Sans1"/>
    </style:style>
    <style:style style:name="P20" style:family="paragraph">
      <loext:graphic-properties draw:fill="solid" draw:fill-color="#7f59ae"/>
      <style:paragraph-properties fo:text-align="center"/>
      <style:text-properties fo:color="#7f59ae" loext:opacity="100%" loext:color-lum-mod="100%" loext:color-lum-off="0%" style:font-name="Noto Sans1"/>
    </style:style>
    <style:style style:name="P21" style:family="paragraph">
      <loext:graphic-properties draw:fill="solid" draw:fill-color="#7f59ae"/>
      <style:paragraph-properties fo:text-align="center"/>
      <style:text-properties fo:color="#ffffff" loext:opacity="100%" loext:color-lum-mod="100%" loext:color-lum-off="0%" style:font-name="Noto Sans1" fo:font-weight="bold" style:font-weight-asian="bold" style:font-weight-complex="bold"/>
    </style:style>
    <style:style style:name="P22" style:family="paragraph">
      <loext:graphic-properties draw:fill="solid" draw:fill-color="#7f59ae"/>
      <style:paragraph-properties fo:text-align="center"/>
      <style:text-properties style:font-name="Noto Sans1"/>
    </style:style>
    <style:style style:name="P23" style:family="paragraph">
      <style:paragraph-properties fo:text-align="end"/>
    </style:style>
    <style:style style:name="P24" style:family="paragraph">
      <style:paragraph-properties fo:text-align="end"/>
      <style:text-properties fo:color="#60c4e4" loext:opacity="100%" loext:color-lum-mod="100%" loext:color-lum-off="0%" style:font-name="Noto Sans1" fo:font-size="24pt" fo:font-weight="bold" style:font-size-asian="24pt" style:font-size-complex="24pt"/>
    </style:style>
    <style:style style:name="P25" style:family="paragraph">
      <style:paragraph-properties fo:text-align="start"/>
      <style:text-properties fo:color="#c9211e" loext:opacity="100%" loext:color-lum-mod="100%" loext:color-lum-off="0%" style:font-name="Noto Sans1" fo:font-size="22pt" fo:font-weight="bold" style:font-size-asian="22pt" style:font-weight-asian="bold" style:font-size-complex="22pt" style:font-weight-complex="bold"/>
    </style:style>
    <style:style style:name="P26" style:family="paragraph">
      <style:paragraph-properties fo:text-align="end"/>
      <style:text-properties fo:color="#f8b622" loext:opacity="100%" loext:color-lum-mod="100%" loext:color-lum-off="0%" style:font-name="Noto Sans1" fo:font-size="28pt" fo:font-weight="bold" style:font-size-asian="28pt" style:font-weight-asian="bold" style:font-size-complex="28pt" style:font-weight-complex="bold"/>
    </style:style>
    <style:style style:name="P27" style:family="paragraph">
      <style:paragraph-properties fo:text-align="start"/>
      <style:text-properties fo:color="#7f59ae" loext:opacity="100%" loext:color-lum-mod="100%" loext:color-lum-off="0%" style:font-name="Noto Sans1" fo:font-size="22pt" fo:font-weight="bold" style:font-size-asian="22pt" style:font-size-complex="22pt"/>
    </style:style>
    <style:style style:name="P28" style:family="paragraph">
      <loext:graphic-properties draw:fill="solid" draw:fill-color="#7f59ae"/>
      <style:paragraph-properties fo:text-align="center"/>
      <style:text-properties fo:color="#ffff6d" loext:opacity="100%" loext:color-lum-mod="100%" loext:color-lum-off="0%" style:font-name="Noto Sans1" fo:font-weight="bold" style:font-weight-asian="bold" style:font-weight-complex="bold"/>
    </style:style>
    <style:style style:name="P29" style:family="paragraph">
      <style:paragraph-properties fo:text-align="end"/>
      <style:text-properties fo:color="#fe7130" loext:opacity="100%" loext:color-lum-mod="100%" loext:color-lum-off="0%" style:font-name="Noto Sans1" fo:font-size="60pt" fo:font-weight="bold" style:font-size-asian="60pt" style:font-weight-asian="bold" style:font-size-complex="60pt" style:font-weight-complex="bold"/>
    </style:style>
    <style:style style:name="P30" style:family="paragraph">
      <loext:graphic-properties draw:fill="none" draw:fill-color="#ffffff"/>
      <style:text-properties fo:color="#ff8000" loext:opacity="100%" loext:color-lum-mod="100%" loext:color-lum-off="0%" fo:font-size="24pt" fo:font-weight="normal" style:font-size-asian="24pt" style:font-weight-asian="normal" style:font-size-complex="24pt" style:font-weight-complex="normal"/>
    </style:style>
    <style:style style:name="P31" style:family="paragraph">
      <style:paragraph-properties fo:text-align="start"/>
      <style:text-properties fo:color="#60c4e4" loext:opacity="100%" loext:color-lum-mod="100%" loext:color-lum-off="0%" style:font-name="Noto Sans1" fo:font-size="54pt" fo:font-weight="bold" style:font-size-asian="54pt" style:font-weight-asian="bold" style:font-size-complex="54pt" style:font-weight-complex="bold"/>
    </style:style>
    <style:style style:name="P32" style:family="paragraph">
      <loext:graphic-properties draw:fill="solid" draw:fill-color="#f8b620"/>
      <style:paragraph-properties fo:text-align="center"/>
      <style:text-properties fo:color="#7f59ae" loext:opacity="100%" loext:color-lum-mod="100%" loext:color-lum-off="0%" style:font-name="Noto Sans1" fo:font-weight="bold" style:font-weight-asian="bold" style:font-weight-complex="bold"/>
    </style:style>
    <style:style style:name="P33" style:family="paragraph">
      <loext:graphic-properties draw:fill-color="#ffffff"/>
      <style:text-properties fo:font-size="20pt"/>
    </style:style>
    <style:style style:name="P34" style:family="paragraph">
      <style:text-properties fo:color="#5983b0" loext:opacity="100%"/>
    </style:style>
    <style:style style:name="P35" style:family="paragraph">
      <loext:graphic-properties draw:fill="none" draw:fill-color="#ffffff"/>
      <style:text-properties fo:color="#5983b0" loext:opacity="100%" loext:color-lum-mod="100%" loext:color-lum-off="0%" fo:font-size="24pt" fo:font-weight="normal" style:font-size-asian="24pt" style:font-weight-asian="normal" style:font-size-complex="24pt" style:font-weight-complex="normal"/>
    </style:style>
    <style:style style:name="P36" style:family="paragraph">
      <loext:graphic-properties draw:fill="solid" draw:fill-color="#ffffff"/>
      <style:paragraph-properties fo:text-align="center"/>
      <style:text-properties style:font-name="Noto Sans1"/>
    </style:style>
    <style:style style:name="P37" style:family="paragraph">
      <loext:graphic-properties draw:fill="none" draw:fill-color="#ffffff"/>
      <style:paragraph-properties fo:text-align="center"/>
      <style:text-properties style:font-name="Noto Sans1"/>
    </style:style>
    <style:style style:name="P38" style:family="paragraph">
      <style:paragraph-properties fo:text-align="center"/>
      <style:text-properties fo:color="#ffffff" loext:opacity="100%" loext:color-lum-mod="100%" loext:color-lum-off="0%" style:font-name="Noto Sans1" fo:font-size="12pt" style:font-size-asian="12pt" style:font-size-complex="12pt"/>
    </style:style>
    <style:style style:name="P39" style:family="paragraph">
      <style:paragraph-properties fo:line-height="100%" fo:text-align="center"/>
    </style:style>
    <style:style style:name="P40" style:family="paragraph">
      <style:paragraph-properties fo:line-height="100%" fo:text-align="center"/>
      <style:text-properties fo:color="#ffffff" loext:opacity="100%" loext:color-lum-mod="100%" loext:color-lum-off="0%" style:font-name="Noto Sans1" fo:font-size="12pt" style:font-size-asian="12pt" style:font-size-complex="12pt"/>
    </style:style>
    <style:style style:name="P41" style:family="paragraph">
      <style:paragraph-properties fo:text-align="center"/>
      <style:text-properties style:font-name="Noto Sans1" fo:font-size="12pt" style:font-size-asian="12pt" style:font-size-complex="12pt"/>
    </style:style>
    <style:style style:name="P42" style:family="paragraph">
      <style:text-properties fo:color="#ffffff" loext:opacity="100%" loext:color-lum-mod="100%" loext:color-lum-off="0%" style:font-name="Noto Sans1" fo:font-size="20pt" fo:font-weight="bold" style:font-size-asian="20pt" style:font-weight-asian="bold" style:font-size-complex="20pt" style:font-weight-complex="bold"/>
    </style:style>
    <style:style style:name="P43" style:family="paragraph">
      <loext:graphic-properties draw:fill="solid" draw:fill-color="#f8b622"/>
      <style:paragraph-properties fo:text-align="center"/>
      <style:text-properties style:font-name="Noto Sans1"/>
    </style:style>
    <style:style style:name="P44" style:family="paragraph">
      <loext:graphic-properties draw:fill="none" draw:fill-color="#f8b622"/>
      <style:paragraph-properties fo:text-align="center"/>
      <style:text-properties style:font-name="Noto Sans1"/>
    </style:style>
    <style:style style:name="P45" style:family="paragraph">
      <loext:graphic-properties draw:fill="solid" draw:fill-color="#e54b89"/>
      <style:paragraph-properties fo:text-align="center"/>
      <style:text-properties style:font-name="Noto Sans1"/>
    </style:style>
    <style:style style:name="P46" style:family="paragraph">
      <loext:graphic-properties draw:fill="none" draw:fill-color="#e54b89"/>
      <style:paragraph-properties fo:text-align="center"/>
      <style:text-properties style:font-name="Noto Sans1"/>
    </style:style>
    <style:style style:name="P47" style:family="paragraph">
      <loext:graphic-properties draw:fill="none" draw:fill-color="#60c4e4"/>
      <style:paragraph-properties fo:text-align="center"/>
      <style:text-properties style:font-name="Noto Sans1"/>
    </style:style>
    <style:style style:name="P48" style:family="paragraph">
      <loext:graphic-properties draw:fill="none" draw:fill-color="#7f59ae"/>
      <style:paragraph-properties fo:text-align="center"/>
      <style:text-properties style:font-name="Noto Sans1"/>
    </style:style>
    <style:style style:name="P49" style:family="paragraph">
      <loext:graphic-properties draw:fill="solid" draw:fill-color="#baacff"/>
      <style:paragraph-properties fo:text-align="center"/>
      <style:text-properties style:font-name="Noto Sans1"/>
    </style:style>
    <style:style style:name="P50" style:family="paragraph">
      <loext:graphic-properties draw:fill="none" draw:fill-color="#baacff"/>
      <style:paragraph-properties fo:text-align="center"/>
      <style:text-properties style:font-name="Noto Sans1"/>
    </style:style>
    <style:style style:name="P51" style:family="paragraph">
      <loext:graphic-properties draw:fill="solid" draw:fill-color="#cacfff"/>
      <style:paragraph-properties fo:text-align="center"/>
      <style:text-properties style:font-name="Noto Sans1"/>
    </style:style>
    <style:style style:name="P52" style:family="paragraph">
      <loext:graphic-properties draw:fill="solid" draw:fill-color="#f8dd7e"/>
      <style:paragraph-properties fo:text-align="center"/>
      <style:text-properties style:font-name="Noto Sans1"/>
    </style:style>
    <style:style style:name="P53" style:family="paragraph">
      <loext:graphic-properties draw:fill="none" draw:fill-color="#f8dd7e"/>
      <style:paragraph-properties fo:text-align="center"/>
      <style:text-properties style:font-name="Noto Sans1"/>
    </style:style>
    <style:style style:name="P54" style:family="paragraph">
      <loext:graphic-properties draw:fill="solid" draw:fill-color="#f8efac"/>
      <style:paragraph-properties fo:text-align="center"/>
      <style:text-properties style:font-name="Noto Sans1"/>
    </style:style>
    <style:style style:name="P55"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56"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loext:color-lum-mod="100%" loext:color-lum-off="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57"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loext:color-lum-mod="100%" loext:color-lum-off="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58" style:family="paragraph">
      <style:paragraph-properties fo:text-align="center"/>
      <style:text-properties fo:color="#60c4e4" loext:opacity="100%" loext:color-lum-mod="100%" loext:color-lum-off="0%" style:font-name="Noto Sans1" fo:font-size="18pt" fo:font-weight="bold" style:font-size-asian="18pt" style:font-weight-asian="bold" style:font-size-complex="18pt" style:font-weight-complex="bold"/>
    </style:style>
    <style:style style:name="P59" style:family="paragraph">
      <style:paragraph-properties fo:text-align="center"/>
      <style:text-properties fo:color="#f8b622" loext:opacity="100%" loext:color-lum-mod="100%" loext:color-lum-off="0%" style:font-name="Noto Sans1" fo:font-size="18pt" fo:font-weight="bold" style:font-size-asian="18pt" style:font-weight-asian="bold" style:font-size-complex="18pt" style:font-weight-complex="bold"/>
    </style:style>
    <style:style style:name="P60" style:family="paragraph">
      <loext:graphic-properties draw:fill="none"/>
      <style:paragraph-properties fo:text-align="center"/>
      <style:text-properties fo:font-variant="normal" fo:text-transform="none" fo:color="#e54b89" loext:opacity="100%" loext:color-lum-mod="100%" loext:color-lum-off="0%" style:text-outline="false" style:text-line-through-style="none" style:text-line-through-type="none" style:font-name="Noto Sans1"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61" style:family="paragraph">
      <style:paragraph-properties fo:margin-left="0cm" fo:margin-right="0cm" fo:margin-top="0cm" fo:margin-bottom="0cm" fo:line-height="100%" fo:text-align="center" fo:text-indent="0cm" style:writing-mode="lr-tb"/>
    </style:style>
    <style:style style:name="P6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7f59ae" loext:opacity="100%" loext:color-lum-mod="100%" loext:color-lum-off="0%" style:text-outline="false" style:text-line-through-style="none" style:text-line-through-type="none" style:font-name="Noto Sans1"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63" style:family="paragraph">
      <loext:graphic-properties draw:fill="bitmap" draw:fill-image-name="Bitmap_20_9" style:repeat="stretch"/>
      <style:paragraph-properties fo:text-align="center"/>
      <style:text-properties style:font-name="Noto Sans1"/>
    </style:style>
    <style:style style:name="P64" style:family="paragraph">
      <style:paragraph-properties fo:text-align="end"/>
      <style:text-properties style:font-name="Noto Sans1" fo:font-size="12pt" style:font-size-asian="12pt" style:font-size-complex="12pt"/>
    </style:style>
    <style:style style:name="P65" style:family="paragraph">
      <loext:graphic-properties draw:fill="none" draw:fill-color="#ffffff"/>
      <style:text-properties style:font-name="Noto Sans1" fo:font-size="14pt" style:font-size-asian="14pt" style:font-size-complex="14pt"/>
    </style:style>
    <style:style style:name="P66" style:family="paragraph">
      <loext:graphic-properties draw:fill="solid" draw:fill-color="#ffffff" draw:opacity="98%"/>
      <style:paragraph-properties fo:text-align="center"/>
      <style:text-properties style:font-name="Noto Sans1"/>
    </style:style>
    <style:style style:name="P67" style:family="paragraph">
      <loext:graphic-properties draw:fill="bitmap" draw:fill-image-name="Bitmap_20_10" style:repeat="stretch"/>
      <style:paragraph-properties fo:text-align="center"/>
      <style:text-properties style:font-name="Noto Sans1"/>
    </style:style>
    <style:style style:name="P68" style:family="paragraph">
      <style:paragraph-properties fo:text-align="end"/>
      <style:text-properties fo:color="#fe7130" loext:opacity="100%" loext:color-lum-mod="100%" loext:color-lum-off="0%" style:font-name="Noto Sans1" fo:font-size="48pt" fo:font-weight="bold" style:font-size-asian="48pt" style:font-weight-asian="bold" style:font-size-complex="48pt" style:font-weight-complex="bold"/>
    </style:style>
    <style:style style:name="P69" style:family="paragraph">
      <style:paragraph-properties fo:text-align="end"/>
      <style:text-properties fo:color="#e54b89" loext:opacity="100%" loext:color-lum-mod="100%" loext:color-lum-off="0%" style:font-name="Noto Sans1" fo:font-size="60pt" fo:font-weight="bold" style:font-size-asian="60pt" style:font-weight-asian="bold" style:font-size-complex="60pt" style:font-weight-complex="bold"/>
    </style:style>
    <style:style style:name="P70" style:family="paragraph">
      <loext:graphic-properties draw:fill="solid" draw:fill-color="#fcdd99"/>
      <style:paragraph-properties fo:text-align="center"/>
      <style:text-properties style:font-name="Noto Sans1"/>
    </style:style>
    <style:style style:name="P71" style:family="paragraph">
      <loext:graphic-properties draw:fill="solid" draw:fill-color="#ed85ad"/>
      <style:paragraph-properties fo:text-align="center"/>
      <style:text-properties style:font-name="Noto Sans1"/>
    </style:style>
    <style:style style:name="P72" style:family="paragraph">
      <loext:graphic-properties draw:fill="solid" draw:fill-color="#a9dff1"/>
      <style:paragraph-properties fo:text-align="center"/>
      <style:text-properties style:font-name="Noto Sans1"/>
    </style:style>
    <style:style style:name="P73" style:family="paragraph">
      <loext:graphic-properties draw:fill="solid" draw:fill-color="#ab93ca"/>
      <style:paragraph-properties fo:text-align="center"/>
      <style:text-properties style:font-name="Noto Sans1"/>
    </style:style>
    <style:style style:name="P74" style:family="paragraph">
      <loext:graphic-properties draw:fill="solid" draw:fill-color="#f4f4f4"/>
      <style:paragraph-properties fo:text-align="center"/>
      <style:text-properties style:font-name="Noto Sans1"/>
    </style:style>
    <style:style style:name="P75" style:family="paragraph">
      <loext:graphic-properties draw:fill="solid" draw:fill-color="#c5e9f5"/>
      <style:paragraph-properties fo:text-align="center"/>
      <style:text-properties style:font-name="Noto Sans1"/>
    </style:style>
    <style:style style:name="P76" style:family="paragraph">
      <loext:graphic-properties draw:fill="none" draw:fill-color="#ab93ca"/>
      <style:paragraph-properties fo:text-align="center"/>
      <style:text-properties style:font-name="Noto Sans1"/>
    </style:style>
    <style:style style:name="P77" style:family="paragraph">
      <loext:graphic-properties draw:fill="solid" draw:fill-color="#fbde9f"/>
      <style:paragraph-properties fo:text-align="center"/>
      <style:text-properties style:font-name="Noto Sans1"/>
    </style:style>
    <style:style style:name="P78" style:family="paragraph">
      <loext:graphic-properties draw:fill="none" draw:fill-color="#f8b621"/>
      <style:paragraph-properties fo:text-align="center"/>
      <style:text-properties style:font-name="Noto Sans1"/>
    </style:style>
    <style:style style:name="P79" style:family="paragraph">
      <loext:graphic-properties draw:fill="solid" draw:fill-color="#8467b5"/>
      <style:paragraph-properties fo:text-align="center"/>
      <style:text-properties style:font-name="Noto Sans1"/>
    </style:style>
    <style:style style:name="P80" style:family="paragraph">
      <loext:graphic-properties draw:fill="solid" draw:fill-color="#8978be"/>
      <style:paragraph-properties fo:text-align="center"/>
      <style:text-properties style:font-name="Noto Sans1"/>
    </style:style>
    <style:style style:name="P81" style:family="paragraph">
      <style:paragraph-properties fo:text-align="end"/>
      <style:text-properties fo:color="#7f59ae" loext:opacity="100%" loext:color-lum-mod="100%" loext:color-lum-off="0%" style:font-name="Noto Sans1" fo:font-size="18pt" fo:font-weight="bold" style:font-size-asian="18pt" style:font-weight-asian="bold" style:font-size-complex="18pt" style:font-weight-complex="bold"/>
    </style:style>
    <style:style style:name="P82" style:family="paragraph">
      <style:paragraph-properties fo:text-align="end"/>
      <style:text-properties fo:color="#6b5e9b" loext:opacity="100%" loext:color-lum-mod="100%" loext:color-lum-off="0%" style:font-name="Noto Sans1" fo:font-size="18pt" fo:font-weight="bold" style:font-size-asian="18pt" style:font-weight-asian="bold" style:font-size-complex="18pt" style:font-weight-complex="bold"/>
    </style:style>
    <style:style style:name="P83" style:family="paragraph">
      <style:text-properties fo:color="#7f59ae" loext:opacity="100%" loext:color-lum-mod="100%" loext:color-lum-off="0%" style:font-name="Noto Sans1" fo:font-size="18pt" fo:font-weight="bold" style:font-size-asian="18pt" style:font-weight-asian="bold" style:font-size-complex="18pt" style:font-weight-complex="bold"/>
    </style:style>
    <style:style style:name="P84" style:family="paragraph">
      <style:paragraph-properties fo:text-align="end"/>
      <style:text-properties style:font-name="Noto Sans1" fo:font-size="11pt" style:font-size-asian="11pt" style:font-size-complex="11pt"/>
    </style:style>
    <style:style style:name="P85" style:family="paragraph">
      <style:paragraph-properties fo:text-align="start"/>
      <style:text-properties fo:color="#6b5e9b" loext:opacity="100%" loext:color-lum-mod="100%" loext:color-lum-off="0%" style:font-name="Noto Sans1" fo:font-size="18pt" fo:font-weight="bold" style:font-size-asian="18pt" style:font-weight-asian="bold" style:font-size-complex="18pt" style:font-weight-complex="bold"/>
    </style:style>
    <style:style style:name="P86" style:family="paragraph">
      <style:paragraph-properties fo:text-align="start"/>
      <style:text-properties style:font-name="Noto Sans1" fo:font-size="11pt" style:font-size-asian="11pt" style:font-size-complex="11pt"/>
    </style:style>
    <style:style style:name="P87" style:family="paragraph">
      <style:paragraph-properties fo:text-align="start"/>
      <style:text-properties fo:color="#7f59ae" loext:opacity="100%" loext:color-lum-mod="100%" loext:color-lum-off="0%" style:font-name="Noto Sans1" fo:font-size="22pt" fo:font-weight="bold" style:font-size-asian="22pt" style:font-weight-asian="bold" style:font-size-complex="22pt" style:font-weight-complex="bold"/>
    </style:style>
    <style:style style:name="P88" style:family="paragraph">
      <style:paragraph-properties fo:text-align="start"/>
      <style:text-properties style:font-name="Noto Sans1" fo:font-size="12pt" style:font-size-asian="12pt" style:font-size-complex="12pt"/>
    </style:style>
    <style:style style:name="P89" style:family="paragraph">
      <style:paragraph-properties fo:text-align="start"/>
      <style:text-properties fo:color="#fe7130" loext:opacity="100%" loext:color-lum-mod="100%" loext:color-lum-off="0%" style:font-name="Noto Sans1" fo:font-size="22pt" fo:font-weight="bold" style:font-size-asian="22pt" style:font-weight-asian="bold" style:font-size-complex="22pt" style:font-weight-complex="bold"/>
    </style:style>
    <style:style style:name="P90" style:family="paragraph">
      <style:paragraph-properties fo:text-align="start"/>
      <style:text-properties fo:color="#60c4e4" loext:opacity="100%" loext:color-lum-mod="100%" loext:color-lum-off="0%" style:font-name="Noto Sans1" fo:font-size="22pt" fo:font-weight="bold" style:font-size-asian="22pt" style:font-weight-asian="bold" style:font-size-complex="22pt" style:font-weight-complex="bold"/>
    </style:style>
    <style:style style:name="P91" style:family="paragraph">
      <style:paragraph-properties fo:text-align="start"/>
      <style:text-properties fo:color="#e54b89" loext:opacity="100%" loext:color-lum-mod="100%" loext:color-lum-off="0%" style:font-name="Noto Sans1" fo:font-size="22pt" fo:font-weight="bold" style:font-size-asian="22pt" style:font-weight-asian="bold" style:font-size-complex="22pt" style:font-weight-complex="bold"/>
    </style:style>
    <style:style style:name="T1" style:family="text">
      <style:text-properties fo:color="#ffffff" loext:opacity="100%" style:font-name="Noto Sans1" fo:font-size="15pt" fo:language="zxx" fo:country="none" style:font-size-asian="15pt" style:font-size-complex="15pt"/>
    </style:style>
    <style:style style:name="T2" style:family="text">
      <style:text-properties style:font-name="Noto Sans1" fo:font-size="12pt" fo:language="zxx" fo:country="none" style:font-size-asian="12pt" style:font-size-complex="12pt"/>
    </style:style>
    <style:style style:name="T3" style:family="text">
      <style:text-properties fo:color="#ffffff" loext:opacity="100%" style:font-name="Noto Sans1" fo:font-size="67pt" fo:language="zxx" fo:country="none" fo:font-weight="bold" style:font-size-asian="67pt" style:font-weight-asian="bold" style:font-size-complex="67pt" style:font-weight-complex="bold"/>
    </style:style>
    <style:style style:name="T4" style:family="text">
      <style:text-properties fo:color="#ffffff" loext:opacity="100%" style:font-name="Noto Sans1" fo:font-size="18pt" fo:font-weight="bold" style:font-size-asian="18pt" style:font-weight-asian="bold" style:font-size-complex="18pt" style:font-weight-complex="bold"/>
    </style:style>
    <style:style style:name="T5" style:family="text">
      <style:text-properties fo:color="#7f59ae" loext:opacity="100%" style:font-name="Noto Sans1" fo:font-size="22pt" fo:font-weight="bold" style:font-size-asian="22pt" style:font-weight-asian="bold" style:font-size-complex="22pt" style:font-weight-complex="bold"/>
    </style:style>
    <style:style style:name="T6" style:family="text">
      <style:text-properties fo:color="#ffffff" loext:opacity="100%" style:font-name="Noto Sans1" fo:font-weight="bold" style:font-weight-asian="bold" style:font-weight-complex="bold"/>
    </style:style>
    <style:style style:name="T7" style:family="text">
      <style:text-properties style:font-name="Noto Sans1" fo:font-size="18pt" fo:font-weight="bold" style:font-size-asian="18pt" style:font-weight-asian="bold" style:font-size-complex="18pt" style:font-weight-complex="bold"/>
    </style:style>
    <style:style style:name="T8" style:family="text">
      <style:text-properties fo:color="#60c4e4" loext:opacity="100%" style:font-name="Noto Sans1" fo:font-size="22pt" fo:font-weight="bold" style:font-size-asian="22pt" style:font-size-complex="22pt"/>
    </style:style>
    <style:style style:name="T9" style:family="text">
      <style:text-properties fo:color="#c9211e" loext:opacity="100%" fo:font-size="22pt" fo:font-weight="bold" style:font-size-asian="22pt" style:font-weight-asian="bold" style:font-size-complex="22pt" style:font-weight-complex="bold"/>
    </style:style>
    <style:style style:name="T10" style:family="text">
      <style:text-properties fo:color="#f8b622" loext:opacity="100%" style:font-name="Noto Sans1" fo:font-size="22pt" fo:font-weight="bold" style:font-size-asian="22pt" style:font-weight-asian="bold" style:font-size-complex="22pt" style:font-weight-complex="bold"/>
    </style:style>
    <style:style style:name="T11" style:family="text">
      <style:text-properties fo:color="#7f59ae" loext:opacity="100%" style:font-name="Noto Sans1" fo:font-size="22pt" fo:font-weight="bold" style:font-size-asian="22pt" style:font-size-complex="22pt"/>
    </style:style>
    <style:style style:name="T12" style:family="text">
      <style:text-properties fo:color="#ffff6d" loext:opacity="100%" style:font-name="Noto Sans1" fo:font-size="44pt" fo:font-weight="bold" style:font-size-asian="44pt" style:font-weight-asian="bold" style:font-size-complex="44pt" style:font-weight-complex="bold"/>
    </style:style>
    <style:style style:name="T13" style:family="text">
      <style:text-properties fo:color="#fe7130" loext:opacity="100%" style:font-name="Noto Sans1" fo:font-size="60pt" fo:font-weight="bold" style:font-size-asian="60pt" style:font-weight-asian="bold" style:font-size-complex="60pt" style:font-weight-complex="bold"/>
    </style:style>
    <style:style style:name="T14" style:family="text">
      <style:text-properties fo:color="#ff8000" loext:opacity="100%" fo:font-size="24pt" fo:font-weight="normal" style:font-size-asian="24pt" style:font-weight-asian="normal" style:font-size-complex="24pt" style:font-weight-complex="normal"/>
    </style:style>
    <style:style style:name="T15" style:family="text">
      <style:text-properties fo:color="#60c4e4" loext:opacity="100%" style:font-name="Noto Sans1" fo:font-size="48pt" fo:font-weight="bold" style:font-size-asian="48pt" style:font-weight-asian="bold" style:font-size-complex="48pt" style:font-weight-complex="bold"/>
    </style:style>
    <style:style style:name="T16" style:family="text">
      <style:text-properties fo:color="#7f59ae" loext:opacity="100%" style:font-name="Noto Sans1" fo:font-size="44pt" fo:font-weight="bold" style:font-size-asian="44pt" style:font-weight-asian="bold" style:font-size-complex="44pt" style:font-weight-complex="bold"/>
    </style:style>
    <style:style style:name="T17" style:family="text">
      <style:text-properties fo:color="#5983b0" loext:opacity="100%" fo:font-size="24pt" fo:font-weight="normal" style:font-size-asian="24pt" style:font-weight-asian="normal" style:font-size-complex="24pt" style:font-weight-complex="normal"/>
    </style:style>
    <style:style style:name="T18" style:family="text">
      <style:text-properties fo:color="#ffffff" loext:opacity="100%" style:font-name="Noto Sans1" fo:font-size="12pt" style:font-size-asian="12pt" style:font-size-complex="12pt"/>
    </style:style>
    <style:style style:name="T19" style:family="text">
      <style:text-properties style:font-name="Noto Sans1" fo:font-size="12pt" style:font-size-asian="12pt" style:font-size-complex="12pt"/>
    </style:style>
    <style:style style:name="T20" style:family="text">
      <style:text-properties fo:color="#ffffff" loext:opacity="100%" style:font-name="Noto Sans1" fo:font-size="20pt" fo:font-weight="bold" style:font-size-asian="20pt" style:font-weight-asian="bold" style:font-size-complex="20pt" style:font-weight-complex="bold"/>
    </style:style>
    <style:style style:name="T21" style:family="text">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T22" style:family="text">
      <style:text-properties fo:color="#60c4e4" loext:opacity="100%" style:font-name="Noto Sans1" fo:font-size="18pt" fo:font-weight="bold" style:font-size-asian="18pt" style:font-weight-asian="bold" style:font-size-complex="18pt" style:font-weight-complex="bold"/>
    </style:style>
    <style:style style:name="T23" style:family="text">
      <style:text-properties fo:color="#f8b622" loext:opacity="100%" style:font-name="Noto Sans1" fo:font-size="18pt" fo:font-weight="bold" style:font-size-asian="18pt" style:font-weight-asian="bold" style:font-size-complex="18pt" style:font-weight-complex="bold"/>
    </style:style>
    <style:style style:name="T24" style:family="text">
      <style:text-properties fo:font-variant="normal" fo:text-transform="none" fo:color="#e54b89" loext:opacity="100%" style:text-outline="false" style:text-line-through-style="none" style:text-line-through-type="none" style:font-name="Noto Sans1"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5" style:family="text">
      <style:text-properties fo:font-variant="normal" fo:text-transform="none" fo:color="#7f59ae" loext:opacity="100%" style:text-outline="false" style:text-line-through-style="none" style:text-line-through-type="none" style:font-name="Noto Sans1"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6" style:family="text">
      <style:text-properties style:font-name="Noto Sans1" fo:font-size="14pt" style:font-size-asian="14pt" style:font-size-complex="14pt"/>
    </style:style>
    <style:style style:name="T27" style:family="text">
      <style:text-properties fo:color="#fe7130" loext:opacity="100%" style:font-name="Noto Sans1" fo:font-size="48pt" fo:font-weight="bold" style:font-size-asian="48pt" style:font-weight-asian="bold" style:font-size-complex="48pt" style:font-weight-complex="bold"/>
    </style:style>
    <style:style style:name="T28" style:family="text">
      <style:text-properties fo:color="#e54b89" loext:opacity="100%" style:font-name="Noto Sans1" fo:font-size="54pt" fo:font-weight="bold" style:font-size-asian="54pt" style:font-weight-asian="bold" style:font-size-complex="54pt" style:font-weight-complex="bold"/>
    </style:style>
    <style:style style:name="T29" style:family="text">
      <style:text-properties fo:color="#7f59ae" loext:opacity="100%" style:font-name="Noto Sans1" fo:font-size="18pt" fo:font-weight="bold" style:font-size-asian="18pt" style:font-weight-asian="bold" style:font-size-complex="18pt" style:font-weight-complex="bold"/>
    </style:style>
    <style:style style:name="T30" style:family="text">
      <style:text-properties fo:color="#6b5e9b" loext:opacity="100%" style:font-name="Noto Sans1" fo:font-size="18pt" fo:font-weight="bold" style:font-size-asian="18pt" style:font-weight-asian="bold" style:font-size-complex="18pt" style:font-weight-complex="bold"/>
    </style:style>
    <style:style style:name="T31" style:family="text">
      <style:text-properties style:font-name="Noto Sans1" fo:font-size="11pt" style:font-size-asian="11pt" style:font-size-complex="11pt"/>
    </style:style>
    <style:style style:name="T32" style:family="text">
      <style:text-properties fo:color="#fe7130" loext:opacity="100%" style:font-name="Noto Sans1" fo:font-size="22pt" fo:font-weight="bold" style:font-size-asian="22pt" style:font-weight-asian="bold" style:font-size-complex="22pt" style:font-weight-complex="bold"/>
    </style:style>
    <style:style style:name="T33" style:family="text">
      <style:text-properties fo:color="#60c4e4" loext:opacity="100%" style:font-name="Noto Sans1" fo:font-size="22pt" fo:font-weight="bold" style:font-size-asian="22pt" style:font-weight-asian="bold" style:font-size-complex="22pt" style:font-weight-complex="bold"/>
    </style:style>
    <style:style style:name="T34" style:family="text">
      <style:text-properties fo:color="#e54b89" loext:opacity="100%" style:font-name="Noto Sans1"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polygon draw:style-name="gr1" draw:text-style-name="P2"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Lasse Sperling</text:span></text:p>
        </draw:polygon>
        <draw:polygon draw:style-name="gr2" draw:text-style-name="P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polygon draw:style-name="gr3" draw:text-style-name="P4"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4"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6" draw:layer="layout" svg:width="8.228cm" svg:height="2.976cm" svg:x="2.6cm" svg:y="7.641cm" presentation:class="title" presentation:user-transformed="true">
          <draw:text-box>
            <text:p text:style-name="P5"><text:span text:style-name="T2"><text:line-break/></text:span><text:span text:style-name="T2"/></text:p>
          </draw:text-box>
        </draw:frame>
        <draw:frame presentation:style-name="pr2" draw:text-style-name="P7" draw:layer="layout" svg:width="9.4cm" svg:height="3.218cm" svg:x="2.2cm" svg:y="3.173cm" presentation:class="title" presentation:user-transformed="true">
          <draw:text-box>
            <text:p text:style-name="P5"><text:span text:style-name="T3">Lean 4</text:span></text:p>
          </draw:text-box>
        </draw:frame>
        <draw:frame presentation:style-name="pr3" draw:text-style-name="P8" draw:layer="layout" svg:width="10.2cm" svg:height="2.118cm" svg:x="2.3cm" svg:y="5.503cm" presentation:class="title" presentation:user-transformed="true">
          <draw:text-box>
            <text:p>Tactics</text:p>
          </draw:text-box>
        </draw:frame>
        <presentation:notes draw:style-name="dp2">
          <draw:page-thumbnail draw:style-name="gr4" draw:layer="layout" svg:width="19.798cm" svg:height="11.136cm" svg:x="0.6cm" svg:y="2.257cm" draw:page-number="1" presentation:class="page"/>
          <draw:frame presentation:style-name="pr4" draw:text-style-name="P9" draw:layer="layout" svg:width="16.799cm" svg:height="13.364cm" svg:x="2.1cm" svg:y="14.107cm" presentation:class="notes" presentation:placeholder="true">
            <draw:text-box/>
          </draw:frame>
        </presentation:notes>
      </draw:page>
      <draw:page draw:name="page2" draw:style-name="dp1" draw:master-page-name="Title_20_of_20_Content" presentation:presentation-page-layout-name="AL2T1">
        <office:forms form:automatic-focus="false" form:apply-design-mode="false"/>
        <draw:g>
          <draw:polygon draw:style-name="gr5" draw:text-style-name="P11"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4">2</text:span></text:p>
          </draw:polygon>
          <draw:line draw:style-name="gr6" draw:text-style-name="P12" draw:layer="layout" svg:x1="10.144cm" svg:y1="5.916cm" svg:x2="18.536cm" svg:y2="5.916cm">
            <text:p/>
          </draw:line>
          <draw:polygon draw:style-name="gr7" draw:text-style-name="P13"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5" draw:text-style-name="P14" draw:layer="layout" svg:width="6.669cm" svg:height="1.813cm" svg:x="14.032cm" svg:y="1.437cm" presentation:class="title" presentation:user-transformed="true">
          <draw:text-box>
            <text:p text:style-name="P5"><text:span text:style-name="T5">Tactics?</text:span></text:p>
          </draw:text-box>
        </draw:frame>
        <draw:g>
          <draw:polygon draw:style-name="gr8" draw:text-style-name="P15"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3</text:span></text:p>
          </draw:polygon>
          <draw:line draw:style-name="gr9" draw:text-style-name="P12" draw:layer="layout" svg:x1="21.383cm" svg:y1="8.66cm" svg:x2="12.992cm" svg:y2="8.66cm">
            <text:p/>
          </draw:line>
          <draw:polygon draw:style-name="gr10" draw:text-style-name="P16"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polygon draw:style-name="gr11" draw:text-style-name="P17"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7">4</text:span></text:p>
          </draw:polygon>
          <draw:line draw:style-name="gr12" draw:text-style-name="P12" draw:layer="layout" svg:x1="9.973cm" svg:y1="11.39cm" svg:x2="18.365cm" svg:y2="11.39cm">
            <text:p/>
          </draw:line>
          <draw:polygon draw:style-name="gr13" draw:text-style-name="P18"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line draw:style-name="gr14" draw:text-style-name="P19" draw:layer="layout" svg:x1="21.386cm" svg:y1="3.036cm" svg:x2="12.995cm" svg:y2="3.036cm">
            <text:p/>
          </draw:line>
          <draw:polygon draw:style-name="gr15" draw:text-style-name="P20"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6" draw:text-style-name="P21"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1</text:span></text:p>
          </draw:polygon>
        </draw:g>
        <draw:g>
          <draw:polygon draw:style-name="gr16" draw:text-style-name="P21"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5</text:span></text:p>
          </draw:polygon>
          <draw:line draw:style-name="gr14" draw:text-style-name="P12" draw:layer="layout" svg:x1="21.383cm" svg:y1="14.003cm" svg:x2="12.992cm" svg:y2="14.003cm">
            <text:p/>
          </draw:line>
          <draw:polygon draw:style-name="gr15" draw:text-style-name="P22"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4" draw:layer="layout" svg:width="7.756cm" svg:height="1.813cm" svg:x="9.962cm" svg:y="4.248cm" presentation:class="title" presentation:user-transformed="true">
          <draw:text-box>
            <text:p text:style-name="P23"><text:span text:style-name="T8">Apply</text:span></text:p>
          </draw:text-box>
        </draw:frame>
        <draw:frame presentation:style-name="pr5" draw:text-style-name="P25" draw:layer="layout" svg:width="7.757cm" svg:height="1.813cm" svg:x="14.032cm" svg:y="7.106cm" presentation:class="title" presentation:user-transformed="true">
          <draw:text-box>
            <text:p text:style-name="P5"><text:span text:style-name="T9">Intro</text:span></text:p>
          </draw:text-box>
        </draw:frame>
        <draw:frame presentation:style-name="pr5" draw:text-style-name="P26" draw:layer="layout" svg:width="7.756cm" svg:height="1.813cm" svg:x="9.962cm" svg:y="9.703cm" presentation:class="title" presentation:user-transformed="true">
          <draw:text-box>
            <text:p text:style-name="P23"><text:span text:style-name="T10">Cases</text:span></text:p>
          </draw:text-box>
        </draw:frame>
        <draw:frame presentation:style-name="pr6" draw:text-style-name="P27" draw:layer="layout" svg:width="9.469cm" svg:height="1.889cm" svg:x="14.032cm" svg:y="12.265cm" presentation:class="title" presentation:user-transformed="true">
          <draw:text-box>
            <text:p text:style-name="P5"><text:span text:style-name="T11">Weitere Tactics</text:span></text:p>
          </draw:text-box>
        </draw:frame>
        <presentation:notes draw:style-name="dp2">
          <draw:page-thumbnail draw:style-name="gr4" draw:layer="layout" svg:width="0.001cm" svg:height="0.001cm" svg:x="0cm" svg:y="2.257cm" draw:page-number="2" presentation:class="page"/>
          <draw:frame presentation:style-name="pr7" draw:text-style-name="P9" draw:layer="layout" svg:width="16.799cm" svg:height="13.364cm" svg:x="2.1cm" svg:y="14.107cm" presentation:class="notes" presentation:placeholder="true">
            <draw:text-box/>
          </draw:frame>
        </presentation:notes>
      </draw:page>
      <draw:page draw:name="page3" draw:style-name="dp1" draw:master-page-name="Topic_20_Title_20_1" presentation:presentation-page-layout-name="AL2T1">
        <office:forms form:automatic-focus="false" form:apply-design-mode="false"/>
        <draw:polygon draw:style-name="gr17" draw:text-style-name="P28"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2">1</text:span></text:p>
        </draw:polygon>
        <draw:frame presentation:style-name="pr8" draw:text-style-name="P29" draw:layer="layout" svg:width="10.8cm" svg:height="2.888cm" svg:x="14.235cm" svg:y="4.742cm" presentation:class="title" presentation:user-transformed="true">
          <draw:text-box>
            <text:p text:style-name="P23"><text:span text:style-name="T13">Tactics?</text:span></text:p>
          </draw:text-box>
        </draw:frame>
        <presentation:notes draw:style-name="dp2">
          <draw:page-thumbnail draw:style-name="gr4" draw:layer="layout" svg:width="19.798cm" svg:height="11.136cm" svg:x="0.6cm" svg:y="2.257cm" draw:page-number="3" presentation:class="page"/>
          <draw:frame presentation:style-name="pr9" draw:text-style-name="P9" draw:layer="layout" svg:width="16.799cm" svg:height="13.364cm" svg:x="2.1cm" svg:y="14.107cm" presentation:class="notes" presentation:placeholder="true">
            <draw:text-box/>
          </draw:frame>
        </presentation:notes>
      </draw:page>
      <draw:page draw:name="page4" draw:style-name="dp1" draw:master-page-name="Topic_20_Title_20_1_5f_" presentation:presentation-page-layout-name="AL2T1">
        <office:forms form:automatic-focus="false" form:apply-design-mode="false"/>
        <draw:polygon draw:style-name="gr17" draw:text-style-name="P28" draw:layer="layout" svg:width="2.434cm" svg:height="2.355cm" svg:x="24.235cm" svg:y="0.635cm" svg:viewBox="0 0 2435 2356" draw:points="2435,1178 2433,1255 2424,1332 2412,1408 2394,1483 2370,1557 2342,1628 2309,1699 2271,1767 2229,1833 2183,1895 2132,1955 2078,2011 2020,2063 1958,2112 1894,2157 1826,2198 1756,2234 1683,2266 1609,2293 1533,2315 1455,2333 1376,2345 1297,2353 1218,2356 1138,2353 1058,2345 980,2333 902,2315 826,2293 752,2266 679,2234 609,2198 541,2157 476,2112 415,2063 356,2011 302,1955 251,1895 205,1833 163,1767 125,1699 92,1628 64,1557 41,1483 23,1408 10,1332 2,1255 0,1178 2,1101 10,1024 23,948 41,873 64,799 92,728 125,657 163,589 205,523 252,460 302,400 357,344 415,292 476,243 541,198 609,157 679,121 752,89 826,62 902,40 980,23 1058,10 1138,2 1218,0 1297,2 1376,10 1455,23 1533,40 1609,62 1683,89 1756,121 1826,157 1894,198 1958,243 2020,292 2078,344 2132,400 2183,460 2229,523 2271,589 2309,657 2342,728 2370,799 2394,873 2412,948 2424,1024 2433,1101">
          <text:p text:style-name="P1"><text:span text:style-name="T12">1</text:span></text:p>
        </draw:polygon>
        <draw:frame presentation:style-name="pr10" draw:text-style-name="P29" draw:layer="layout" svg:width="10.8cm" svg:height="2.888cm" svg:x="12.7cm" svg:y="0.287cm" presentation:class="title" presentation:user-transformed="true">
          <draw:text-box>
            <text:p text:style-name="P23"><text:span text:style-name="T13">Tactics?</text:span></text:p>
          </draw:text-box>
        </draw:frame>
        <draw:frame draw:style-name="gr18" draw:text-style-name="P30" draw:layer="layout" svg:width="14.738cm" svg:height="4.906cm" svg:x="12.065cm" svg:y="5.715cm">
          <draw:text-box>
            <text:list text:style-name="L1">
              <text:list-item>
                <text:p><text:span text:style-name="T14">Interaktive Beweisführung</text:span></text:p>
                <text:p><text:span text:style-name="T14"/></text:p>
              </text:list-item>
              <text:list-item>
                <text:p><text:span text:style-name="T14">Strukturiertes Aufteilen von Teilzielen</text:span></text:p>
                <text:p><text:span text:style-name="T14"/></text:p>
              </text:list-item>
              <text:list-item>
                <text:p><text:span text:style-name="T14">Erstellen eines Beweisterms</text:span></text:p>
              </text:list-item>
            </text:list>
          </draw:text-box>
        </draw:frame>
        <presentation:notes draw:style-name="dp1">
          <office:forms form:automatic-focus="false" form:apply-design-mode="false"/>
          <draw:page-thumbnail draw:style-name="gr4" draw:layer="layout" svg:width="19.798cm" svg:height="11.136cm" svg:x="0.6cm" svg:y="2.257cm" draw:page-number="4" presentation:class="page"/>
          <draw:frame presentation:style-name="pr11" draw:text-style-name="P9" draw:layer="layout" svg:width="16.799cm" svg:height="13.364cm" svg:x="2.1cm" svg:y="14.107cm" presentation:class="notes" presentation:placeholder="true">
            <draw:text-box/>
          </draw:frame>
        </presentation:notes>
      </draw:page>
      <draw:page draw:name="page5" draw:style-name="dp1" draw:master-page-name="Topic_20_Title_20_2">
        <office:forms form:automatic-focus="false" form:apply-design-mode="false"/>
        <draw:frame presentation:style-name="pr12" draw:text-style-name="P31" draw:layer="layout" svg:width="10.8cm" svg:height="4.903cm" svg:x="6.98cm" svg:y="4.622cm" presentation:class="title" presentation:user-transformed="true">
          <draw:text-box>
            <text:p text:style-name="P5"><text:span text:style-name="T15">Apply</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6">2</text:span></text:p>
        </draw:polygon>
        <presentation:notes draw:style-name="dp2">
          <draw:page-thumbnail draw:style-name="gr4" draw:layer="layout" svg:width="0.001cm" svg:height="0.001cm" svg:x="0cm" svg:y="2.257cm" draw:page-number="5" presentation:class="page"/>
          <draw:frame presentation:style-name="pr13" draw:text-style-name="P33" draw:layer="layout" svg:width="16.799cm" svg:height="13.364cm" svg:x="2.1cm" svg:y="14.107cm" presentation:class="notes" presentation:placeholder="true">
            <draw:text-box/>
          </draw:frame>
        </presentation:notes>
      </draw:page>
      <draw:page draw:name="page6" draw:style-name="dp1" draw:master-page-name="Topic_20_Title_20_2_5f_">
        <office:forms form:automatic-focus="false" form:apply-design-mode="false"/>
        <draw:frame presentation:style-name="pr14" draw:text-style-name="P31" draw:layer="layout" svg:width="10.8cm" svg:height="4.903cm" svg:x="3.805cm" svg:y="0.177cm" presentation:class="title" presentation:user-transformed="true">
          <draw:text-box>
            <text:p text:style-name="P5"><text:span text:style-name="T15">Apply</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2</text:span></text:p>
        </draw:polygon>
        <draw:frame draw:style-name="gr18" draw:text-style-name="P35" draw:layer="layout" svg:width="14.924cm" svg:height="4.906cm" svg:x="1.137cm" svg:y="5.08cm">
          <draw:text-box>
            <text:list text:style-name="L1">
              <text:list-item>
                <text:p text:style-name="P34"><text:span text:style-name="T17">Interaktives Anwenden </text:span><text:span text:style-name="T17">einer Funktion</text:span></text:p>
                <text:p text:style-name="P34"><text:span text:style-name="T17"/></text:p>
              </text:list-item>
              <text:list-item>
                <text:p text:style-name="P34"><text:span text:style-name="T17">Anpassen des Ziels</text:span></text:p>
                <text:p text:style-name="P34"><text:span text:style-name="T17"/></text:p>
              </text:list-item>
              <text:list-item>
                <text:p text:style-name="P34"><text:span text:style-name="T17">Erstellen von </text:span><text:span text:style-name="T17">Zwischenzielen</text:span></text:p>
              </text:list-item>
            </text:list>
          </draw:text-box>
        </draw:frame>
        <presentation:notes draw:style-name="dp1">
          <office:forms form:automatic-focus="false" form:apply-design-mode="false"/>
          <draw:page-thumbnail draw:style-name="gr4" draw:layer="layout" svg:width="0.001cm" svg:height="0.001cm" svg:x="0cm" svg:y="2.257cm" draw:page-number="6" presentation:class="page"/>
          <draw:frame presentation:style-name="pr15" draw:text-style-name="P33" draw:layer="layout" svg:width="16.799cm" svg:height="13.364cm" svg:x="2.1cm" svg:y="14.107cm" presentation:class="notes" presentation:placeholder="true">
            <draw:text-box/>
          </draw:frame>
        </presentation:notes>
      </draw:page>
      <draw:page draw:name="page7" draw:style-name="dp1" draw:master-page-name="Sample_20_Article" presentation:presentation-page-layout-name="AL2T1">
        <office:forms form:automatic-focus="false" form:apply-design-mode="false"/>
        <draw:g>
          <draw:path draw:style-name="gr20" draw:text-style-name="P36"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21" draw:text-style-name="P37"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path draw:style-name="gr22" draw:text-style-name="P36"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23" draw:text-style-name="P37"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path draw:style-name="gr22" draw:text-style-name="P36"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21" draw:text-style-name="P37"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path draw:style-name="gr22" draw:text-style-name="P36" draw:layer="layout" svg:width="1.671cm" svg:height="1.103cm" svg:x="23.664cm" svg:y="4.737cm" svg:viewBox="0 0 1672 1104" svg:d="M690 258c59-366 743-349 683 89 692 186 12 979-345 531-411 433-868 178-1010-215-102-281 233-734 672-405z">
            <text:p/>
          </draw:path>
          <draw:path draw:style-name="gr21" draw:text-style-name="P37" draw:layer="layout" svg:width="1.671cm" svg:height="1.103cm" svg:x="23.664cm" svg:y="4.737cm" svg:viewBox="0 0 1672 1104" svg:d="M18 663c-102-281 233-734 672-405 59-366 743-349 683 89 692 186 12 979-345 531-411 433-868 178-1010-215z">
            <text:p/>
          </draw:path>
        </draw:g>
        <draw:frame presentation:style-name="pr16" draw:text-style-name="P38" draw:layer="layout" svg:width="5.428cm" svg:height="4.137cm" svg:x="0.787cm" svg:y="8.342cm" presentation:class="title" presentation:user-transformed="true">
          <draw:text-box>
            <text:p text:style-name="P1"><text:span text:style-name="T18"><text:line-break/></text:span><text:span text:style-name="T18">Lorem ipsum dolor sit amet, consectetuer adipiscing elit. Aliquam imperdiet lobortis metus. Phasellus nisi metus, tempes ac, porta nec, felis. </text:span></text:p>
          </draw:text-box>
        </draw:frame>
        <draw:frame presentation:style-name="pr16" draw:text-style-name="P38" draw:layer="layout" svg:width="5.428cm" svg:height="4.137cm" svg:x="7.788cm" svg:y="8.342cm" presentation:class="title" presentation:user-transformed="true">
          <draw:text-box>
            <text:p text:style-name="P1"><text:span text:style-name="T19"><text:line-break/></text:span><text:span text:style-name="T19">Lorem ipsum dolor sit amet, consectetuer adipiscing elit. Aliquam imperdiet lobortis metus. Phasellus nisi metus, tempes ac, porta nec, felis. </text:span></text:p>
          </draw:text-box>
        </draw:frame>
        <draw:frame presentation:style-name="pr16" draw:text-style-name="P40" draw:layer="layout" svg:width="5.428cm" svg:height="4.137cm" svg:x="14.787cm" svg:y="8.342cm" presentation:class="title" presentation:user-transformed="true">
          <draw:text-box>
            <text:p text:style-name="P39"><text:span text:style-name="T18"><text:line-break/></text:span><text:span text:style-name="T18">Lorem ipsum dolor sit amet, consectetuer adipiscing elit. Aliquam imperdiet lobortis metus. Phasellus nisi metus, tempes ac, porta nec, felis. </text:span></text:p>
          </draw:text-box>
        </draw:frame>
        <draw:frame presentation:style-name="pr16" draw:text-style-name="P41" draw:layer="layout" svg:width="5.428cm" svg:height="4.137cm" svg:x="21.786cm" svg:y="8.342cm" presentation:class="title" presentation:user-transformed="true">
          <draw:text-box>
            <text:p text:style-name="P1"><text:span text:style-name="T19"><text:line-break/></text:span><text:span text:style-name="T19">Lorem ipsum dolor sit amet, consectetuer adipiscing elit. Aliquam imperdiet lobortis metus. Phasellus nisi metus, tempes ac, porta nec, felis. </text:span></text:p>
          </draw:text-box>
        </draw:frame>
        <draw:frame presentation:style-name="pr17" draw:text-style-name="P42" draw:layer="layout" svg:width="4.399cm" svg:height="1.8cm" svg:x="1.302cm" svg:y="6.801cm" presentation:class="title" presentation:user-transformed="true">
          <draw:text-box>
            <text:p><text:span text:style-name="T20">Lorem</text:span></text:p>
          </draw:text-box>
        </draw:frame>
        <draw:frame presentation:style-name="pr17" draw:text-style-name="P42" draw:layer="layout" svg:width="4.399cm" svg:height="1.8cm" svg:x="8.303cm" svg:y="6.801cm" presentation:class="title" presentation:user-transformed="true">
          <draw:text-box>
            <text:p><text:span text:style-name="T20">Ipsum</text:span></text:p>
          </draw:text-box>
        </draw:frame>
        <draw:frame presentation:style-name="pr17" draw:text-style-name="P42" draw:layer="layout" svg:width="4.399cm" svg:height="1.8cm" svg:x="15.302cm" svg:y="6.801cm" presentation:class="title" presentation:user-transformed="true">
          <draw:text-box>
            <text:p><text:span text:style-name="T20">Dolor</text:span></text:p>
          </draw:text-box>
        </draw:frame>
        <draw:frame presentation:style-name="pr17" draw:text-style-name="P42" draw:layer="layout" svg:width="4.399cm" svg:height="1.8cm" svg:x="22.301cm" svg:y="6.801cm" presentation:class="title" presentation:user-transformed="true">
          <draw:text-box>
            <text:p><text:span text:style-name="T20">Sit</text:span></text:p>
          </draw:text-box>
        </draw:frame>
        <presentation:notes draw:style-name="dp2">
          <draw:page-thumbnail draw:style-name="gr4" draw:layer="layout" svg:width="19.798cm" svg:height="11.136cm" svg:x="0.6cm" svg:y="2.257cm" draw:page-number="7" presentation:class="page"/>
          <draw:frame presentation:style-name="pr18" draw:text-style-name="P9" draw:layer="layout" svg:width="16.799cm" svg:height="13.364cm" svg:x="2.1cm" svg:y="14.107cm" presentation:class="notes" presentation:placeholder="true">
            <draw:text-box/>
          </draw:frame>
        </presentation:notes>
      </draw:page>
      <draw:page draw:name="page8" draw:style-name="dp1" draw:master-page-name="Content_20_">
        <office:forms form:automatic-focus="false" form:apply-design-mode="false"/>
        <draw:path draw:style-name="gr24" draw:text-style-name="P43" draw:layer="layout" svg:width="4.883cm" svg:height="2.44cm" svg:x="17.723cm" svg:y="5.434cm" svg:viewBox="0 0 4884 2441" svg:d="M0 0c0 814 0 1627 0 2441 243 0 487 0 730 0 0-571 0-1141 0-1712 1142 0 2283 0 3425 0 0 571 0 1141 0 1712 243 0 486 0 729 0 0-814 0-1627 0-2441-1628 0-3256 0-4884 0z">
          <text:p/>
        </draw:path>
        <draw:g>
          <draw:path draw:style-name="gr25" draw:text-style-name="P36"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26" draw:text-style-name="P37"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27" draw:text-style-name="P12" draw:layer="layout" svg:width="1.228cm" svg:height="0cm" draw:transform="rotate (1.5707963267949) translate (20.2252883571429cm 5.43365504761905cm)" svg:viewBox="0 0 1229 0" svg:d="M0 0c410 0 819 0 1229 0">
            <text:p/>
          </draw:path>
          <draw:path draw:style-name="gr28" draw:text-style-name="P43" draw:layer="layout" svg:width="0.342cm" svg:height="0.342cm" svg:x="20.054cm" svg:y="4.034cm" svg:viewBox="0 0 343 343" svg:d="M343 171c0-30-8-59-23-85s-37-48-63-63-56-23-86-23-59 8-85 23-48 37-63 63-23 55-23 85c0 31 8 60 23 86s37 48 63 63 55 23 85 23 60-8 86-23 48-37 63-63 23-55 23-86z">
            <text:p/>
          </draw:path>
          <draw:path draw:style-name="gr29" draw:text-style-name="P44" draw:layer="layout" svg:width="0.342cm" svg:height="0.342cm" svg:x="20.054cm" svg:y="4.034cm" svg:viewBox="0 0 343 343" svg:d="M343 171c0-31-8-59-23-85s-37-48-63-63-56-23-86-23-59 8-85 23-48 37-63 63-23 54-23 85c0 30 8 60 23 86s37 48 63 63 55 23 85 23 60-8 86-23 48-37 63-63 23-56 23-86z">
            <text:p/>
          </draw:path>
        </draw:g>
        <draw:path draw:style-name="gr30" draw:text-style-name="P45"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31" draw:text-style-name="P13"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path draw:style-name="gr32" draw:text-style-name="P36"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37"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12" draw:layer="layout" svg:width="1.228cm" svg:height="0cm" draw:transform="rotate (-1.5707963267949) translate (16.02843825cm 10.316345015873cm)" svg:viewBox="0 0 1229 0" svg:d="M0 0c410 0 819 0 1229 0">
            <text:p/>
          </draw:path>
          <draw:path draw:style-name="gr35" draw:text-style-name="P45" draw:layer="layout" svg:width="0.342cm" svg:height="0.342cm" svg:x="15.856cm" svg:y="11.373cm" svg:viewBox="0 0 343 343" svg:d="M343 172c0 30-8 59-23 85s-37 48-63 63-55 23-85 23-60-8-86-23-48-37-63-63-23-55-23-85c0-31 8-60 23-86s37-48 63-63 56-23 86-23 59 8 85 23 48 37 63 63 23 55 23 86z">
            <text:p/>
          </draw:path>
          <draw:path draw:style-name="gr36" draw:text-style-name="P46" draw:layer="layout" svg:width="0.342cm" svg:height="0.342cm" svg:x="15.856cm" svg:y="11.373cm" svg:viewBox="0 0 343 343" svg:d="M343 172c0 30-8 59-23 85s-37 48-63 63-55 23-85 23-60-8-86-23-48-37-63-63-23-55-23-85c0-31 8-60 23-86s37-48 63-63 56-23 86-23 59 8 85 23 48 37 63 63 23 55 23 86z">
            <text:p/>
          </draw:path>
        </draw:g>
        <draw:g>
          <draw:path draw:style-name="gr37" draw:text-style-name="P36"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38" draw:text-style-name="P37"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39" draw:text-style-name="P12" draw:layer="layout" svg:width="1.227cm" svg:height="0cm" draw:transform="rotate (1.5707963267949) translate (11.8925859642857cm 5.43365504761905cm)" svg:viewBox="0 0 1228 0" svg:d="M0 0c409 0 819 0 1228 0">
            <text:p/>
          </draw:path>
          <draw:path draw:style-name="gr40" draw:text-style-name="P13" draw:layer="layout" svg:width="0.342cm" svg:height="0.342cm" svg:x="11.722cm" svg:y="4.034cm" svg:viewBox="0 0 343 343" svg:d="M343 172c0-31-8-60-23-86s-37-48-63-63-56-23-86-23-59 8-85 23-48 37-63 63-23 55-23 86c0 30 8 59 23 85s37 48 63 63 55 23 85 23 60-8 86-23 48-37 63-63 23-55 23-85z">
            <text:p/>
          </draw:path>
          <draw:path draw:style-name="gr41" draw:text-style-name="P47" draw:layer="layout" svg:width="0.342cm" svg:height="0.342cm" svg:x="11.722cm" svg:y="4.034cm" svg:viewBox="0 0 343 343" svg:d="M343 172c0-31-8-60-23-86s-37-48-63-63-56-23-86-23-59 8-85 23-48 37-63 63-23 55-23 86c0 30 8 59 23 85s37 48 63 63 55 23 85 23 60-8 86-23 48-37 63-63 23-55 23-85z">
            <text:p/>
          </draw:path>
        </draw:g>
        <draw:path draw:style-name="gr42" draw:text-style-name="P22"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path draw:style-name="gr32" draw:text-style-name="P36"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43" draw:text-style-name="P37"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44" draw:text-style-name="P12" draw:layer="layout" svg:width="1.228cm" svg:height="0cm" draw:transform="rotate (-1.5707963267949) translate (7.7057355cm 10.316345015873cm)" svg:viewBox="0 0 1229 0" svg:d="M0 0c410 0 819 0 1229 0">
            <text:p/>
          </draw:path>
          <draw:path draw:style-name="gr45" draw:text-style-name="P22"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46" draw:text-style-name="P48" draw:layer="layout" svg:width="0.342cm" svg:height="0.342cm" svg:x="7.534cm" svg:y="11.373cm" svg:viewBox="0 0 343 343" svg:d="M343 172c0 30-8 59-23 85s-37 48-63 63-55 23-85 23c-31 0-60-8-86-23s-48-37-63-63-23-55-23-85c0-31 8-60 23-86s37-48 63-63 55-23 86-23c30 0 59 8 85 23s48 37 63 63 23 55 23 86z">
            <text:p/>
          </draw:path>
        </draw:g>
        <draw:g>
          <draw:path draw:style-name="gr47" draw:text-style-name="P49"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48" draw:text-style-name="P50"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49" draw:text-style-name="P51"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path draw:style-name="gr50" draw:text-style-name="P52"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51" draw:text-style-name="P53"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52" draw:text-style-name="P54"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19" draw:text-style-name="P41" draw:layer="layout" svg:width="5.428cm" svg:height="3.457cm" svg:x="4.9cm" svg:y="11.404cm" presentation:class="title" presentation:user-transformed="true">
          <draw:text-box>
            <text:p text:style-name="P1"><text:span text:style-name="T19"><text:line-break/></text:span><text:span text:style-name="T19">Lorem ipsum dolor sit amet, consectetuer adipiscing elit. Aliquam imperdiet lobortis metus. Phasellus nisi metus, </text:span></text:p>
          </draw:text-box>
        </draw:frame>
        <draw:frame presentation:style-name="pr19" draw:text-style-name="P41" draw:layer="layout" svg:width="5.428cm" svg:height="3.457cm" svg:x="13.1cm" svg:y="11.408cm" presentation:class="title" presentation:user-transformed="true">
          <draw:text-box>
            <text:p text:style-name="P1"><text:span text:style-name="T19"><text:line-break/></text:span><text:span text:style-name="T19">Lorem ipsum dolor sit amet, consectetuer adipiscing elit. Aliquam imperdiet lobortis metus. Phasellus nisi metus, </text:span></text:p>
          </draw:text-box>
        </draw:frame>
        <draw:frame presentation:style-name="pr19" draw:text-style-name="P41" draw:layer="layout" svg:width="5.428cm" svg:height="3.457cm" svg:x="8.9cm" svg:y="0.521cm" presentation:class="title" presentation:user-transformed="true">
          <draw:text-box>
            <text:p text:style-name="P1"><text:span text:style-name="T19"><text:line-break/></text:span><text:span text:style-name="T19">Lorem ipsum dolor sit amet, consectetuer adipiscing elit. Aliquam imperdiet lobortis metus. Phasellus nisi metus, </text:span></text:p>
          </draw:text-box>
        </draw:frame>
        <draw:frame presentation:style-name="pr19" draw:text-style-name="P41" draw:layer="layout" svg:width="5.428cm" svg:height="3.457cm" svg:x="17.472cm" svg:y="0.321cm" presentation:class="title" presentation:user-transformed="true">
          <draw:text-box>
            <text:p text:style-name="P1"><text:span text:style-name="T19"><text:line-break/></text:span><text:span text:style-name="T19">Lorem ipsum dolor sit amet, consectetuer adipiscing elit. Aliquam imperdiet lobortis metus. Phasellus nisi metus, </text:span></text:p>
          </draw:text-box>
        </draw:frame>
        <draw:custom-shape draw:name="Simple" draw:style-name="gr53" draw:text-style-name="P56" draw:layer="layout" svg:width="3.023cm" svg:height="1.011cm" svg:x="23.2cm" svg:y="7.499cm">
          <text:p text:style-name="P55"><text:span text:style-name="T21">Ipsum </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54" draw:text-style-name="P57" draw:layer="layout" svg:width="3.023cm" svg:height="0.799cm" svg:x="1.8cm" svg:y="7.499cm">
          <text:p text:style-name="P55"><text:span text:style-name="T21">Lorem </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4" draw:layer="layout" svg:width="0.001cm" svg:height="0.001cm" svg:x="0cm" svg:y="2.257cm" draw:page-number="8" presentation:class="page"/>
          <draw:frame presentation:style-name="pr20" draw:text-style-name="P9" draw:layer="layout" svg:width="16.799cm" svg:height="13.364cm" svg:x="2.1cm" svg:y="14.107cm" presentation:class="notes" presentation:placeholder="true">
            <draw:text-box/>
          </draw:frame>
        </presentation:notes>
      </draw:page>
      <draw:page draw:name="page9" draw:style-name="dp1" draw:master-page-name="Content_20_">
        <office:forms form:automatic-focus="false" form:apply-design-mode="false"/>
        <draw:g>
          <draw:path draw:style-name="gr55" draw:text-style-name="P22" draw:layer="layout" svg:width="4.746cm" svg:height="0.689cm" svg:x="4.507cm" svg:y="7.505cm" svg:viewBox="0 0 4747 690" svg:d="M345 0c-191 0-345 153-345 345 0 191 154 345 345 345 115 0 230 0 345 0 69 0 138 0 207 0 1283 0 2567 0 3850 0 0-230 0-460 0-690-1283 0-2567 0-3850 0-69 0-138 0-207 0-115 0-230 0-345 0z">
            <text:p/>
          </draw:path>
          <draw:path draw:style-name="gr56" draw:text-style-name="P13" draw:layer="layout" svg:width="4.746cm" svg:height="0.689cm" svg:x="9.254cm" svg:y="7.505cm" svg:viewBox="0 0 4747 690" svg:d="M0 0c1582 0 3165 0 4747 0 0 230 0 460 0 690-1582 0-3165 0-4747 0 0-230 0-460 0-690z">
            <text:p/>
          </draw:path>
          <draw:path draw:style-name="gr57" draw:text-style-name="P45" draw:layer="layout" svg:width="4.746cm" svg:height="0.689cm" svg:x="14cm" svg:y="7.505cm" svg:viewBox="0 0 4747 690" svg:d="M0 0c1582 0 3165 0 4747 0 0 230 0 460 0 690-1582 0-3165 0-4747 0 0-230 0-460 0-690z">
            <text:p/>
          </draw:path>
          <draw:path draw:style-name="gr58" draw:text-style-name="P43" draw:layer="layout" svg:width="4.746cm" svg:height="0.689cm" svg:x="18.746cm" svg:y="7.505cm" svg:viewBox="0 0 4747 690" svg:d="M0 0c1582 0 3165 0 4747 0 0 230 0 460 0 690-1582 0-3165 0-4747 0 0-230 0-460 0-690z">
            <text:p/>
          </draw:path>
        </draw:g>
        <draw:g>
          <draw:path draw:style-name="gr59" draw:text-style-name="P12" draw:layer="layout" svg:width="1.016cm" svg:height="0.78cm" svg:x="9.006cm" svg:y="11.317cm" svg:viewBox="0 0 1017 781" svg:d="M0 0c0 260 0 521 0 781 339 0 678 0 1017 0">
            <text:p/>
          </draw:path>
          <draw:path draw:style-name="gr60" draw:text-style-name="P12" draw:layer="layout" svg:width="0.725cm" svg:height="0.501cm" svg:x="9.162cm" svg:y="11.441cm" svg:viewBox="0 0 726 502" svg:d="M0 502c95-95 191-191 286-286 16 59 31 117 47 176 131-131 262-261 393-392">
            <text:p/>
          </draw:path>
          <draw:path draw:style-name="gr61" draw:text-style-name="P36" draw:layer="layout" svg:width="0.13cm" svg:height="0.132cm" svg:x="9.833cm" svg:y="11.36cm" svg:viewBox="0 0 131 133" svg:d="M0 42c31 30 61 61 92 91 13-44 26-89 39-133-44 14-87 28-131 42z">
            <text:p/>
          </draw:path>
          <draw:path draw:style-name="gr55" draw:text-style-name="P22" draw:layer="layout" svg:width="2.632cm" svg:height="2.633cm" svg:x="8.188cm" svg:y="10.927cm" svg:viewBox="0 0 2633 2634" svg:d="M2633 1317c0 231-62 458-177 658-116 200-281 366-481 482-201 115-428 177-659 177s-458-62-658-177c-200-116-367-282-482-482-116-200-176-427-176-658s61-458 176-658c116-200 282-367 482-482 200-116 427-177 658-177s458 61 659 177c200 115 366 282 481 482 116 200 177 427 177 658z">
            <text:p/>
          </draw:path>
          <draw:path draw:style-name="gr62" draw:text-style-name="P12" draw:layer="layout" svg:width="2.847cm" svg:height="0cm" draw:transform="rotate (-1.5707963267949) translate (9.25366953571429cm 8.07948698412698cm)" svg:viewBox="0 0 2848 0" svg:d="M0 0c949 0 1899 0 2848 0">
            <text:p/>
          </draw:path>
          <draw:path draw:style-name="gr63" draw:text-style-name="P36" draw:layer="layout" svg:width="0.639cm" svg:height="0.64cm" svg:x="8.934cm" svg:y="7.554cm" svg:viewBox="0 0 640 641" svg:d="M640 320c0 57-15 112-43 161-28 48-68 89-117 117s-104 43-160 43-112-15-160-43c-49-28-89-69-117-117-28-49-43-104-43-161 0-56 15-111 43-160 28-48 68-89 117-117 48-28 104-43 160-43s111 15 160 43 89 69 117 117c28 49 43 104 43 160z">
            <text:p/>
          </draw:path>
          <draw:path draw:style-name="gr64" draw:text-style-name="P37" draw:layer="layout" svg:width="0.639cm" svg:height="0.64cm" svg:x="8.934cm" svg:y="7.554cm" svg:viewBox="0 0 640 641" svg:d="M640 320c0 56-15 112-43 161-28 48-68 89-117 117s-104 43-160 43-112-15-160-43c-49-28-89-69-117-117-28-49-43-105-43-161 0-57 15-112 43-160 28-49 68-89 117-117 48-28 104-43 160-43s111 15 160 43 89 68 117 117c28 48 43 103 43 160z">
            <text:p/>
          </draw:path>
          <draw:path draw:style-name="gr65" draw:text-style-name="P37" draw:layer="layout" svg:width="2.632cm" svg:height="2.633cm" svg:x="7.937cm" svg:y="10.927cm" svg:viewBox="0 0 2633 2634" svg:d="M2633 1317c0 231-61 458-176 658-116 200-282 366-482 482-200 115-427 177-658 177s-458-62-658-177c-201-116-367-282-482-482-116-200-177-427-177-658s61-458 177-658c115-200 281-367 482-482 200-116 427-177 658-177s458 61 658 177c200 115 366 282 482 482 115 200 176 427 176 658z">
            <text:p/>
          </draw:path>
        </draw:g>
        <draw:g>
          <draw:path draw:style-name="gr25" draw:text-style-name="P36" draw:layer="layout" svg:width="0.64cm" svg:height="0.64cm" svg:x="13.68cm" svg:y="7.554cm" svg:viewBox="0 0 641 641" svg:d="M641 320c0 57-15 112-43 161-28 48-69 89-117 117-49 28-105 43-161 43-57 0-112-15-160-43-49-28-89-69-117-117-28-49-43-104-43-161 0-56 15-111 43-160 28-48 68-89 117-117 48-28 104-43 160-43 57 0 112 15 161 43 48 28 89 69 117 117 28 49 43 104 43 160z">
            <text:p/>
          </draw:path>
          <draw:path draw:style-name="gr66" draw:text-style-name="P37" draw:layer="layout" svg:width="0.64cm" svg:height="0.64cm" svg:x="13.68cm" svg:y="7.554cm" svg:viewBox="0 0 641 641" svg:d="M641 320c0 56-15 112-43 161-28 48-69 89-117 117-49 28-105 43-161 43-57 0-112-15-160-43-49-28-89-69-117-117-28-49-43-105-43-161 0-57 15-112 43-160 28-49 68-89 117-117 48-28 103-43 160-43 56 0 112 15 161 43 48 28 89 68 117 117 28 48 43 103 43 160z">
            <text:p/>
          </draw:path>
          <draw:path draw:style-name="gr67" draw:text-style-name="P12" draw:layer="layout" svg:width="2.848cm" svg:height="0cm" draw:transform="rotate (1.5707963267949) translate (14.0005cm 7.50452349206349cm)" svg:viewBox="0 0 2849 0" svg:d="M0 0c950 0 1899 0 2849 0">
            <text:p/>
          </draw:path>
          <draw:path draw:style-name="gr68" draw:text-style-name="P13" draw:layer="layout" svg:width="2.632cm" svg:height="2.632cm" svg:x="12.909cm" svg:y="2.077cm" svg:viewBox="0 0 2633 2633" svg:d="M2633 1316c0 231-61 457-176 658-116 200-282 366-482 482-200 115-427 177-658 177s-459-62-659-177c-201-116-367-282-482-482-116-201-176-427-176-658s61-458 176-658c116-200 281-366 482-482 200-116 428-176 659-176s458 60 658 176 366 282 482 482c115 200 176 427 176 658z">
            <text:p/>
          </draw:path>
          <draw:path draw:style-name="gr69" draw:text-style-name="P47" draw:layer="layout" svg:width="2.632cm" svg:height="2.632cm" svg:x="12.684cm" svg:y="2.023cm" svg:viewBox="0 0 2633 2633" svg:d="M2633 1316c0-231-61-458-176-658-116-200-282-367-482-482-200-116-428-176-659-176-232 0-458 60-658 176-200 115-367 282-482 482-116 200-176 427-176 658s60 458 176 659c115 200 282 365 482 481 200 115 426 177 658 177 231 0 459-61 659-177 200-115 366-281 482-481 115-201 176-428 176-659z">
            <text:p/>
          </draw:path>
        </draw:g>
        <draw:g>
          <draw:path draw:style-name="gr63" draw:text-style-name="P36" draw:layer="layout" svg:width="0.639cm" svg:height="0.639cm" svg:x="18.426cm" svg:y="7.505cm" svg:viewBox="0 0 640 640" svg:d="M640 320c0 56-15 111-43 160-28 48-69 89-117 117-49 28-104 43-160 43s-111-15-160-43-89-69-117-117c-28-49-43-104-43-160s15-112 43-160c28-49 68-90 117-118 49-29 104-42 160-42s111 13 160 42c48 28 89 69 117 118 28 48 43 104 43 160z">
            <text:p/>
          </draw:path>
          <draw:path draw:style-name="gr70" draw:text-style-name="P37" draw:layer="layout" svg:width="0.639cm" svg:height="0.639cm" svg:x="18.426cm" svg:y="7.505cm" svg:viewBox="0 0 640 640" svg:d="M640 320c0 56-15 111-43 160-28 48-69 89-117 117-49 28-104 43-160 43s-111-15-160-43-89-69-117-117c-28-49-43-104-43-160s15-112 43-160c28-49 68-90 117-118 49-29 104-42 160-42s111 13 160 42c48 28 89 69 117 118 28 48 43 104 43 160z">
            <text:p/>
          </draw:path>
          <draw:path draw:style-name="gr71" draw:text-style-name="P12" draw:layer="layout" svg:width="2.847cm" svg:height="0cm" draw:transform="rotate (-1.5707963267949) translate (18.7463305cm 8.07948698412698cm)" svg:viewBox="0 0 2848 0" svg:d="M0 0c949 0 1899 0 2848 0">
            <text:p/>
          </draw:path>
          <draw:path draw:style-name="gr72" draw:text-style-name="P45" draw:layer="layout" svg:width="2.632cm" svg:height="2.632cm" svg:x="17.621cm" svg:y="10.888cm" svg:viewBox="0 0 2633 2633" svg:d="M2633 1317c0 231-62 458-177 658-116 200-282 366-482 482-201 115-427 176-658 176s-458-61-658-176c-200-116-367-282-482-482-116-200-176-427-176-658s60-458 176-659c115-200 282-367 482-482 200-116 427-176 658-176s457 60 658 176c200 115 367 282 482 482 116 201 177 428 177 659z">
            <text:p/>
          </draw:path>
          <draw:path draw:style-name="gr73" draw:text-style-name="P46" draw:layer="layout" svg:width="2.632cm" svg:height="2.633cm" svg:x="17.43cm" svg:y="10.927cm" svg:viewBox="0 0 2633 2634" svg:d="M2633 1317c0 231-62 458-177 658-116 200-282 366-482 482-201 115-427 177-658 177s-458-62-658-177c-200-116-366-282-482-482s-176-427-176-658 60-458 176-658 282-367 482-482c200-116 427-177 658-177s457 61 658 177c200 115 366 282 482 482 115 200 177 427 177 658z">
            <text:p/>
          </draw:path>
        </draw:g>
        <draw:g>
          <draw:path draw:style-name="gr74" draw:text-style-name="P36" draw:layer="layout" svg:width="0.639cm" svg:height="0.639cm" svg:x="23.173cm" svg:y="7.505cm" svg:viewBox="0 0 640 640" svg:d="M640 320c0 56-15 111-43 160-28 48-68 89-117 117s-104 43-160 43-112-15-160-43c-49-28-89-69-117-117-29-49-43-104-43-160s14-112 43-160c28-49 68-90 117-118 48-29 104-42 160-42s111 13 160 42c49 28 89 69 117 118 28 48 43 104 43 160z">
            <text:p/>
          </draw:path>
          <draw:path draw:style-name="gr75" draw:text-style-name="P37" draw:layer="layout" svg:width="0.639cm" svg:height="0.639cm" svg:x="23.173cm" svg:y="7.505cm" svg:viewBox="0 0 640 640" svg:d="M640 320c0 56-15 111-43 160-28 48-68 89-117 117s-104 43-160 43-112-15-160-43c-49-28-89-69-117-117-29-49-43-104-43-160s14-112 43-160c28-49 68-90 117-118 48-29 104-42 160-42s111 13 160 42c49 28 89 69 117 118 28 48 43 104 43 160z">
            <text:p/>
          </draw:path>
          <draw:path draw:style-name="gr76" draw:text-style-name="P12" draw:layer="layout" svg:width="2.848cm" svg:height="0cm" draw:transform="rotate (1.5707963267949) translate (23.4931609642857cm 7.50452349206349cm)" svg:viewBox="0 0 2849 0" svg:d="M0 0c950 0 1899 0 2849 0">
            <text:p/>
          </draw:path>
          <draw:path draw:style-name="gr77" draw:text-style-name="P43" draw:layer="layout" svg:width="2.633cm" svg:height="2.632cm" svg:x="22.362cm" svg:y="2.023cm" svg:viewBox="0 0 2634 2633" svg:d="M2634 1316c0 231-62 458-177 659-116 200-282 365-482 481-200 115-427 177-658 177s-458-62-658-177c-200-116-367-281-482-481-116-201-177-428-177-659s61-458 177-658c115-200 282-367 482-482 200-116 427-176 658-176s458 60 658 176c200 115 367 282 482 482 116 200 177 427 177 658z">
            <text:p/>
          </draw:path>
          <draw:path draw:style-name="gr78" draw:text-style-name="P44" draw:layer="layout" svg:width="2.632cm" svg:height="2.632cm" svg:x="22.176cm" svg:y="2.023cm" svg:viewBox="0 0 2633 2633" svg:d="M2633 1316c0-231-60-458-176-658s-282-367-482-482c-200-116-427-176-658-176s-459 60-659 176c-201 115-366 282-481 482-116 200-177 427-177 658s61 458 177 659c115 200 280 365 481 481 200 115 428 177 659 177s458-61 658-177c200-115 366-281 482-481 116-201 176-428 176-659z">
            <text:p/>
          </draw:path>
        </draw:g>
        <draw:frame presentation:style-name="pr19" draw:text-style-name="P41" draw:layer="layout" svg:width="5.428cm" svg:height="3.457cm" svg:x="2.573cm" svg:y="8.272cm" presentation:class="title" presentation:user-transformed="true">
          <draw:text-box>
            <text:p text:style-name="P1"><text:span text:style-name="T19"><text:line-break/></text:span><text:span text:style-name="T19">Lorem ipsum dolor sit amet, consectetuer adipiscing elit. Aliquam imperdiet lobortis metus. Phasellus nisi metus, </text:span></text:p>
          </draw:text-box>
        </draw:frame>
        <draw:frame presentation:style-name="pr19" draw:text-style-name="P41" draw:layer="layout" svg:width="5.428cm" svg:height="3.457cm" svg:x="7.173cm" svg:y="3.823cm" presentation:class="title" presentation:user-transformed="true">
          <draw:text-box>
            <text:p text:style-name="P1"><text:span text:style-name="T19"><text:line-break/></text:span><text:span text:style-name="T19">Lorem ipsum dolor sit amet, consectetuer adipiscing elit. Aliquam imperdiet lobortis metus. Phasellus nisi metus, </text:span></text:p>
          </draw:text-box>
        </draw:frame>
        <draw:frame presentation:style-name="pr19" draw:text-style-name="P41" draw:layer="layout" svg:width="5.428cm" svg:height="3.457cm" svg:x="11.773cm" svg:y="8.272cm" presentation:class="title" presentation:user-transformed="true">
          <draw:text-box>
            <text:p text:style-name="P1"><text:span text:style-name="T19"><text:line-break/></text:span><text:span text:style-name="T19">Lorem ipsum dolor sit amet, consectetuer adipiscing elit. Aliquam imperdiet lobortis metus. Phasellus nisi metus, </text:span></text:p>
          </draw:text-box>
        </draw:frame>
        <draw:frame presentation:style-name="pr19" draw:text-style-name="P41" draw:layer="layout" svg:width="5.428cm" svg:height="3.457cm" svg:x="16.934cm" svg:y="3.92cm" presentation:class="title" presentation:user-transformed="true">
          <draw:text-box>
            <text:p text:style-name="P1"><text:span text:style-name="T19"><text:line-break/></text:span><text:span text:style-name="T19">Lorem ipsum dolor sit amet, consectetuer adipiscing elit. Aliquam imperdiet lobortis metus. Phasellus nisi metus, </text:span></text:p>
          </draw:text-box>
        </draw:frame>
        <draw:frame presentation:style-name="pr21" draw:text-style-name="P58" draw:layer="layout" svg:width="4.6cm" svg:height="1.813cm" svg:x="7.584cm" svg:y="2.965cm" presentation:class="title" presentation:user-transformed="true">
          <draw:text-box>
            <text:p text:style-name="P1"><text:span text:style-name="T22">Lorem</text:span></text:p>
          </draw:text-box>
        </draw:frame>
        <draw:frame presentation:style-name="pr21" draw:text-style-name="P59" draw:layer="layout" svg:width="4.6cm" svg:height="1.813cm" svg:x="17.201cm" svg:y="2.965cm" presentation:class="title" presentation:user-transformed="true">
          <draw:text-box>
            <text:p text:style-name="P1"><text:span text:style-name="T23">Ipsum</text:span></text:p>
          </draw:text-box>
        </draw:frame>
        <draw:frame draw:style-name="gr79" draw:text-style-name="P60" draw:layer="layout" svg:width="4.6cm" svg:height="1.457cm" svg:x="12.121cm" svg:y="11.608cm">
          <draw:text-box>
            <text:p text:style-name="P10"><text:span text:style-name="T24">Sit</text:span></text:p>
          </draw:text-box>
        </draw:frame>
        <draw:frame draw:style-name="gr80" draw:text-style-name="P62" draw:layer="layout" svg:width="4.6cm" svg:height="1.457cm" svg:x="3.001cm" svg:y="11.608cm">
          <draw:text-box>
            <text:p text:style-name="P61"><text:span text:style-name="T25">Dolor</text:span></text:p>
          </draw:text-box>
        </draw:frame>
        <presentation:notes draw:style-name="dp2">
          <draw:page-thumbnail draw:style-name="gr4" draw:layer="layout" svg:width="0.001cm" svg:height="0.001cm" svg:x="0cm" svg:y="2.257cm" draw:page-number="9" presentation:class="page"/>
          <draw:frame presentation:style-name="pr22" draw:text-style-name="P9" draw:layer="layout" svg:width="16.799cm" svg:height="13.364cm" svg:x="2.1cm" svg:y="14.107cm" presentation:class="notes" presentation:placeholder="true">
            <draw:text-box/>
          </draw:frame>
        </presentation:notes>
      </draw:page>
      <draw:page draw:name="page10" draw:style-name="dp1" draw:master-page-name="Insert_20_Picture">
        <office:forms form:automatic-focus="false" form:apply-design-mode="false"/>
        <draw:path draw:style-name="gr81" draw:text-style-name="P63" draw:layer="layout" svg:width="11.648cm" svg:height="11.647cm" svg:x="13.901cm" svg:y="1.882cm" svg:viewBox="0 0 11649 11648" svg:d="M0 0c3883 0 7766 0 11649 0 0 3883 0 7765 0 11648-3883 0-7766 0-11649 0 0-3883 0-7765 0-11648z">
          <text:p/>
        </draw:path>
        <draw:frame presentation:style-name="pr23" draw:text-style-name="P64" draw:layer="layout" svg:width="7.862cm" svg:height="3.102cm" svg:x="1.178cm" svg:y="6.459cm" presentation:class="title" presentation:user-transformed="true">
          <draw:text-box>
            <text:p text:style-name="P23"><text:span text:style-name="T19"><text:line-break/></text:span><text:span text:style-name="T19">Lorem ipsum dolor sit amet, consectetuer adipiscing elit. Aliquam imperdiet lobortis metus. Phasellus nisi metus, tempes ac, porta nec, felis. </text:span></text:p>
          </draw:text-box>
        </draw:frame>
        <draw:frame draw:style-name="gr82" draw:text-style-name="P65" draw:layer="layout" svg:width="5.027cm" svg:height="0.924cm" svg:x="13cm" svg:y="14.385cm">
          <draw:text-box>
            <text:p><text:span text:style-name="T26">Work by: Falia Vicky</text:span></text:p>
          </draw:text-box>
        </draw:frame>
        <presentation:notes draw:style-name="dp2">
          <draw:page-thumbnail draw:style-name="gr4" draw:layer="layout" svg:width="0.001cm" svg:height="0.001cm" svg:x="0cm" svg:y="2.257cm" draw:page-number="10" presentation:class="page"/>
          <draw:frame presentation:style-name="pr24" draw:text-style-name="P9" draw:layer="layout" svg:width="16.799cm" svg:height="13.364cm" svg:x="2.1cm" svg:y="14.107cm" presentation:class="notes" presentation:placeholder="true">
            <draw:text-box/>
          </draw:frame>
        </presentation:notes>
      </draw:page>
      <draw:page draw:name="page11" draw:style-name="dp1" draw:master-page-name="Insert_20_Picture_20_1">
        <office:forms form:automatic-focus="false" form:apply-design-mode="false"/>
        <draw:path draw:style-name="gr83" draw:text-style-name="P47" draw:layer="layout" svg:width="10.386cm" svg:height="11.163cm" svg:x="2.618cm" svg:y="2.291cm" svg:viewBox="0 0 10387 11164" svg:d="M0 0c3462 0 6924 0 10387 0 0 3721 0 7443 0 11164-3463 0-6925 0-10387 0 0-3721 0-7443 0-11164z">
          <text:p/>
        </draw:path>
        <draw:path draw:style-name="gr84" draw:text-style-name="P66" draw:layer="layout" svg:width="10.852cm" svg:height="11.664cm" svg:x="2.385cm" svg:y="2.041cm" svg:viewBox="0 0 10853 11665" svg:d="M0 0c3618 0 7235 0 10853 0 0 3888 0 7777 0 11665-3618 0-7235 0-10853 0 0-3888 0-7777 0-11665z">
          <text:p/>
        </draw:path>
        <draw:path draw:style-name="gr85" draw:text-style-name="P67"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86" draw:text-style-name="P37" draw:layer="layout" svg:width="10.852cm" svg:height="11.664cm" svg:x="2.385cm" svg:y="2.041cm" svg:viewBox="0 0 10853 11665" svg:d="M0 0c3618 0 7235 0 10853 0 0 3888 0 7777 0 11665-3618 0-7235 0-10853 0 0-3888 0-7777 0-11665z">
          <text:p/>
        </draw:path>
        <draw:frame presentation:style-name="pr25" draw:text-style-name="P68" draw:layer="layout" svg:width="13.185cm" svg:height="2.978cm" svg:x="11.372cm" svg:y="3.386cm" presentation:class="title" presentation:user-transformed="true">
          <draw:text-box>
            <text:p text:style-name="P23"><text:span text:style-name="T27">Lorem</text:span></text:p>
          </draw:text-box>
        </draw:frame>
        <draw:frame presentation:style-name="pr26" draw:text-style-name="P64" draw:layer="layout" svg:width="7.862cm" svg:height="3.102cm" svg:x="16.772cm" svg:y="6.364cm" presentation:class="title" presentation:user-transformed="true">
          <draw:text-box>
            <text:p text:style-name="P23"><text:span text:style-name="T19"><text:line-break/></text:span><text:span text:style-name="T19">Lorem ipsum dolor sit amet, consectetuer adipiscing elit. Aliquam imperdiet lobortis metus. Phasellus nisi metus, tempes ac, porta nec, felis. </text:span></text:p>
          </draw:text-box>
        </draw:frame>
        <draw:frame draw:style-name="gr87" draw:text-style-name="P65" draw:layer="layout" svg:width="6.551cm" svg:height="0.924cm" svg:x="1.895cm" svg:y="14.3cm">
          <draw:text-box>
            <text:p><text:span text:style-name="T26">Work by: Muhammad Aria</text:span></text:p>
          </draw:text-box>
        </draw:frame>
        <presentation:notes draw:style-name="dp2">
          <draw:page-thumbnail draw:style-name="gr4" draw:layer="layout" svg:width="0.001cm" svg:height="0.001cm" svg:x="0cm" svg:y="2.257cm" draw:page-number="11" presentation:class="page"/>
          <draw:frame presentation:style-name="pr27" draw:text-style-name="P9" draw:layer="layout" svg:width="16.799cm" svg:height="13.364cm" svg:x="2.1cm" svg:y="14.107cm" presentation:class="notes" presentation:placeholder="true">
            <draw:text-box/>
          </draw:frame>
        </presentation:notes>
      </draw:page>
      <draw:page draw:name="page12" draw:style-name="dp1" draw:master-page-name="Topic_20_title_20_3">
        <office:forms form:automatic-focus="false" form:apply-design-mode="false"/>
        <draw:polygon draw:style-name="gr19" draw:text-style-name="P32" draw:layer="layout" svg:width="3.111cm" svg:height="3.111cm" svg:x="3.238cm" svg:y="5.90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6">3</text:span></text:p>
        </draw:polygon>
        <draw:frame presentation:style-name="pr28" draw:text-style-name="P69" draw:layer="layout" svg:width="11.279cm" svg:height="2.596cm" svg:x="0.151cm" svg:y="6.294cm" presentation:class="title" presentation:user-transformed="true">
          <draw:text-box>
            <text:p text:style-name="P23"><text:span text:style-name="T28">Intro</text:span></text:p>
          </draw:text-box>
        </draw:frame>
        <presentation:notes draw:style-name="dp2">
          <draw:page-thumbnail draw:style-name="gr4" draw:layer="layout" svg:width="0.001cm" svg:height="0.001cm" svg:x="0cm" svg:y="2.257cm" draw:page-number="12" presentation:class="page"/>
          <draw:frame presentation:style-name="pr29" draw:text-style-name="P9" draw:layer="layout" svg:width="16.799cm" svg:height="13.364cm" svg:x="2.1cm" svg:y="14.107cm" presentation:class="notes" presentation:placeholder="true">
            <draw:text-box/>
          </draw:frame>
        </presentation:notes>
      </draw:page>
      <draw:page draw:name="page13" draw:style-name="dp1" draw:master-page-name="Topic_20_Title_20_1_5f_" presentation:presentation-page-layout-name="AL2T1">
        <office:forms form:automatic-focus="false" form:apply-design-mode="false"/>
        <draw:frame presentation:style-name="pr10" draw:text-style-name="P29" draw:layer="layout" svg:width="10.8cm" svg:height="2.888cm" svg:x="12.7cm" svg:y="4.742cm" presentation:class="title" presentation:user-transformed="true">
          <draw:text-box>
            <text:p text:style-name="P23"><text:span text:style-name="T13">Cases</text:span></text:p>
          </draw:text-box>
        </draw:frame>
        <draw:polygon draw:style-name="gr17" draw:text-style-name="P28"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2">4</text:span></text:p>
        </draw:polygon>
        <presentation:notes draw:style-name="dp2">
          <draw:page-thumbnail draw:style-name="gr4" draw:layer="layout" svg:width="19.798cm" svg:height="11.136cm" svg:x="0.6cm" svg:y="2.257cm" draw:page-number="13" presentation:class="page"/>
          <draw:frame presentation:style-name="pr11" draw:text-style-name="P9" draw:layer="layout" svg:width="16.799cm" svg:height="13.364cm" svg:x="2.1cm" svg:y="14.107cm" presentation:class="notes" presentation:placeholder="true">
            <draw:text-box/>
          </draw:frame>
        </presentation:notes>
      </draw:page>
      <draw:page draw:name="page14" draw:style-name="dp1" draw:master-page-name="Topic_20_Title_20_2_5f_">
        <office:forms form:automatic-focus="false" form:apply-design-mode="false"/>
        <draw:frame presentation:style-name="pr14" draw:text-style-name="P31" draw:layer="layout" svg:width="10.8cm" svg:height="4.903cm" svg:x="6.98cm" svg:y="3.81cm" presentation:class="title" presentation:user-transformed="true">
          <draw:text-box>
            <text:p text:style-name="P5"><text:span text:style-name="T15">Weitere</text:span><text:span text:style-name="T15"><text:line-break/></text:span><text:span text:style-name="T15">Tactics</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6">5</text:span></text:p>
        </draw:polygon>
        <presentation:notes draw:style-name="dp2">
          <draw:page-thumbnail draw:style-name="gr4" draw:layer="layout" svg:width="0.001cm" svg:height="0.001cm" svg:x="0cm" svg:y="2.257cm" draw:page-number="14" presentation:class="page"/>
          <draw:frame presentation:style-name="pr15" draw:text-style-name="P33" draw:layer="layout" svg:width="16.799cm" svg:height="13.364cm" svg:x="2.1cm" svg:y="14.107cm" presentation:class="notes" presentation:placeholder="true">
            <draw:text-box/>
          </draw:frame>
        </presentation:notes>
      </draw:page>
      <draw:page draw:name="page15" draw:style-name="dp1" draw:master-page-name="Content_20_">
        <office:forms form:automatic-focus="false" form:apply-design-mode="false"/>
        <draw:path draw:style-name="gr20" draw:text-style-name="P36" draw:layer="layout" svg:width="5.804cm" svg:height="5.804cm" svg:x="11.347cm" svg:y="5.066cm" svg:viewBox="0 0 5805 5805" svg:d="M5782 3272c-65 506-262 985-570 1390-310 405-720 722-1190 919-470 196-983 265-1489 201-505-65-985-262-1390-570-406-310-722-720-918-1190-197-470-266-983-201-1489 64-505 261-985 571-1390 308-406 717-722 1188-918 470-197 984-266 1489-201 506 64 985 262 1390 571 405 308 723 718 919 1189 196 469 265 983 201 1488z">
          <text:p/>
        </draw:path>
        <draw:path draw:style-name="gr88" draw:text-style-name="P18" draw:layer="layout" svg:width="1.822cm" svg:height="2.895cm" svg:x="14.242cm" svg:y="5.105cm" svg:viewBox="0 0 1823 2896" svg:d="M189 0c314 20 622 92 913 211 260 106 503 250 721 426-608 753-1215 1506-1823 2259 63-965 126-1931 189-2896z">
          <text:p/>
        </draw:path>
        <draw:path draw:style-name="gr89" draw:text-style-name="P70" draw:layer="layout" svg:width="2.885cm" svg:height="1.913cm" svg:x="14.222cm" svg:y="6.072cm" svg:viewBox="0 0 2886 1914" svg:d="M2182 0c207 236 374 505 496 795 107 259 178 532 208 811-962 103-1924 206-2886 308 728-638 1454-1276 2182-1914z">
          <text:p/>
        </draw:path>
        <draw:path draw:style-name="gr90" draw:text-style-name="P71" draw:layer="layout" svg:width="1.913cm" svg:height="2.885cm" svg:x="14.232cm" svg:y="7.941cm" svg:viewBox="0 0 1914 2886" svg:d="M1914 2182c-236 207-504 375-794 496-260 108-532 178-812 208-103-962-206-1924-308-2886 638 728 1276 1454 1914 2182z">
          <text:p/>
        </draw:path>
        <draw:path draw:style-name="gr91" draw:text-style-name="P13" draw:layer="layout" svg:width="1.823cm" svg:height="2.896cm" svg:x="12.434cm" svg:y="7.936cm" svg:viewBox="0 0 1824 2897" svg:d="M1634 2897c-314-21-621-92-913-212-259-106-502-250-721-426 608-753 1216-1506 1824-2259-63 965-127 1932-190 2897z">
          <text:p/>
        </draw:path>
        <draw:path draw:style-name="gr92" draw:text-style-name="P72" draw:layer="layout" svg:width="2.886cm" svg:height="1.913cm" svg:x="11.392cm" svg:y="7.951cm" svg:viewBox="0 0 2887 1914" svg:d="M704 1914c-207-236-374-504-496-794-108-260-178-532-208-812 962-103 1925-206 2887-308-728 638-1456 1276-2183 1914z">
          <text:p/>
        </draw:path>
        <draw:path draw:style-name="gr15" draw:text-style-name="P22" draw:layer="layout" svg:width="2.896cm" svg:height="1.822cm" svg:x="11.385cm" svg:y="6.154cm" svg:viewBox="0 0 2897 1823" svg:d="M0 1633c21-313 92-621 212-912 106-260 250-503 426-721 753 608 1506 1215 2259 1823-965-63-1932-127-2897-190z">
          <text:p/>
        </draw:path>
        <draw:path draw:style-name="gr93" draw:text-style-name="P73" draw:layer="layout" svg:width="1.913cm" svg:height="2.886cm" svg:x="12.353cm" svg:y="5.111cm" svg:viewBox="0 0 1914 2887" svg:d="M0 704c236-207 505-374 795-496 259-108 532-178 811-208 103 962 206 1925 308 2887-638-728-1276-1456-1914-2183z">
          <text:p/>
        </draw:path>
        <draw:path draw:style-name="gr94" draw:text-style-name="P16" draw:layer="layout" svg:width="2.896cm" svg:height="1.822cm" svg:x="14.217cm" svg:y="7.961cm" svg:viewBox="0 0 2897 1823" svg:d="M2897 189c-21 314-92 622-212 913-106 260-250 503-426 721-753-608-1506-1215-2259-1823 965 63 1932 126 2897 189z">
          <text:p/>
        </draw:path>
        <draw:path draw:style-name="gr95" draw:text-style-name="P74" draw:layer="layout" svg:width="5.182cm" svg:height="5.182cm" svg:x="11.659cm" svg:y="5.378cm" svg:viewBox="0 0 5183 5183" svg:d="M5162 2921c-58 452-234 879-509 1241-276 361-642 645-1062 821-419 175-878 236-1330 179-451-58-878-234-1240-509-362-276-645-642-821-1062-175-419-237-879-179-1330s234-879 509-1241c276-362 643-645 1062-820 420-175 878-237 1330-179 451 58 878 234 1240 510 362 275 646 642 821 1061 175 420 237 878 179 1329z">
          <text:p/>
        </draw:path>
        <draw:g>
          <draw:path draw:style-name="gr96" draw:text-style-name="P12" draw:layer="layout" svg:width="2.461cm" svg:height="0.242cm" draw:transform="rotate (0.0642281164733913) translate (8.73544184106082cm 9.11379592710036cm)" svg:viewBox="0 0 2462 243" svg:d="M2462 243c-121 0-1641-162-2462-243">
            <text:p/>
          </draw:path>
          <draw:path draw:style-name="gr97" draw:text-style-name="P22" draw:layer="layout" svg:width="0.243cm" svg:height="0.242cm" svg:x="11.104cm" svg:y="9.062cm" svg:viewBox="0 0 244 243" svg:d="M243 134c-3 22-10 42-23 59-12 17-29 31-49 40-19 8-41 11-62 9s-42-9-58-22c-18-13-32-29-41-49-8-20-12-41-9-62 2-22 9-43 23-59 12-18 28-31 48-40 19-8 41-12 63-9 21 2 41 9 58 22 18 12 31 29 40 49 8 20 12 41 10 62z">
            <text:p/>
          </draw:path>
        </draw:g>
        <draw:g>
          <draw:path draw:style-name="gr96" draw:text-style-name="P12" draw:layer="layout" svg:width="2.736cm" svg:height="-0.001cm" draw:transform="rotate (-0.234223185617639) translate (8.45337893791528cm 6.30155661987995cm)" svg:viewBox="0 0 2737 0" svg:d="M2737 0c-912 0-1825 0-2737 0">
            <text:p/>
          </draw:path>
          <draw:path draw:style-name="gr97" draw:text-style-name="P22" draw:layer="layout" svg:width="0.242cm" svg:height="0.243cm" svg:x="10.921cm" svg:y="6.806cm" svg:viewBox="0 0 243 244" svg:d="M1 135c2 21 9 41 23 58 12 18 28 31 49 40 19 8 40 12 62 10 21-3 41-10 58-23 18-12 31-29 40-49 8-19 11-41 10-62-3-21-10-42-23-58-12-18-29-32-49-41-19-8-41-12-62-9-21 2-41 9-58 23-18 12-32 28-41 48-8 20-12 41-9 63z">
            <text:p/>
          </draw:path>
        </draw:g>
        <draw:g>
          <draw:path draw:style-name="gr96" draw:text-style-name="P12" draw:layer="layout" svg:width="4.133cm" svg:height="0.727cm" draw:transform="rotate (-0.422369678982628) translate (9.30924780548699cm 2.79449885472697cm)" svg:viewBox="0 0 4134 728" svg:d="M4134 559c-164-186-329-373-494-559-1213 243-2426 485-3640 728">
            <text:p/>
          </draw:path>
          <draw:path draw:style-name="gr97" draw:text-style-name="P22" draw:layer="layout" svg:width="0.241cm" svg:height="0.242cm" svg:x="12.71cm" svg:y="4.834cm" svg:viewBox="0 0 242 243" svg:d="M242 134c-3 22-10 42-23 59-12 17-29 31-49 40-19 8-40 11-62 9-21-2-41-9-59-22-17-13-30-29-39-49s-11-41-9-62c1-22 9-43 21-59 13-18 30-31 49-40 20-8 41-12 62-9 21 2 42 9 59 22 18 12 31 29 40 49s12 41 10 62z">
            <text:p/>
          </draw:path>
        </draw:g>
        <draw:g>
          <draw:path draw:style-name="gr96" draw:text-style-name="P12" draw:layer="layout" svg:width="3.784cm" svg:height="0.621cm" draw:transform="skewX (-0.00157079632679492) rotate (0.30473448739821) translate (9.05706310160867cm 12.254745666688cm)" svg:viewBox="0 0 3785 622" svg:d="M3785 63c-166 186-331 373-496 559-1096-207-2193-414-3289-622">
            <text:p/>
          </draw:path>
          <draw:path draw:style-name="gr97" draw:text-style-name="P22" draw:layer="layout" svg:width="0.241cm" svg:height="0.242cm" svg:x="12.614cm" svg:y="10.943cm" svg:viewBox="0 0 242 243" svg:d="M242 134c-3 21-10 41-23 58-12 17-29 32-49 41-19 8-40 11-62 9-21-2-41-10-59-23-17-13-30-28-39-48s-11-41-9-62c1-22 9-42 21-59 13-18 30-31 49-40 20-8 41-12 62-9 21 2 42 9 59 22 18 12 31 29 40 49 9 19 12 41 10 62z">
            <text:p/>
          </draw:path>
        </draw:g>
        <draw:g>
          <draw:path draw:style-name="gr98" draw:text-style-name="P12" draw:layer="layout" svg:width="2.422cm" svg:height="0cm" draw:transform="rotate (0.173834793498635) translate (17.2892035157545cm 6.93684551094895cm)" svg:viewBox="0 0 2423 0" svg:d="M0 0c808 0 1615 0 2423 0">
            <text:p/>
          </draw:path>
          <draw:path draw:style-name="gr97" draw:text-style-name="P22" draw:layer="layout" svg:width="0.242cm" svg:height="0.243cm" svg:x="17.136cm" svg:y="6.806cm" svg:viewBox="0 0 243 244" svg:d="M242 135c-2 21-9 41-22 58-13 18-29 31-49 40-19 8-41 12-62 10-22-3-43-10-59-23-18-12-31-29-40-49-8-19-12-41-9-62 2-21 9-42 22-58 12-18 29-32 49-41 19-8 41-12 62-9 22 2 42 9 59 23 17 12 31 28 40 48 8 20 12 41 9 63z">
            <text:p/>
          </draw:path>
        </draw:g>
        <draw:g>
          <draw:path draw:style-name="gr96" draw:text-style-name="P12" draw:layer="layout" svg:width="2.323cm" svg:height="0.242cm" draw:transform="skewX (-0.00820304748437335) rotate (-0.0991347015132782) translate (17.2250912536002cm 9.05916662300526cm)" svg:viewBox="0 0 2324 243" svg:d="M0 243c115 0 1549-162 2324-243">
            <text:p/>
          </draw:path>
          <draw:path draw:style-name="gr97" draw:text-style-name="P22" draw:layer="layout" svg:width="0.242cm" svg:height="0.242cm" svg:x="17.073cm" svg:y="9.175cm" svg:viewBox="0 0 243 243" svg:d="M242 134c-2 22-9 42-22 59s-29 31-49 40c-20 8-41 11-62 9-22-2-43-9-59-22-18-13-31-29-40-49-8-19-12-41-9-62 2-22 9-43 22-59 12-18 29-31 49-40 19-8 41-12 62-9 22 2 42 9 59 22 17 12 31 29 40 49 8 20 12 41 9 62z">
            <text:p/>
          </draw:path>
        </draw:g>
        <draw:g>
          <draw:path draw:style-name="gr98" draw:text-style-name="P12" draw:layer="layout" svg:width="4.149cm" svg:height="0.623cm" draw:transform="skewX (0.00157079632679485) rotate (-0.390081087820734) translate (15.7403180136073cm 11.0027601769671cm)" svg:viewBox="0 0 4150 624" svg:d="M0 65c181 186 362 373 543 559 1202-208 2405-416 3607-624">
            <text:p/>
          </draw:path>
          <draw:path draw:style-name="gr97" draw:text-style-name="P22" draw:layer="layout" svg:width="0.241cm" svg:height="0.242cm" svg:x="15.602cm" svg:y="10.943cm" svg:viewBox="0 0 242 243" svg:d="M242 134c-2 21-10 41-23 58-12 17-28 32-48 41-19 8-41 11-63 9-21-2-41-10-59-23-17-13-30-28-39-48s-11-41-9-62c1-22 9-42 21-59 13-18 30-31 49-40 20-8 41-12 62-9 21 2 42 9 59 22 18 12 31 29 40 49 9 19 12 41 10 62z">
            <text:p/>
          </draw:path>
        </draw:g>
        <draw:g>
          <draw:path draw:style-name="gr96" draw:text-style-name="P12" draw:layer="layout" svg:width="3.871cm" svg:height="0.797cm" draw:transform="skewX (-0.00122173047639603) rotate (0.432841654494594) translate (15.5207469773859cm 4.46331598460372cm)" svg:viewBox="0 0 3872 798" svg:d="M0 559c152-186 304-373 455-559 1139 266 2278 533 3417 798">
            <text:p/>
          </draw:path>
          <draw:path draw:style-name="gr97" draw:text-style-name="P22" draw:layer="layout" svg:width="0.241cm" svg:height="0.242cm" svg:x="15.602cm" svg:y="4.834cm" svg:viewBox="0 0 242 243" svg:d="M242 134c-2 22-10 42-23 59-12 17-28 31-48 40-19 8-41 11-63 9-21-2-41-9-59-22-17-13-30-29-39-49s-11-41-9-62c1-22 9-43 21-59 13-18 30-31 49-40 20-8 41-12 62-9 21 2 42 9 59 22 18 12 31 29 40 49s12 41 10 62z">
            <text:p/>
          </draw:path>
        </draw:g>
        <draw:g>
          <draw:path draw:style-name="gr99" draw:text-style-name="P18" draw:layer="layout" svg:width="0.297cm" svg:height="0.296cm" svg:x="13.059cm" svg:y="8.468cm" svg:viewBox="0 0 298 297" svg:d="M0 0c100 0 198 0 298 0 0 99 0 198 0 297-100 0-198 0-298 0 0-99 0-198 0-297z">
            <text:p/>
          </draw:path>
          <draw:path draw:style-name="gr100" draw:text-style-name="P70" draw:layer="layout" svg:width="0.296cm" svg:height="0.296cm" svg:x="13.357cm" svg:y="8.468cm" svg:viewBox="0 0 297 297" svg:d="M0 0c99 0 198 0 297 0 0 99 0 198 0 297-99 0-198 0-297 0 0-99 0-198 0-297z">
            <text:p/>
          </draw:path>
          <draw:path draw:style-name="gr101" draw:text-style-name="P16" draw:layer="layout" svg:width="0.297cm" svg:height="0.296cm" svg:x="13.654cm" svg:y="8.468cm" svg:viewBox="0 0 298 297" svg:d="M0 0c100 0 198 0 298 0 0 99 0 198 0 297-100 0-198 0-298 0 0-99 0-198 0-297z">
            <text:p/>
          </draw:path>
          <draw:path draw:style-name="gr102" draw:text-style-name="P71" draw:layer="layout" svg:width="0.297cm" svg:height="0.296cm" svg:x="13.952cm" svg:y="8.468cm" svg:viewBox="0 0 298 297" svg:d="M0 0c100 0 198 0 298 0 0 99 0 198 0 297-100 0-198 0-298 0 0-99 0-198 0-297z">
            <text:p/>
          </draw:path>
          <draw:path draw:style-name="gr103" draw:text-style-name="P13" draw:layer="layout" svg:width="0.296cm" svg:height="0.296cm" svg:x="14.25cm" svg:y="8.468cm" svg:viewBox="0 0 297 297" svg:d="M0 0c99 0 198 0 297 0 0 99 0 198 0 297-99 0-198 0-297 0 0-99 0-198 0-297z">
            <text:p/>
          </draw:path>
          <draw:path draw:style-name="gr104" draw:text-style-name="P75" draw:layer="layout" svg:width="0.297cm" svg:height="0.296cm" svg:x="14.547cm" svg:y="8.468cm" svg:viewBox="0 0 298 297" svg:d="M0 0c100 0 198 0 298 0 0 99 0 198 0 297-100 0-198 0-298 0 0-99 0-198 0-297z">
            <text:p/>
          </draw:path>
          <draw:path draw:style-name="gr97" draw:text-style-name="P22" draw:layer="layout" svg:width="0.296cm" svg:height="0.296cm" svg:x="14.845cm" svg:y="8.468cm" svg:viewBox="0 0 297 297" svg:d="M0 0c99 0 198 0 297 0 0 99 0 198 0 297-99 0-198 0-297 0 0-99 0-198 0-297z">
            <text:p/>
          </draw:path>
          <draw:path draw:style-name="gr105" draw:text-style-name="P73" draw:layer="layout" svg:width="0.297cm" svg:height="0.296cm" svg:x="15.142cm" svg:y="8.468cm" svg:viewBox="0 0 298 297" svg:d="M0 0c100 0 198 0 298 0 0 99 0 198 0 297-100 0-198 0-298 0 0-99 0-198 0-297z">
            <text:p/>
          </draw:path>
        </draw:g>
        <draw:g>
          <draw:path draw:style-name="gr106" draw:text-style-name="P76" draw:layer="layout" svg:width="2.651cm" svg:height="3.061cm" svg:x="18.49cm" svg:y="10.938cm" svg:viewBox="0 0 2652 3062" svg:d="M2652 2296c-441 256-884 511-1325 766-443-255-885-510-1327-766 0-510 0-1020 0-1531 442-255 884-510 1327-765 441 255 884 510 1325 765 0 511 0 1021 0 1531z">
            <text:p/>
          </draw:path>
          <draw:path draw:style-name="gr107" draw:text-style-name="P71" draw:layer="layout" svg:width="2.241cm" svg:height="2.587cm" svg:x="18.696cm" svg:y="11.175cm" svg:viewBox="0 0 2242 2588" svg:d="M2242 1941c-373 216-748 431-1121 647-373-216-748-431-1121-647 0-431 0-863 0-1294 373-216 748-431 1121-647 373 216 748 431 1121 647 0 431 0 863 0 1294z">
            <text:p/>
          </draw:path>
        </draw:g>
        <draw:g>
          <draw:path draw:style-name="gr106" draw:text-style-name="P76" draw:layer="layout" svg:width="2.651cm" svg:height="3.061cm" svg:x="17.672cm" svg:y="7.888cm" svg:viewBox="0 0 2652 3062" svg:d="M2652 2296c-442 256-884 511-1326 766-442-255-884-510-1326-766 0-510 0-1020 0-1531 442-255 884-510 1326-765 442 255 884 510 1326 765 0 511 0 1021 0 1531z">
            <text:p/>
          </draw:path>
          <draw:path draw:style-name="gr108" draw:text-style-name="P16" draw:layer="layout" svg:width="2.241cm" svg:height="2.587cm" svg:x="17.877cm" svg:y="8.125cm" svg:viewBox="0 0 2242 2588" svg:d="M2242 1941c-373 216-748 431-1121 647-373-216-748-431-1121-647 0-431 0-863 0-1294 373-216 748-431 1121-647 373 216 748 431 1121 647 0 431 0 863 0 1294z">
            <text:p/>
          </draw:path>
        </draw:g>
        <draw:g>
          <draw:path draw:style-name="gr109" draw:text-style-name="P76" draw:layer="layout" svg:width="2.651cm" svg:height="3.061cm" svg:x="18.644cm" svg:y="5.034cm" svg:viewBox="0 0 2652 3062" svg:d="M2652 2297c-441 255-884 510-1325 765-443-255-885-510-1327-765 0-511 0-1020 0-1531 442-255 884-511 1327-766 441 255 884 511 1325 766 0 511 0 1020 0 1531z">
            <text:p/>
          </draw:path>
          <draw:path draw:style-name="gr110" draw:text-style-name="P77" draw:layer="layout" svg:width="2.241cm" svg:height="2.587cm" svg:x="18.849cm" svg:y="5.267cm" svg:viewBox="0 0 2242 2588" svg:d="M2242 1941c-373 216-748 431-1121 647-373-216-748-431-1121-647 0-431 0-863 0-1294 373-216 748-431 1121-647 373 216 748 431 1121 647 0 431 0 863 0 1294z">
            <text:p/>
          </draw:path>
        </draw:g>
        <draw:g>
          <draw:path draw:style-name="gr109" draw:text-style-name="P76" draw:layer="layout" svg:width="2.651cm" svg:height="3.061cm" svg:x="17.768cm" svg:y="2.085cm" svg:viewBox="0 0 2652 3062" svg:d="M2652 2297c-442 255-884 510-1326 765-442-255-884-510-1326-765 0-511 0-1020 0-1531 442-255 884-511 1326-766 442 255 884 511 1326 766 0 511 0 1020 0 1531z">
            <text:p/>
          </draw:path>
          <draw:path draw:style-name="gr13" draw:text-style-name="P18" draw:layer="layout" svg:width="2.241cm" svg:height="2.587cm" svg:x="17.973cm" svg:y="2.322cm" svg:viewBox="0 0 2242 2588" svg:d="M2242 1941c-373 216-748 431-1121 647-373-216-748-431-1121-647 0-431 0-863 0-1294 373-216 748-431 1121-647 373 216 748 431 1121 647 0 431 0 863 0 1294z">
            <text:p/>
          </draw:path>
        </draw:g>
        <draw:g>
          <draw:path draw:style-name="gr111" draw:text-style-name="P78" draw:layer="layout" svg:width="0.638cm" svg:height="0.638cm" svg:x="18.649cm" svg:y="3.139cm" svg:viewBox="0 0 639 639" svg:d="M639 319c0 56-15 111-43 160-28 48-69 89-117 117-49 28-104 43-160 43-57 0-111-15-159-43-49-28-89-69-117-117-28-49-43-104-43-160 0-57 15-111 43-159 28-49 68-89 117-117 48-28 102-43 159-43 56 0 111 15 160 43 48 28 89 68 117 117 28 48 43 102 43 159z">
            <text:p/>
          </draw:path>
          <draw:path draw:style-name="gr112" draw:text-style-name="P12" draw:layer="layout" svg:width="0.498cm" svg:height="0.001cm" draw:transform="skewX (0.00506145483078362) rotate (-0.913505330493832) translate (19.2373135414399cm 3.78296333562353cm)" svg:viewBox="0 0 499 2" svg:d="M0 0c166 1 332 1 499 2">
            <text:p/>
          </draw:path>
          <draw:path draw:style-name="gr113" draw:text-style-name="P12" draw:layer="layout" svg:width="0.202cm" svg:height="0.116cm" svg:x="18.958cm" svg:y="3.223cm" svg:viewBox="0 0 203 117" svg:d="M0 0c102 4 162 45 203 117">
            <text:p/>
          </draw:path>
        </draw:g>
        <draw:g>
          <draw:path draw:style-name="gr114" draw:text-style-name="P12" draw:layer="layout" svg:width="0.887cm" svg:height="0.681cm" svg:x="19.579cm" svg:y="6.22cm" svg:viewBox="0 0 888 682" svg:d="M0 0c0 227 0 455 0 682 296 0 592 0 888 0">
            <text:p/>
          </draw:path>
          <draw:path draw:style-name="gr115" draw:text-style-name="P36" draw:layer="layout" svg:width="0.154cm" svg:height="0.462cm" svg:x="19.681cm" svg:y="6.362cm" svg:viewBox="0 0 155 463" svg:d="M0 0c52 0 103 0 155 0 0 155 0 309 0 463-52 0-103 0-155 0 0-154 0-308 0-463z">
            <text:p/>
          </draw:path>
          <draw:path draw:style-name="gr45" draw:text-style-name="P22" draw:layer="layout" svg:width="0cm" svg:height="0.321cm" svg:x="19.894cm" svg:y="6.504cm" svg:viewBox="0 0 0 322" svg:d="M0 0c0 108 0 214 0 322 0-108 0-214 0-322z">
            <text:p/>
          </draw:path>
          <draw:path draw:style-name="gr115" draw:text-style-name="P36" draw:layer="layout" svg:width="0.154cm" svg:height="0.215cm" svg:x="20.111cm" svg:y="6.609cm" svg:viewBox="0 0 155 216" svg:d="M0 0c52 0 103 0 155 0 0 72 0 144 0 216-52 0-103 0-155 0 0-72 0-144 0-216z">
            <text:p/>
          </draw:path>
        </draw:g>
        <draw:g>
          <draw:path draw:style-name="gr116" draw:text-style-name="P12" draw:layer="layout" svg:width="0.387cm" svg:height="0.773cm" svg:x="18.987cm" svg:y="8.98cm" svg:viewBox="0 0 388 774" svg:d="M0 0c56 20 108 48 156 84 78 60 140 139 181 229 1 4 3 8 5 11 40 95 54 199 41 301-6 51-19 101-38 149">
            <text:p/>
          </draw:path>
          <draw:path draw:style-name="gr22" draw:text-style-name="P36" draw:layer="layout" svg:width="0.207cm" svg:height="0.2cm" svg:x="18.622cm" svg:y="9.45cm" svg:viewBox="0 0 208 201" svg:d="M207 119c-4 17-12 33-23 47-11 13-26 23-44 30-16 5-36 7-54 4-17-4-35-11-49-22s-24-26-31-43c-6-17-7-35-5-52 4-18 12-34 23-48 12-13 26-23 44-29 17-6 35-7 53-5 18 4 35 12 49 23s25 26 31 43c7 17 8 34 6 52z">
            <text:p/>
          </draw:path>
          <draw:path draw:style-name="gr116" draw:text-style-name="P12" draw:layer="layout" svg:width="0.282cm" svg:height="0.562cm" svg:x="18.887cm" svg:y="9.146cm" svg:viewBox="0 0 283 563" svg:d="M0 0c40 15 79 35 113 61 58 44 103 101 132 167 2 3 2 5 3 8 30 69 41 144 31 219-4 37-14 73-28 108">
            <text:p/>
          </draw:path>
          <draw:path draw:style-name="gr116" draw:text-style-name="P12" draw:layer="layout" svg:width="0.159cm" svg:height="0.319cm" svg:x="18.796cm" svg:y="9.325cm" svg:viewBox="0 0 160 320" svg:d="M0 0c23 8 45 20 64 35 32 24 58 57 75 94 1 2 2 4 2 5 16 39 23 83 17 125-2 21-8 42-15 61">
            <text:p/>
          </draw:path>
        </draw:g>
        <draw:g>
          <draw:path draw:style-name="gr117" draw:text-style-name="P22" draw:layer="layout" svg:width="0.767cm" svg:height="0.637cm" svg:x="19.432cm" svg:y="12.388cm" svg:viewBox="0 0 768 638" svg:d="M381 0c-211 0-381 179-381 402 0 62 0 125 0 187 0 17 1 33 3 49 254-1 508-1 762-1 2-16 3-32 3-48 0-62 0-125 0-187 0-223-170-402-381-402-2 0-4 0-6 0z">
            <text:p/>
          </draw:path>
          <draw:path draw:style-name="gr22" draw:text-style-name="P36" draw:layer="layout" svg:width="0.482cm" svg:height="0.517cm" svg:x="19.575cm" svg:y="11.827cm" svg:viewBox="0 0 483 518" svg:d="M483 259c0 45-12 90-33 129-21 40-51 73-88 96-37 22-79 34-121 34s-84-12-120-34c-37-23-68-56-89-96-21-39-32-84-32-129 0-46 11-90 32-130 21-39 52-72 89-95 36-23 78-34 120-34s84 11 121 34 67 56 88 95c21 40 33 84 33 130z">
            <text:p/>
          </draw:path>
          <draw:path draw:style-name="gr22" draw:text-style-name="P36" draw:layer="layout" svg:width="0.156cm" svg:height="0.091cm" svg:x="19.734cm" svg:y="12.383cm" svg:viewBox="0 0 157 92" svg:d="M0 13c27 27 55 53 82 79 26-26 50-52 75-79-49-20-102-15-157 0z">
            <text:p/>
          </draw:path>
          <draw:path draw:style-name="gr22" draw:text-style-name="P36" draw:layer="layout" svg:width="0.132cm" svg:height="0.353cm" svg:x="19.753cm" svg:y="12.516cm" svg:viewBox="0 0 133 354" svg:d="M67 0c22 101 44 200 66 301-23 17-46 36-68 53-22-17-43-36-65-53 23-101 45-200 67-301z">
            <text:p/>
          </draw:path>
        </draw:g>
        <draw:g>
          <draw:path draw:style-name="gr118" draw:text-style-name="P37" draw:layer="layout" svg:width="2.651cm" svg:height="3.061cm" svg:x="8.05cm" svg:y="1.989cm" svg:viewBox="0 0 2652 3062" svg:d="M0 2297c442 255 884 510 1326 765 442-255 884-510 1326-765 0-511 0-1020 0-1531-442-255-884-511-1326-766-442 255-884 511-1326 766 0 511 0 1020 0 1531z">
            <text:p/>
          </draw:path>
          <draw:path draw:style-name="gr93" draw:text-style-name="P73" draw:layer="layout" svg:width="2.24cm" svg:height="2.587cm" svg:x="8.256cm" svg:y="2.226cm" svg:viewBox="0 0 2241 2588" svg:d="M0 1941c373 216 747 431 1120 647 374-216 748-431 1121-647 0-431 0-863 0-1294-373-216-747-431-1121-647-373 216-747 431-1120 647 0 431 0 863 0 1294z">
            <text:p/>
          </draw:path>
        </draw:g>
        <draw:g>
          <draw:path draw:style-name="gr59" draw:text-style-name="P12" draw:layer="layout" svg:width="0.887cm" svg:height="0.682cm" svg:x="8.968cm" svg:y="3.137cm" svg:viewBox="0 0 888 683" svg:d="M0 0c0 227 0 456 0 683 296 0 592 0 888 0">
            <text:p/>
          </draw:path>
          <draw:path draw:style-name="gr60" draw:text-style-name="P12" draw:layer="layout" svg:width="0.635cm" svg:height="0.438cm" svg:x="9.103cm" svg:y="3.246cm" svg:viewBox="0 0 636 439" svg:d="M0 439c84-83 167-167 251-250 14 51 27 102 41 154 115-115 229-228 344-343">
            <text:p/>
          </draw:path>
          <draw:path draw:style-name="gr61" draw:text-style-name="P36" draw:layer="layout" svg:width="0.113cm" svg:height="0.115cm" svg:x="9.691cm" svg:y="3.175cm" svg:viewBox="0 0 114 116" svg:d="M0 37c26 26 53 53 80 79 11-38 22-78 34-116-38 12-76 24-114 37z">
            <text:p/>
          </draw:path>
        </draw:g>
        <draw:g>
          <draw:path draw:style-name="gr119" draw:text-style-name="P37" draw:layer="layout" svg:width="2.651cm" svg:height="3.061cm" svg:x="6.789cm" svg:y="4.746cm" svg:viewBox="0 0 2652 3062" svg:d="M0 2297c442 255 884 510 1327 765 441-255 884-510 1325-765 0-511 0-1020 0-1531-441-255-884-511-1325-766-443 255-885 511-1327 766 0 511 0 1020 0 1531z">
            <text:p/>
          </draw:path>
          <draw:path draw:style-name="gr55" draw:text-style-name="P22" draw:layer="layout" svg:width="2.241cm" svg:height="2.587cm" svg:x="6.994cm" svg:y="4.979cm" svg:viewBox="0 0 2242 2588" svg:d="M0 1941c373 216 748 431 1121 647 373-216 748-431 1121-647 0-431 0-863 0-1294-373-216-748-431-1121-647-373 216-748 431-1121 647 0 431 0 863 0 1294z">
            <text:p/>
          </draw:path>
        </draw:g>
        <draw:g>
          <draw:path draw:style-name="gr61" draw:text-style-name="P36" draw:layer="layout" svg:width="0.126cm" svg:height="0.126cm" svg:x="8.152cm" svg:y="6.272cm" svg:viewBox="0 0 127 127" svg:d="M127 63c0 11-3 23-8 32-6 10-14 18-24 24-9 5-21 8-31 8-12 0-23-3-33-8-9-6-17-14-23-24-6-9-8-21-8-32s3-22 8-32c6-9 14-17 23-23 10-6 21-8 33-8 10 0 22 2 31 8 10 6 18 14 24 23 5 10 8 21 8 32z">
            <text:p/>
          </draw:path>
          <draw:path draw:style-name="gr61" draw:text-style-name="P36" draw:layer="layout" svg:width="0.126cm" svg:height="0.126cm" svg:x="8.329cm" svg:y="6.272cm" svg:viewBox="0 0 127 127" svg:d="M127 63c0 11-3 23-8 32-6 10-14 18-24 24-9 5-21 8-31 8-12 0-23-3-33-8-9-6-17-14-23-24-6-9-8-21-8-32s3-22 8-32c6-9 14-17 23-23 10-6 21-8 33-8 10 0 22 2 31 8 10 6 18 14 24 23 5 10 8 21 8 32z">
            <text:p/>
          </draw:path>
          <draw:path draw:style-name="gr61" draw:text-style-name="P36" draw:layer="layout" svg:width="0.127cm" svg:height="0.126cm" svg:x="8.496cm" svg:y="6.272cm" svg:viewBox="0 0 128 127" svg:d="M128 63c0 11-4 23-9 32-6 10-14 18-24 24-10 5-20 8-31 8-12 0-22-3-32-8-10-6-17-14-23-24-6-9-9-21-9-32s3-22 9-32c5-9 13-18 23-23 10-6 20-8 32-8 11 0 21 2 31 8 10 5 19 14 24 23 6 10 9 21 9 32z">
            <text:p/>
          </draw:path>
          <draw:path draw:style-name="gr120" draw:text-style-name="P37" draw:layer="layout" svg:width="1.03cm" svg:height="0.713cm" svg:x="7.793cm" svg:y="6.035cm" svg:viewBox="0 0 1031 714" svg:d="M268 0c-148 0-268 120-268 268 0 14 0 29 0 43 0 149 120 268 268 268 62 0 122 0 183 0 55 45 111 90 166 135 0-45 0-90 0-135 48 0 97 0 146 0 148 0 268-119 268-268 0-14 0-29 0-43 0-148-120-268-268-268-165 0-330 0-495 0z">
            <text:p/>
          </draw:path>
          <draw:path draw:style-name="gr22" draw:text-style-name="P36" draw:layer="layout" svg:width="0.782cm" svg:height="0.782cm" svg:x="7.493cm" svg:y="5.887cm" svg:viewBox="0 0 783 783" svg:d="M783 392c0 69-18 136-52 196-35 59-84 109-143 143-60 34-128 52-196 52-69 0-137-18-196-52-60-34-109-84-144-143-35-60-52-127-52-196s17-137 52-196c35-60 84-109 144-144 59-34 127-52 196-52 68 0 136 18 196 52 59 35 108 84 143 144 34 59 52 127 52 196z">
            <text:p/>
          </draw:path>
          <draw:path draw:style-name="gr22" draw:text-style-name="P36" draw:layer="layout" svg:width="0.231cm" svg:height="0.231cm" svg:x="7.681cm" svg:y="6.584cm" svg:viewBox="0 0 232 232" svg:d="M0 232c77-77 155-155 232-232-77 0-155 0-232 0 0 77 0 155 0 232z">
            <text:p/>
          </draw:path>
          <draw:path draw:style-name="gr121" draw:text-style-name="P79" draw:layer="layout" svg:width="0.127cm" svg:height="0.127cm" svg:x="7.63cm" svg:y="6.234cm" svg:viewBox="0 0 128 128" svg:d="M128 64c0 11-4 22-9 31-5 10-14 19-24 24-9 5-20 9-31 9-12 0-22-4-33-9-10-5-16-14-22-24-6-9-9-20-9-31 0-12 3-23 9-33 5-9 12-17 22-22 10-6 21-9 33-9 11 0 22 3 31 9 10 6 19 13 24 22 5 10 9 21 9 33z">
            <text:p/>
          </draw:path>
          <draw:path draw:style-name="gr121" draw:text-style-name="P79" draw:layer="layout" svg:width="0.127cm" svg:height="0.127cm" svg:x="7.806cm" svg:y="6.234cm" svg:viewBox="0 0 128 128" svg:d="M128 64c0 11-4 22-9 31-5 10-14 19-24 24-9 5-20 9-31 9-12 0-22-4-33-9-10-5-16-14-22-24-6-9-9-20-9-31 0-12 3-23 9-33 5-9 12-17 22-22 10-6 21-9 33-9 11 0 22 3 31 9 10 6 19 13 24 22 5 10 9 21 9 33z">
            <text:p/>
          </draw:path>
          <draw:path draw:style-name="gr121" draw:text-style-name="P79" draw:layer="layout" svg:width="0.126cm" svg:height="0.127cm" svg:x="7.974cm" svg:y="6.234cm" svg:viewBox="0 0 127 128" svg:d="M127 64c0 11-3 22-8 31-6 10-14 19-24 24-9 5-22 9-32 9-11 0-22-4-32-9-9-5-17-14-23-24-6-9-8-20-8-31 0-12 3-23 8-33 6-9 14-16 23-22 10-6 21-9 32-9s23 3 32 9c10 6 18 13 24 22 5 10 8 21 8 33z">
            <text:p/>
          </draw:path>
        </draw:g>
        <draw:g>
          <draw:path draw:style-name="gr122" draw:text-style-name="P37" draw:layer="layout" svg:width="2.651cm" svg:height="3.061cm" svg:x="8.146cm" svg:y="7.6cm" svg:viewBox="0 0 2652 3062" svg:d="M0 2296c442 256 884 511 1326 766 442-255 884-510 1326-766 0-510 0-1020 0-1531-442-255-884-510-1326-765-442 255-884 510-1326 765 0 511 0 1021 0 1531z">
            <text:p/>
          </draw:path>
          <draw:path draw:style-name="gr123" draw:text-style-name="P72" draw:layer="layout" svg:width="2.24cm" svg:height="2.587cm" svg:x="8.351cm" svg:y="7.837cm" svg:viewBox="0 0 2241 2588" svg:d="M0 1941c373 216 748 431 1121 647 373-216 747-431 1120-647 0-431 0-863 0-1294-373-216-747-431-1120-647-373 216-748 431-1121 647 0 431 0 863 0 1294z">
            <text:p/>
          </draw:path>
        </draw:g>
        <draw:g>
          <draw:path draw:style-name="gr22" draw:text-style-name="P36" draw:layer="layout" svg:width="0.736cm" svg:height="0.893cm" svg:x="9.103cm" svg:y="8.505cm" svg:viewBox="0 0 737 894" svg:d="M369 0c-204 0-369 165-369 369 0 73 22 146 64 206h-1c20 55 135 213 139 318 106 0 212 1 317 1 4-100 84-217 131-285 57-68 87-153 87-240 0-204-164-369-368-369z">
            <text:p/>
          </draw:path>
          <draw:path draw:style-name="gr124" draw:text-style-name="P80" draw:layer="layout" svg:width="0.511cm" svg:height="0.081cm" svg:x="9.207cm" svg:y="9.396cm" svg:viewBox="0 0 512 82" svg:d="M255 82c72 0 144 0 215 0 23 0 42-18 42-41s-19-41-42-41c-143 0-285 0-429 0-23 0-41 18-41 41s18 41 41 41c72 0 143 0 214 0z">
            <text:p/>
          </draw:path>
          <draw:path draw:style-name="gr124" draw:text-style-name="P80" draw:layer="layout" svg:width="0.327cm" svg:height="0.123cm" svg:x="9.296cm" svg:y="9.594cm" svg:viewBox="0 0 328 124" svg:d="M164 124c34 0 68 0 102 0s62-28 62-62c0-35-28-62-62-62-68 0-136 0-204 0-34 0-62 27-62 62 0 34 28 62 62 62s68 0 102 0z">
            <text:p/>
          </draw:path>
          <draw:path draw:style-name="gr124" draw:text-style-name="P80" draw:layer="layout" svg:width="0.418cm" svg:height="0.081cm" svg:x="9.252cm" svg:y="9.497cm" svg:viewBox="0 0 419 82" svg:d="M210 82c56 0 112 0 168 0 22 0 41-18 41-41s-19-41-41-41c-112 0-225 0-337 0-23 0-41 18-41 41s18 41 41 41c56 0 113 0 169 0z">
            <text:p/>
          </draw:path>
        </draw:g>
        <draw:g>
          <draw:path draw:style-name="gr122" draw:text-style-name="P37" draw:layer="layout" svg:width="2.651cm" svg:height="3.061cm" svg:x="7.304cm" svg:y="10.855cm" svg:viewBox="0 0 2652 3062" svg:d="M0 2296c442 256 884 511 1327 766 441-255 884-510 1325-766 0-510 0-1020 0-1531-441-255-884-510-1325-765-443 255-885 510-1327 765 0 511 0 1021 0 1531z">
            <text:p/>
          </draw:path>
          <draw:path draw:style-name="gr125" draw:text-style-name="P13" draw:layer="layout" svg:width="2.24cm" svg:height="2.587cm" svg:x="7.51cm" svg:y="11.049cm" svg:viewBox="0 0 2241 2588" svg:d="M0 1941c373 216 747 431 1120 647 374-216 748-431 1121-647 0-431 0-863 0-1294-373-216-747-431-1121-647-373 216-747 431-1120 647 0 431 0 863 0 1294z">
            <text:p/>
          </draw:path>
        </draw:g>
        <draw:g>
          <draw:path draw:style-name="gr126" draw:text-style-name="P36" draw:layer="layout" svg:width="0.836cm" svg:height="0.836cm" svg:x="8.179cm" svg:y="12.017cm" svg:viewBox="0 0 837 837" svg:d="M837 419c0 73-19 145-56 209s-89 116-153 153c-16 9-33 18-51 25-50 20-104 31-158 31-74 0-146-19-210-56-32-18-62-42-88-68s-48-55-65-85c-37-64-56-136-56-209 0-57 11-113 33-165 7-15 14-30 23-45 36-63 89-116 153-153 63-37 136-56 210-56 2 0 3 0 6 0-2 140-4 279-6 419 139 0 279 0 418 0z">
            <text:p/>
          </draw:path>
          <draw:path draw:style-name="gr127" draw:text-style-name="P80" draw:layer="layout" svg:width="0.421cm" svg:height="0.426cm" svg:x="8.661cm" svg:y="11.955cm" svg:viewBox="0 0 422 427" svg:d="M0 0c8 0 16 1 24 1 72 4 144 26 206 65 25 17 50 36 72 58 29 31 55 65 74 102 32 63 47 132 46 201-140-3-279-6-419-8 0-140-2-279-3-419z">
            <text:p/>
          </draw:path>
        </draw:g>
        <draw:frame presentation:style-name="pr21" draw:text-style-name="P81" draw:layer="layout" svg:width="4.023cm" svg:height="1.813cm" svg:x="3.35cm" svg:y="2.052cm" presentation:class="title" presentation:user-transformed="true">
          <draw:text-box>
            <text:p text:style-name="P23"><text:span text:style-name="T29">Ipsum 01</text:span></text:p>
          </draw:text-box>
        </draw:frame>
        <draw:frame presentation:style-name="pr21" draw:text-style-name="P82" draw:layer="layout" svg:width="4.023cm" svg:height="1.813cm" svg:x="2.322cm" svg:y="4.763cm" presentation:class="title" presentation:user-transformed="true">
          <draw:text-box>
            <text:p text:style-name="P23"><text:span text:style-name="T30">Ipsum 02</text:span></text:p>
          </draw:text-box>
        </draw:frame>
        <draw:frame presentation:style-name="pr21" draw:text-style-name="P83" draw:layer="layout" svg:width="4.022cm" svg:height="1.813cm" svg:x="12.176cm" svg:y="6.854cm" presentation:class="title" presentation:user-transformed="true">
          <draw:text-box>
            <text:p><text:span text:style-name="T29">Lorem</text:span></text:p>
          </draw:text-box>
        </draw:frame>
        <draw:frame presentation:style-name="pr30" draw:text-style-name="P84" draw:layer="layout" svg:width="6.277cm" svg:height="1.283cm" svg:x="1.096cm" svg:y="3.517cm" presentation:class="title" presentation:user-transformed="true">
          <draw:text-box>
            <text:p text:style-name="P23"><text:span text:style-name="T31">Lorem ipsum dolor sit amet, consectetuer adipiscing elit.</text:span></text:p>
          </draw:text-box>
        </draw:frame>
        <draw:frame presentation:style-name="pr31" draw:text-style-name="P84" draw:layer="layout" svg:width="6.277cm" svg:height="1.684cm" svg:x="0.073cm" svg:y="6.26cm" presentation:class="title" presentation:user-transformed="true">
          <draw:text-box>
            <text:p text:style-name="P23"><text:span text:style-name="T31">Lorem ipsum dolor sit amet, consectetuer adipiscing elit.</text:span></text:p>
          </draw:text-box>
        </draw:frame>
        <draw:frame presentation:style-name="pr21" draw:text-style-name="P82" draw:layer="layout" svg:width="4.023cm" svg:height="1.813cm" svg:x="3.062cm" svg:y="7.529cm" presentation:class="title" presentation:user-transformed="true">
          <draw:text-box>
            <text:p text:style-name="P23"><text:span text:style-name="T30">Ipsum 03</text:span></text:p>
          </draw:text-box>
        </draw:frame>
        <draw:frame presentation:style-name="pr21" draw:text-style-name="P82" draw:layer="layout" svg:width="4.022cm" svg:height="1.813cm" svg:x="2.803cm" svg:y="10.913cm" presentation:class="title" presentation:user-transformed="true">
          <draw:text-box>
            <text:p text:style-name="P23"><text:span text:style-name="T30">Ipsum 04</text:span></text:p>
          </draw:text-box>
        </draw:frame>
        <draw:frame presentation:style-name="pr32" draw:text-style-name="P84" draw:layer="layout" svg:width="6.277cm" svg:height="1.808cm" svg:x="0.808cm" svg:y="9cm" presentation:class="title" presentation:user-transformed="true">
          <draw:text-box>
            <text:p text:style-name="P23"><text:span text:style-name="T31">Lorem ipsum dolor sit amet, consectetuer adipiscing elit.</text:span></text:p>
          </draw:text-box>
        </draw:frame>
        <draw:frame presentation:style-name="pr33" draw:text-style-name="P84" draw:layer="layout" svg:width="6.277cm" svg:height="2.266cm" svg:x="0.548cm" svg:y="12.486cm" presentation:class="title" presentation:user-transformed="true">
          <draw:text-box>
            <text:p text:style-name="P23"><text:span text:style-name="T31">Lorem ipsum dolor sit amet, consectetuer adipiscing elit.</text:span></text:p>
          </draw:text-box>
        </draw:frame>
        <draw:frame presentation:style-name="pr21" draw:text-style-name="P85" draw:layer="layout" svg:width="4.023cm" svg:height="1.813cm" svg:x="21.106cm" svg:y="2.243cm" presentation:class="title" presentation:user-transformed="true">
          <draw:text-box>
            <text:p text:style-name="P5"><text:span text:style-name="T29">Ipsum</text:span><text:span text:style-name="T30"> 01</text:span></text:p>
          </draw:text-box>
        </draw:frame>
        <draw:frame presentation:style-name="pr21" draw:text-style-name="P85" draw:layer="layout" svg:width="4.023cm" svg:height="1.813cm" svg:x="21.823cm" svg:y="4.979cm" presentation:class="title" presentation:user-transformed="true">
          <draw:text-box>
            <text:p text:style-name="P5"><text:span text:style-name="T30">Ipsum 02</text:span></text:p>
          </draw:text-box>
        </draw:frame>
        <draw:frame presentation:style-name="pr34" draw:text-style-name="P86" draw:layer="layout" svg:width="6.277cm" svg:height="1.483cm" svg:x="21.106cm" svg:y="3.709cm" presentation:class="title" presentation:user-transformed="true">
          <draw:text-box>
            <text:p text:style-name="P5"><text:span text:style-name="T31">Lorem ipsum dolor sit amet, consectetuer adipiscing elit.</text:span></text:p>
          </draw:text-box>
        </draw:frame>
        <draw:frame presentation:style-name="pr35" draw:text-style-name="P86" draw:layer="layout" svg:width="6.277cm" svg:height="2.266cm" svg:x="21.823cm" svg:y="6.451cm" presentation:class="title" presentation:user-transformed="true">
          <draw:text-box>
            <text:p text:style-name="P5"><text:span text:style-name="T31">Lorem ipsum dolor sit amet, consectetuer adipiscing elit.</text:span></text:p>
          </draw:text-box>
        </draw:frame>
        <draw:frame presentation:style-name="pr21" draw:text-style-name="P85" draw:layer="layout" svg:width="4.022cm" svg:height="1.813cm" svg:x="20.93cm" svg:y="7.937cm" presentation:class="title" presentation:user-transformed="true">
          <draw:text-box>
            <text:p text:style-name="P5"><text:span text:style-name="T30">Ipsum 03</text:span></text:p>
          </draw:text-box>
        </draw:frame>
        <draw:frame presentation:style-name="pr21" draw:text-style-name="P85" draw:layer="layout" svg:width="4.023cm" svg:height="1.813cm" svg:x="21.631cm" svg:y="10.552cm" presentation:class="title" presentation:user-transformed="true">
          <draw:text-box>
            <text:p text:style-name="P5"><text:span text:style-name="T30">Ipsum 04</text:span></text:p>
          </draw:text-box>
        </draw:frame>
        <draw:frame presentation:style-name="pr36" draw:text-style-name="P86" draw:layer="layout" svg:width="6.276cm" svg:height="1.572cm" svg:x="20.93cm" svg:y="9.393cm" presentation:class="title" presentation:user-transformed="true">
          <draw:text-box>
            <text:p text:style-name="P5"><text:span text:style-name="T31">Lorem ipsum dolor sit amet, consectetuer adipiscing elit.</text:span></text:p>
          </draw:text-box>
        </draw:frame>
        <draw:frame presentation:style-name="pr37" draw:text-style-name="P86" draw:layer="layout" svg:width="6.277cm" svg:height="1.685cm" svg:x="21.631cm" svg:y="12cm" presentation:class="title" presentation:user-transformed="true">
          <draw:text-box>
            <text:p text:style-name="P5"><text:span text:style-name="T31">Lorem ipsum dolor sit amet, consectetuer adipiscing elit.</text:span></text:p>
          </draw:text-box>
        </draw:frame>
        <presentation:notes draw:style-name="dp2">
          <draw:page-thumbnail draw:style-name="gr4" draw:layer="layout" svg:width="0.001cm" svg:height="0.001cm" svg:x="0cm" svg:y="2.257cm" draw:page-number="15" presentation:class="page"/>
          <draw:frame presentation:style-name="pr20" draw:text-style-name="P9" draw:layer="layout" svg:width="16.799cm" svg:height="13.364cm" svg:x="2.1cm" svg:y="14.107cm" presentation:class="notes" presentation:placeholder="true">
            <draw:text-box/>
          </draw:frame>
        </presentation:notes>
      </draw:page>
      <draw:page draw:name="page16" draw:style-name="dp1" draw:master-page-name="List_20_Content">
        <office:forms form:automatic-focus="false" form:apply-design-mode="false"/>
        <draw:g>
          <draw:path draw:style-name="gr88" draw:text-style-name="P18" draw:layer="layout" svg:width="7.014cm" svg:height="2.116cm" svg:x="2.612cm" svg:y="5.298cm" svg:viewBox="0 0 7015 2117" svg:d="M705 0c0 127 0 255 0 382-120 3-238 37-342 97-110 64-202 155-266 266-64 110-97 236-97 364s33 253 97 364 156 202 266 266c104 60 222 94 342 97 0 94 0 187 0 281 1851 0 3702 0 5553 0 0-250 0-500 0-750 252-97 504-195 757-292-253-104-505-209-757-313 0-254 0-508 0-762-1851 0-3702 0-5553 0z">
            <text:p/>
          </draw:path>
          <draw:path draw:style-name="gr20" draw:text-style-name="P36" draw:layer="layout" svg:width="1.123cm" svg:height="1.123cm" svg:x="2.719cm" svg:y="5.838cm" svg:viewBox="0 0 1124 1124" svg:d="M1124 562c0 98-26 195-75 281-50 85-121 156-206 206-85 49-182 75-281 75s-196-26-281-75c-86-50-157-121-206-206-49-86-75-183-75-281 0-99 26-196 75-281 49-86 120-157 206-206 85-49 182-75 281-75s196 26 281 75 156 120 206 206c49 85 75 182 75 281z">
            <text:p/>
          </draw:path>
          <draw:path draw:style-name="gr128" draw:text-style-name="P12" draw:layer="layout" svg:width="0.062cm" svg:height="0.22cm" svg:x="3.126cm" svg:y="5.11cm" svg:viewBox="0 0 63 221" svg:d="M63 0c-21 0-42 0-63 0 0 74 0 147 0 221">
            <text:p/>
          </draw:path>
          <draw:path draw:style-name="gr128" draw:text-style-name="P12" draw:layer="layout" svg:width="0.213cm" svg:height="0.041cm" svg:x="2.912cm" svg:y="5.551cm" svg:viewBox="0 0 214 42" svg:d="M214 0c0 1 0 3 0 4-73 2-145 15-214 38">
            <text:p/>
          </draw:path>
          <draw:path draw:style-name="gr128" draw:text-style-name="P12" draw:layer="layout" svg:width="0.162cm" svg:height="0.148cm" svg:x="2.553cm" svg:y="5.691cm" svg:viewBox="0 0 163 149" svg:d="M163 0c-61 42-115 92-163 149">
            <text:p/>
          </draw:path>
          <draw:path draw:style-name="gr128" draw:text-style-name="P12" draw:layer="layout" svg:width="0.067cm" svg:height="0.209cm" svg:x="2.368cm" svg:y="6.026cm" svg:viewBox="0 0 68 210" svg:d="M68 0c-31 67-54 137-68 210">
            <text:p/>
          </draw:path>
          <draw:path draw:style-name="gr128" draw:text-style-name="P12" draw:layer="layout" svg:width="0.039cm" svg:height="0.215cm" svg:x="2.354cm" svg:y="6.456cm" svg:viewBox="0 0 40 216" svg:d="M0 0c5 73 18 146 40 216">
            <text:p/>
          </draw:path>
          <draw:path draw:style-name="gr128" draw:text-style-name="P12" draw:layer="layout" svg:width="0.138cm" svg:height="0.169cm" svg:x="2.486cm" svg:y="6.872cm" svg:viewBox="0 0 139 170" svg:d="M0 0c39 64 86 121 139 170">
            <text:p/>
          </draw:path>
          <draw:path draw:style-name="gr128" draw:text-style-name="P12" draw:layer="layout" svg:width="0.207cm" svg:height="0.07cm" svg:x="2.806cm" svg:y="7.169cm" svg:viewBox="0 0 208 71" svg:d="M0 0c66 33 136 57 208 71">
            <text:p/>
          </draw:path>
          <draw:path draw:style-name="gr128" draw:text-style-name="P12" draw:layer="layout" svg:width="0cm" svg:height="0.218cm" svg:x="3.126cm" svg:y="7.36cm" svg:viewBox="0 0 1 219" svg:d="M0 0c0 73 0 146 0 219h1">
            <text:p/>
          </draw:path>
          <draw:path draw:style-name="gr128" draw:text-style-name="P12" draw:layer="layout" svg:width="0.219cm" svg:height="0cm" svg:x="3.348cm" svg:y="7.579cm" svg:viewBox="0 0 220 0" svg:d="M0 0c73 0 147 0 220 0">
            <text:p/>
          </draw:path>
          <draw:path draw:style-name="gr128" draw:text-style-name="P12" draw:layer="layout" svg:width="0.22cm" svg:height="0cm" svg:x="3.789cm" svg:y="7.579cm" svg:viewBox="0 0 221 0" svg:d="M0 0c74 0 147 0 221 0">
            <text:p/>
          </draw:path>
          <draw:path draw:style-name="gr128" draw:text-style-name="P12" draw:layer="layout" svg:width="0.22cm" svg:height="0cm" svg:x="4.23cm" svg:y="7.579cm" svg:viewBox="0 0 221 0" svg:d="M0 0c74 0 147 0 221 0">
            <text:p/>
          </draw:path>
          <draw:path draw:style-name="gr128" draw:text-style-name="P12" draw:layer="layout" svg:width="0.22cm" svg:height="0cm" svg:x="4.672cm" svg:y="7.579cm" svg:viewBox="0 0 221 0" svg:d="M0 0c74 0 147 0 221 0">
            <text:p/>
          </draw:path>
          <draw:path draw:style-name="gr128" draw:text-style-name="P12" draw:layer="layout" svg:width="0.22cm" svg:height="0cm" svg:x="5.113cm" svg:y="7.579cm" svg:viewBox="0 0 221 0" svg:d="M0 0c74 0 147 0 221 0">
            <text:p/>
          </draw:path>
          <draw:path draw:style-name="gr128" draw:text-style-name="P12" draw:layer="layout" svg:width="0.22cm" svg:height="0cm" svg:x="5.555cm" svg:y="7.579cm" svg:viewBox="0 0 221 0" svg:d="M0 0c74 0 147 0 221 0">
            <text:p/>
          </draw:path>
          <draw:path draw:style-name="gr128" draw:text-style-name="P12" draw:layer="layout" svg:width="0.22cm" svg:height="0cm" svg:x="5.996cm" svg:y="7.579cm" svg:viewBox="0 0 221 0" svg:d="M0 0c74 0 147 0 221 0">
            <text:p/>
          </draw:path>
          <draw:path draw:style-name="gr128" draw:text-style-name="P12" draw:layer="layout" svg:width="0.219cm" svg:height="0cm" svg:x="6.438cm" svg:y="7.579cm" svg:viewBox="0 0 220 0" svg:d="M0 0c73 0 147 0 220 0">
            <text:p/>
          </draw:path>
          <draw:path draw:style-name="gr128" draw:text-style-name="P12" draw:layer="layout" svg:width="0.22cm" svg:height="0cm" svg:x="6.879cm" svg:y="7.579cm" svg:viewBox="0 0 221 0" svg:d="M0 0c74 0 147 0 221 0">
            <text:p/>
          </draw:path>
          <draw:path draw:style-name="gr128" draw:text-style-name="P12" draw:layer="layout" svg:width="0.219cm" svg:height="0cm" svg:x="7.321cm" svg:y="7.579cm" svg:viewBox="0 0 220 0" svg:d="M0 0c73 0 147 0 220 0">
            <text:p/>
          </draw:path>
          <draw:path draw:style-name="gr128" draw:text-style-name="P12" draw:layer="layout" svg:width="0.22cm" svg:height="0cm" svg:x="7.762cm" svg:y="7.579cm" svg:viewBox="0 0 221 0" svg:d="M0 0c74 0 147 0 221 0">
            <text:p/>
          </draw:path>
          <draw:path draw:style-name="gr128" draw:text-style-name="P12" draw:layer="layout" svg:width="0.219cm" svg:height="0cm" svg:x="8.204cm" svg:y="7.579cm" svg:viewBox="0 0 220 0" svg:d="M0 0c73 0 147 0 220 0">
            <text:p/>
          </draw:path>
          <draw:path draw:style-name="gr128" draw:text-style-name="P12" draw:layer="layout" svg:width="0.22cm" svg:height="0cm" svg:x="8.645cm" svg:y="7.579cm" svg:viewBox="0 0 221 0" svg:d="M0 0c74 0 147 0 221 0">
            <text:p/>
          </draw:path>
          <draw:path draw:style-name="gr128" draw:text-style-name="P12" draw:layer="layout" svg:width="0.123cm" svg:height="0.096cm" svg:x="9.086cm" svg:y="7.482cm" svg:viewBox="0 0 124 97" svg:d="M0 97c41 0 83 0 124 0 0-32 0-65 0-97">
            <text:p/>
          </draw:path>
          <draw:path draw:style-name="gr128" draw:text-style-name="P12" draw:layer="layout" svg:width="0.219cm" svg:height="0cm" draw:transform="rotate (1.5707963267949) translate (9.2097091747382cm 7.26052463492064cm)" svg:viewBox="0 0 220 0" svg:d="M0 0c73 0 147 0 220 0">
            <text:p/>
          </draw:path>
          <draw:path draw:style-name="gr128" draw:text-style-name="P12" draw:layer="layout" svg:width="0.096cm" svg:height="0.155cm" svg:x="9.21cm" svg:y="6.664cm" svg:viewBox="0 0 97 156" svg:d="M0 156c0-39 0-77 0-116 32-13 65-27 97-40">
            <text:p/>
          </draw:path>
          <draw:path draw:style-name="gr128" draw:text-style-name="P12" draw:layer="layout" svg:width="0.221cm" svg:height="0cm" draw:transform="rotate (0.388859357344337) translate (9.51069679427524cm 6.58056384978098cm)" svg:viewBox="0 0 222 0" svg:d="M0 0c74 0 148 0 222 0">
            <text:p/>
          </draw:path>
          <draw:path draw:style-name="gr128" draw:text-style-name="P12" draw:layer="layout" svg:width="0.119cm" svg:height="0.085cm" svg:x="9.92cm" svg:y="6.327cm" svg:viewBox="0 0 120 86" svg:d="M0 86c40-16 80-33 120-49-28-12-55-25-83-37">
            <text:p/>
          </draw:path>
          <draw:path draw:style-name="gr128" draw:text-style-name="P12" draw:layer="layout" svg:width="0.22cm" svg:height="-0.001cm" draw:transform="rotate (2.72655335746554) translate (9.75468568478925cm 6.23759869018304cm)" svg:viewBox="0 0 221 0" svg:d="M0 0c74 0 147 0 221 0">
            <text:p/>
          </draw:path>
          <draw:path draw:style-name="gr128" draw:text-style-name="P12" draw:layer="layout" svg:width="0.14cm" svg:height="0.127cm" svg:x="9.21cm" svg:y="5.932cm" svg:viewBox="0 0 141 128" svg:d="M141 128c-47-21-94-41-141-62 0-22 0-44 0-66">
            <text:p/>
          </draw:path>
          <draw:path draw:style-name="gr128" draw:text-style-name="P12" draw:layer="layout" svg:width="0.22cm" svg:height="0cm" draw:transform="rotate (1.5707963267949) translate (9.2097091747382cm 5.71062304761905cm)" svg:viewBox="0 0 221 0" svg:d="M0 0c74 0 147 0 221 0">
            <text:p/>
          </draw:path>
          <draw:path draw:style-name="gr128" draw:text-style-name="P12" draw:layer="layout" svg:width="0.06cm" svg:height="0.159cm" svg:x="9.149cm" svg:y="5.11cm" svg:viewBox="0 0 61 160" svg:d="M61 160c0-53 0-107 0-160-20 0-41 0-61 0">
            <text:p/>
          </draw:path>
        </draw:g>
        <draw:g>
          <draw:path draw:style-name="gr129" draw:text-style-name="P13" draw:layer="layout" svg:width="7.015cm" svg:height="2.116cm" svg:x="2.601cm" svg:y="8.497cm" svg:viewBox="0 0 7016 2117" svg:d="M705 0c0 127 0 255 0 382-120 3-237 37-342 97-110 64-202 155-266 266s-97 236-97 364 33 253 97 364c64 110 156 202 266 266 105 60 222 94 342 97 0 94 0 187 0 281 1851 0 3702 0 5553 0 0-250 0-500 0-750 252-97 505-195 758-292-253-104-506-209-758-313 0-254 0-508 0-762-1851 0-3702 0-5553 0z">
            <text:p/>
          </draw:path>
          <draw:path draw:style-name="gr130" draw:text-style-name="P36" draw:layer="layout" svg:width="1.123cm" svg:height="1.123cm" svg:x="2.708cm" svg:y="9.037cm" svg:viewBox="0 0 1124 1124" svg:d="M1124 562c0 98-26 195-75 281-49 85-121 155-206 205-86 49-182 76-281 76s-196-27-281-76c-85-50-157-120-206-205-50-86-75-183-75-281 0-99 26-196 75-281 50-86 121-157 206-206s182-75 281-75 195 26 281 75c85 49 157 120 206 206 49 85 75 182 75 281z">
            <text:p/>
          </draw:path>
          <draw:path draw:style-name="gr131" draw:text-style-name="P12" draw:layer="layout" svg:width="0.063cm" svg:height="0.219cm" svg:x="3.115cm" svg:y="8.309cm" svg:viewBox="0 0 64 220" svg:d="M64 0c-21 0-43 0-64 0 0 73 0 147 0 220">
            <text:p/>
          </draw:path>
          <draw:path draw:style-name="gr131" draw:text-style-name="P12" draw:layer="layout" svg:width="0.212cm" svg:height="0.041cm" svg:x="2.902cm" svg:y="8.75cm" svg:viewBox="0 0 213 42" svg:d="M213 0c0 1 0 3 0 4-73 2-145 15-213 38">
            <text:p/>
          </draw:path>
          <draw:path draw:style-name="gr131" draw:text-style-name="P12" draw:layer="layout" svg:width="0.161cm" svg:height="0.148cm" svg:x="2.543cm" svg:y="8.89cm" svg:viewBox="0 0 162 149" svg:d="M162 0c-60 42-115 92-162 149">
            <text:p/>
          </draw:path>
          <draw:path draw:style-name="gr131" draw:text-style-name="P12" draw:layer="layout" svg:width="0.066cm" svg:height="0.209cm" svg:x="2.358cm" svg:y="9.225cm" svg:viewBox="0 0 67 210" svg:d="M67 0c-31 67-54 137-67 210">
            <text:p/>
          </draw:path>
          <draw:path draw:style-name="gr131" draw:text-style-name="P12" draw:layer="layout" svg:width="0.039cm" svg:height="0.216cm" svg:x="2.343cm" svg:y="9.654cm" svg:viewBox="0 0 40 217" svg:d="M0 0c5 74 18 147 40 217">
            <text:p/>
          </draw:path>
          <draw:path draw:style-name="gr131" draw:text-style-name="P12" draw:layer="layout" svg:width="0.139cm" svg:height="0.169cm" svg:x="2.475cm" svg:y="10.071cm" svg:viewBox="0 0 140 170" svg:d="M0 0c39 63 86 121 140 170">
            <text:p/>
          </draw:path>
          <draw:path draw:style-name="gr131" draw:text-style-name="P12" draw:layer="layout" svg:width="0.207cm" svg:height="0.069cm" svg:x="2.795cm" svg:y="10.368cm" svg:viewBox="0 0 208 70" svg:d="M0 0c66 33 136 57 208 70">
            <text:p/>
          </draw:path>
          <draw:path draw:style-name="gr131" draw:text-style-name="P12" draw:layer="layout" svg:width="0cm" svg:height="0.218cm" svg:x="3.115cm" svg:y="10.559cm" svg:viewBox="0 0 1 219" svg:d="M0 0c0 73 0 146 0 219h1">
            <text:p/>
          </draw:path>
          <draw:path draw:style-name="gr131" draw:text-style-name="P12" draw:layer="layout" svg:width="0.219cm" svg:height="0cm" svg:x="3.337cm" svg:y="10.778cm" svg:viewBox="0 0 220 0" svg:d="M0 0c73 0 147 0 220 0">
            <text:p/>
          </draw:path>
          <draw:path draw:style-name="gr131" draw:text-style-name="P12" draw:layer="layout" svg:width="0.22cm" svg:height="0cm" svg:x="3.778cm" svg:y="10.778cm" svg:viewBox="0 0 221 0" svg:d="M0 0c74 0 147 0 221 0">
            <text:p/>
          </draw:path>
          <draw:path draw:style-name="gr131" draw:text-style-name="P12" draw:layer="layout" svg:width="0.219cm" svg:height="0cm" svg:x="4.22cm" svg:y="10.778cm" svg:viewBox="0 0 220 0" svg:d="M0 0c73 0 147 0 220 0">
            <text:p/>
          </draw:path>
          <draw:path draw:style-name="gr131" draw:text-style-name="P12" draw:layer="layout" svg:width="0.22cm" svg:height="0cm" svg:x="4.661cm" svg:y="10.778cm" svg:viewBox="0 0 221 0" svg:d="M0 0c74 0 147 0 221 0">
            <text:p/>
          </draw:path>
          <draw:path draw:style-name="gr131" draw:text-style-name="P12" draw:layer="layout" svg:width="0.219cm" svg:height="0cm" svg:x="5.103cm" svg:y="10.778cm" svg:viewBox="0 0 220 0" svg:d="M0 0c73 0 147 0 220 0">
            <text:p/>
          </draw:path>
          <draw:path draw:style-name="gr131" draw:text-style-name="P12" draw:layer="layout" svg:width="0.22cm" svg:height="0cm" svg:x="5.544cm" svg:y="10.778cm" svg:viewBox="0 0 221 0" svg:d="M0 0c74 0 147 0 221 0">
            <text:p/>
          </draw:path>
          <draw:path draw:style-name="gr131" draw:text-style-name="P12" draw:layer="layout" svg:width="0.22cm" svg:height="0cm" svg:x="5.985cm" svg:y="10.778cm" svg:viewBox="0 0 221 0" svg:d="M0 0c74 0 147 0 221 0">
            <text:p/>
          </draw:path>
          <draw:path draw:style-name="gr131" draw:text-style-name="P12" draw:layer="layout" svg:width="0.22cm" svg:height="0cm" svg:x="6.427cm" svg:y="10.778cm" svg:viewBox="0 0 221 0" svg:d="M0 0c74 0 147 0 221 0">
            <text:p/>
          </draw:path>
          <draw:path draw:style-name="gr131" draw:text-style-name="P12" draw:layer="layout" svg:width="0.22cm" svg:height="0cm" svg:x="6.868cm" svg:y="10.778cm" svg:viewBox="0 0 221 0" svg:d="M0 0c74 0 147 0 221 0">
            <text:p/>
          </draw:path>
          <draw:path draw:style-name="gr131" draw:text-style-name="P12" draw:layer="layout" svg:width="0.22cm" svg:height="0cm" svg:x="7.31cm" svg:y="10.778cm" svg:viewBox="0 0 221 0" svg:d="M0 0c74 0 147 0 221 0">
            <text:p/>
          </draw:path>
          <draw:path draw:style-name="gr131" draw:text-style-name="P12" draw:layer="layout" svg:width="0.22cm" svg:height="0cm" svg:x="7.751cm" svg:y="10.778cm" svg:viewBox="0 0 221 0" svg:d="M0 0c74 0 147 0 221 0">
            <text:p/>
          </draw:path>
          <draw:path draw:style-name="gr131" draw:text-style-name="P12" draw:layer="layout" svg:width="0.219cm" svg:height="0cm" svg:x="8.193cm" svg:y="10.778cm" svg:viewBox="0 0 220 0" svg:d="M0 0c73 0 147 0 220 0">
            <text:p/>
          </draw:path>
          <draw:path draw:style-name="gr131" draw:text-style-name="P12" draw:layer="layout" svg:width="0.22cm" svg:height="0cm" svg:x="8.634cm" svg:y="10.778cm" svg:viewBox="0 0 221 0" svg:d="M0 0c74 0 147 0 221 0">
            <text:p/>
          </draw:path>
          <draw:path draw:style-name="gr131" draw:text-style-name="P12" draw:layer="layout" svg:width="0.122cm" svg:height="0.096cm" svg:x="9.076cm" svg:y="10.681cm" svg:viewBox="0 0 123 97" svg:d="M0 97c41 0 82 0 123 0 0-32 0-65 0-97">
            <text:p/>
          </draw:path>
          <draw:path draw:style-name="gr131" draw:text-style-name="P12" draw:layer="layout" svg:width="0.219cm" svg:height="0cm" draw:transform="rotate (1.5707963267949) translate (9.1987095678902cm 10.4603341587302cm)" svg:viewBox="0 0 220 0" svg:d="M0 0c73 0 147 0 220 0">
            <text:p/>
          </draw:path>
          <draw:path draw:style-name="gr131" draw:text-style-name="P12" draw:layer="layout" svg:width="0.096cm" svg:height="0.155cm" svg:x="9.199cm" svg:y="9.863cm" svg:viewBox="0 0 97 156" svg:d="M0 156c0-39 0-77 0-116 32-13 65-27 97-40">
            <text:p/>
          </draw:path>
          <draw:path draw:style-name="gr131" draw:text-style-name="P12" draw:layer="layout" svg:width="0.221cm" svg:height="0cm" draw:transform="rotate (0.388859357344337) translate (9.49969718742724cm 9.78037337359051cm)" svg:viewBox="0 0 222 0" svg:d="M0 0c74 0 148 0 222 0">
            <text:p/>
          </draw:path>
          <draw:path draw:style-name="gr131" draw:text-style-name="P12" draw:layer="layout" svg:width="0.119cm" svg:height="0.085cm" svg:x="9.909cm" svg:y="9.526cm" svg:viewBox="0 0 120 86" svg:d="M0 86c40-16 80-33 120-49-28-12-55-25-83-37">
            <text:p/>
          </draw:path>
          <draw:path draw:style-name="gr131" draw:text-style-name="P12" draw:layer="layout" svg:width="0.22cm" svg:height="-0.001cm" draw:transform="rotate (2.72655335746554) translate (9.74368607794126cm 9.43740821399256cm)" svg:viewBox="0 0 221 0" svg:d="M0 0c74 0 147 0 221 0">
            <text:p/>
          </draw:path>
          <draw:path draw:style-name="gr131" draw:text-style-name="P12" draw:layer="layout" svg:width="0.14cm" svg:height="0.127cm" svg:x="9.199cm" svg:y="9.131cm" svg:viewBox="0 0 141 128" svg:d="M141 128c-47-21-94-41-141-62 0-22 0-44 0-66">
            <text:p/>
          </draw:path>
          <draw:path draw:style-name="gr131" draw:text-style-name="P12" draw:layer="layout" svg:width="0.22cm" svg:height="0cm" draw:transform="rotate (1.5707963267949) translate (9.1987095678902cm 8.91043257142857cm)" svg:viewBox="0 0 221 0" svg:d="M0 0c74 0 147 0 221 0">
            <text:p/>
          </draw:path>
          <draw:path draw:style-name="gr131" draw:text-style-name="P12" draw:layer="layout" svg:width="0.06cm" svg:height="0.159cm" svg:x="9.138cm" svg:y="8.309cm" svg:viewBox="0 0 61 160" svg:d="M61 160c0-53 0-107 0-160-20 0-41 0-61 0">
            <text:p/>
          </draw:path>
          <draw:path draw:style-name="gr131" draw:text-style-name="P12" draw:layer="layout" svg:width="0.219cm" svg:height="0cm" svg:x="8.917cm" svg:y="8.309cm" svg:viewBox="0 0 220 0" svg:d="M0 0c73 0 147 0 220 0">
            <text:p/>
          </draw:path>
          <draw:path draw:style-name="gr131" draw:text-style-name="P12" draw:layer="layout" svg:width="0.22cm" svg:height="0cm" svg:x="8.476cm" svg:y="8.309cm" svg:viewBox="0 0 221 0" svg:d="M0 0c74 0 147 0 221 0">
            <text:p/>
          </draw:path>
          <draw:path draw:style-name="gr131" draw:text-style-name="P12" draw:layer="layout" svg:width="0.22cm" svg:height="0cm" svg:x="8.035cm" svg:y="8.309cm" svg:viewBox="0 0 221 0" svg:d="M0 0c74 0 147 0 221 0">
            <text:p/>
          </draw:path>
          <draw:path draw:style-name="gr131" draw:text-style-name="P12" draw:layer="layout" svg:width="0.22cm" svg:height="0cm" svg:x="7.593cm" svg:y="8.309cm" svg:viewBox="0 0 221 0" svg:d="M0 0c74 0 147 0 221 0">
            <text:p/>
          </draw:path>
          <draw:path draw:style-name="gr131" draw:text-style-name="P12" draw:layer="layout" svg:width="0.22cm" svg:height="0cm" svg:x="7.152cm" svg:y="8.309cm" svg:viewBox="0 0 221 0" svg:d="M0 0c74 0 147 0 221 0">
            <text:p/>
          </draw:path>
          <draw:path draw:style-name="gr131" draw:text-style-name="P12" draw:layer="layout" svg:width="0.22cm" svg:height="0cm" svg:x="6.71cm" svg:y="8.309cm" svg:viewBox="0 0 221 0" svg:d="M0 0c74 0 147 0 221 0">
            <text:p/>
          </draw:path>
          <draw:path draw:style-name="gr131" draw:text-style-name="P12" draw:layer="layout" svg:width="0.22cm" svg:height="0cm" svg:x="6.269cm" svg:y="8.309cm" svg:viewBox="0 0 221 0" svg:d="M0 0c74 0 147 0 221 0">
            <text:p/>
          </draw:path>
          <draw:path draw:style-name="gr131" draw:text-style-name="P12" draw:layer="layout" svg:width="0.219cm" svg:height="0cm" svg:x="5.827cm" svg:y="8.309cm" svg:viewBox="0 0 220 0" svg:d="M0 0c73 0 147 0 220 0">
            <text:p/>
          </draw:path>
          <draw:path draw:style-name="gr131" draw:text-style-name="P12" draw:layer="layout" svg:width="0.22cm" svg:height="0cm" svg:x="5.386cm" svg:y="8.309cm" svg:viewBox="0 0 221 0" svg:d="M0 0c74 0 147 0 221 0">
            <text:p/>
          </draw:path>
          <draw:path draw:style-name="gr131" draw:text-style-name="P12" draw:layer="layout" svg:width="0.219cm" svg:height="0cm" svg:x="4.944cm" svg:y="8.309cm" svg:viewBox="0 0 220 0" svg:d="M0 0c73 0 147 0 220 0">
            <text:p/>
          </draw:path>
          <draw:path draw:style-name="gr131" draw:text-style-name="P12" draw:layer="layout" svg:width="0.22cm" svg:height="0cm" svg:x="4.503cm" svg:y="8.309cm" svg:viewBox="0 0 221 0" svg:d="M0 0c74 0 147 0 221 0">
            <text:p/>
          </draw:path>
          <draw:path draw:style-name="gr131" draw:text-style-name="P12" draw:layer="layout" svg:width="0.219cm" svg:height="0cm" svg:x="4.061cm" svg:y="8.309cm" svg:viewBox="0 0 220 0" svg:d="M0 0c73 0 147 0 220 0">
            <text:p/>
          </draw:path>
          <draw:path draw:style-name="gr131" draw:text-style-name="P12" draw:layer="layout" svg:width="0.22cm" svg:height="0cm" svg:x="3.62cm" svg:y="8.309cm" svg:viewBox="0 0 221 0" svg:d="M0 0c74 0 147 0 221 0">
            <text:p/>
          </draw:path>
        </draw:g>
        <draw:g>
          <draw:path draw:style-name="gr132" draw:text-style-name="P45" draw:layer="layout" svg:width="7.015cm" svg:height="2.116cm" svg:x="2.622cm" svg:y="11.697cm" svg:viewBox="0 0 7016 2117" svg:d="M705 0c0 127 0 254 0 381-120 4-237 38-341 98-111 64-203 155-266 266-64 111-98 236-98 364s34 253 98 364c63 110 155 202 266 266 104 60 221 93 341 97 0 94 0 187 0 281 1851 0 3702 0 5553 0 0-250 0-500 0-750 252-97 505-195 758-292-253-104-506-209-758-313 0-254 0-508 0-762-1851 0-3702 0-5553 0z">
            <text:p/>
          </draw:path>
          <draw:path draw:style-name="gr133" draw:text-style-name="P36" draw:layer="layout" svg:width="1.124cm" svg:height="1.124cm" svg:x="2.729cm" svg:y="12.236cm" svg:viewBox="0 0 1125 1125" svg:d="M1125 563c0 98-27 195-76 281-50 85-120 155-205 205-86 49-183 76-281 76-99 0-196-27-281-76-86-50-157-120-206-205-50-86-76-183-76-281 0-99 26-196 76-282 49-85 120-156 206-205 85-50 182-76 281-76 98 0 195 26 281 76 85 49 156 120 205 205 50 86 76 183 76 282z">
            <text:p/>
          </draw:path>
          <draw:path draw:style-name="gr134" draw:text-style-name="P12" draw:layer="layout" svg:width="0.063cm" svg:height="0.219cm" svg:x="3.136cm" svg:y="11.509cm" svg:viewBox="0 0 64 220" svg:d="M64 0c-21 0-43 0-64 0 0 73 0 147 0 220">
            <text:p/>
          </draw:path>
          <draw:path draw:style-name="gr134" draw:text-style-name="P12" draw:layer="layout" svg:width="0.212cm" svg:height="0.041cm" svg:x="2.923cm" svg:y="11.95cm" svg:viewBox="0 0 213 42" svg:d="M213 0c0 1 0 2 0 3-72 3-144 16-213 39">
            <text:p/>
          </draw:path>
          <draw:path draw:style-name="gr134" draw:text-style-name="P12" draw:layer="layout" svg:width="0.161cm" svg:height="0.148cm" svg:x="2.564cm" svg:y="12.09cm" svg:viewBox="0 0 162 149" svg:d="M162 0c-60 42-114 92-162 149">
            <text:p/>
          </draw:path>
          <draw:path draw:style-name="gr134" draw:text-style-name="P12" draw:layer="layout" svg:width="0.066cm" svg:height="0.209cm" svg:x="2.379cm" svg:y="12.425cm" svg:viewBox="0 0 67 210" svg:d="M67 0c-31 67-53 137-67 210">
            <text:p/>
          </draw:path>
          <draw:path draw:style-name="gr134" draw:text-style-name="P12" draw:layer="layout" svg:width="0.039cm" svg:height="0.216cm" svg:x="2.365cm" svg:y="12.854cm" svg:viewBox="0 0 40 217" svg:d="M0 0c4 74 18 147 40 217">
            <text:p/>
          </draw:path>
          <draw:path draw:style-name="gr134" draw:text-style-name="P12" draw:layer="layout" svg:width="0.139cm" svg:height="0.169cm" svg:x="2.496cm" svg:y="13.271cm" svg:viewBox="0 0 140 170" svg:d="M0 0c40 63 87 120 140 170">
            <text:p/>
          </draw:path>
          <draw:path draw:style-name="gr134" draw:text-style-name="P12" draw:layer="layout" svg:width="0.207cm" svg:height="0.069cm" svg:x="2.816cm" svg:y="13.568cm" svg:viewBox="0 0 208 70" svg:d="M0 0c66 33 136 57 208 70">
            <text:p/>
          </draw:path>
          <draw:path draw:style-name="gr134" draw:text-style-name="P12" draw:layer="layout" svg:width="0cm" svg:height="0.218cm" svg:x="3.136cm" svg:y="13.759cm" svg:viewBox="0 0 1 219" svg:d="M0 0c0 73 0 146 0 219h1">
            <text:p/>
          </draw:path>
          <draw:path draw:style-name="gr134" draw:text-style-name="P12" draw:layer="layout" svg:width="0.22cm" svg:height="0cm" svg:x="3.358cm" svg:y="13.978cm" svg:viewBox="0 0 221 0" svg:d="M0 0c74 0 147 0 221 0">
            <text:p/>
          </draw:path>
          <draw:path draw:style-name="gr134" draw:text-style-name="P12" draw:layer="layout" svg:width="0.219cm" svg:height="0cm" svg:x="3.8cm" svg:y="13.978cm" svg:viewBox="0 0 220 0" svg:d="M0 0c73 0 147 0 220 0">
            <text:p/>
          </draw:path>
          <draw:path draw:style-name="gr134" draw:text-style-name="P12" draw:layer="layout" svg:width="0.22cm" svg:height="0cm" svg:x="4.241cm" svg:y="13.978cm" svg:viewBox="0 0 221 0" svg:d="M0 0c74 0 147 0 221 0">
            <text:p/>
          </draw:path>
          <draw:path draw:style-name="gr134" draw:text-style-name="P12" draw:layer="layout" svg:width="0.219cm" svg:height="0cm" svg:x="4.683cm" svg:y="13.978cm" svg:viewBox="0 0 220 0" svg:d="M0 0c73 0 147 0 220 0">
            <text:p/>
          </draw:path>
          <draw:path draw:style-name="gr134" draw:text-style-name="P12" draw:layer="layout" svg:width="0.22cm" svg:height="0cm" svg:x="5.124cm" svg:y="13.978cm" svg:viewBox="0 0 221 0" svg:d="M0 0c74 0 147 0 221 0">
            <text:p/>
          </draw:path>
          <draw:path draw:style-name="gr134" draw:text-style-name="P12" draw:layer="layout" svg:width="0.22cm" svg:height="0cm" svg:x="5.565cm" svg:y="13.978cm" svg:viewBox="0 0 221 0" svg:d="M0 0c74 0 147 0 221 0">
            <text:p/>
          </draw:path>
          <draw:path draw:style-name="gr134" draw:text-style-name="P12" draw:layer="layout" svg:width="0.22cm" svg:height="0cm" svg:x="6.007cm" svg:y="13.978cm" svg:viewBox="0 0 221 0" svg:d="M0 0c74 0 147 0 221 0">
            <text:p/>
          </draw:path>
          <draw:path draw:style-name="gr134" draw:text-style-name="P12" draw:layer="layout" svg:width="0.22cm" svg:height="0cm" svg:x="6.448cm" svg:y="13.978cm" svg:viewBox="0 0 221 0" svg:d="M0 0c74 0 147 0 221 0">
            <text:p/>
          </draw:path>
          <draw:path draw:style-name="gr134" draw:text-style-name="P12" draw:layer="layout" svg:width="0.22cm" svg:height="0cm" svg:x="6.89cm" svg:y="13.978cm" svg:viewBox="0 0 221 0" svg:d="M0 0c74 0 147 0 221 0">
            <text:p/>
          </draw:path>
          <draw:path draw:style-name="gr134" draw:text-style-name="P12" draw:layer="layout" svg:width="0.22cm" svg:height="0cm" svg:x="7.331cm" svg:y="13.978cm" svg:viewBox="0 0 221 0" svg:d="M0 0c74 0 147 0 221 0">
            <text:p/>
          </draw:path>
          <draw:path draw:style-name="gr134" draw:text-style-name="P12" draw:layer="layout" svg:width="0.219cm" svg:height="0cm" svg:x="7.773cm" svg:y="13.978cm" svg:viewBox="0 0 220 0" svg:d="M0 0c73 0 147 0 220 0">
            <text:p/>
          </draw:path>
          <draw:path draw:style-name="gr134" draw:text-style-name="P12" draw:layer="layout" svg:width="0.22cm" svg:height="0cm" svg:x="8.214cm" svg:y="13.978cm" svg:viewBox="0 0 221 0" svg:d="M0 0c74 0 147 0 221 0">
            <text:p/>
          </draw:path>
          <draw:path draw:style-name="gr134" draw:text-style-name="P12" draw:layer="layout" svg:width="0.219cm" svg:height="0cm" svg:x="8.656cm" svg:y="13.978cm" svg:viewBox="0 0 220 0" svg:d="M0 0c73 0 147 0 220 0">
            <text:p/>
          </draw:path>
          <draw:path draw:style-name="gr134" draw:text-style-name="P12" draw:layer="layout" svg:width="0.123cm" svg:height="0.096cm" svg:x="9.097cm" svg:y="13.881cm" svg:viewBox="0 0 124 97" svg:d="M0 97c41 0 83 0 124 0 0-32 0-65 0-97">
            <text:p/>
          </draw:path>
          <draw:path draw:style-name="gr134" draw:text-style-name="P12" draw:layer="layout" svg:width="0.219cm" svg:height="0cm" draw:transform="rotate (1.5707963267949) translate (9.22070878158619cm 13.6601436825397cm)" svg:viewBox="0 0 220 0" svg:d="M0 0c73 0 147 0 220 0">
            <text:p/>
          </draw:path>
          <draw:path draw:style-name="gr134" draw:text-style-name="P12" draw:layer="layout" svg:width="0.096cm" svg:height="0.155cm" svg:x="9.221cm" svg:y="13.063cm" svg:viewBox="0 0 97 156" svg:d="M0 156c0-39 0-77 0-116 32-13 65-27 97-40">
            <text:p/>
          </draw:path>
          <draw:path draw:style-name="gr134" draw:text-style-name="P12" draw:layer="layout" svg:width="0.219cm" svg:height="0cm" draw:transform="rotate (0.386415896391545) translate (9.52169802351764cm 12.9791869206349cm)" svg:viewBox="0 0 220 0" svg:d="M0 0c73 0 147 0 220 0">
            <text:p/>
          </draw:path>
          <draw:path draw:style-name="gr134" draw:text-style-name="P12" draw:layer="layout" svg:width="0.12cm" svg:height="0.085cm" svg:x="9.93cm" svg:y="12.726cm" svg:viewBox="0 0 121 86" svg:d="M0 86c40-16 81-33 121-49-28-12-55-25-83-37">
            <text:p/>
          </draw:path>
          <draw:path draw:style-name="gr134" draw:text-style-name="P12" draw:layer="layout" svg:width="0.22cm" svg:height="-0.001cm" draw:transform="rotate (2.72655335746554) translate (9.76568529163725cm 12.6372177378021cm)" svg:viewBox="0 0 221 0" svg:d="M0 0c74 0 147 0 221 0">
            <text:p/>
          </draw:path>
          <draw:path draw:style-name="gr134" draw:text-style-name="P12" draw:layer="layout" svg:width="0.14cm" svg:height="0.127cm" svg:x="9.221cm" svg:y="12.331cm" svg:viewBox="0 0 141 128" svg:d="M141 128c-47-21-94-41-141-62 0-22 0-44 0-66">
            <text:p/>
          </draw:path>
          <draw:path draw:style-name="gr134" draw:text-style-name="P12" draw:layer="layout" svg:width="0.22cm" svg:height="0cm" draw:transform="rotate (1.5707963267949) translate (9.22070878158619cm 12.1102420952381cm)" svg:viewBox="0 0 221 0" svg:d="M0 0c74 0 147 0 221 0">
            <text:p/>
          </draw:path>
          <draw:path draw:style-name="gr134" draw:text-style-name="P12" draw:layer="layout" svg:width="0.06cm" svg:height="0.158cm" svg:x="9.16cm" svg:y="11.509cm" svg:viewBox="0 0 61 159" svg:d="M61 159c0-53 0-106 0-159-20 0-41 0-61 0">
            <text:p/>
          </draw:path>
          <draw:path draw:style-name="gr134" draw:text-style-name="P12" draw:layer="layout" svg:width="0.22cm" svg:height="0cm" svg:x="8.939cm" svg:y="11.509cm" svg:viewBox="0 0 221 0" svg:d="M0 0c74 0 147 0 221 0">
            <text:p/>
          </draw:path>
          <draw:path draw:style-name="gr134" draw:text-style-name="P12" draw:layer="layout" svg:width="0.219cm" svg:height="0cm" svg:x="8.497cm" svg:y="11.509cm" svg:viewBox="0 0 220 0" svg:d="M0 0c73 0 147 0 220 0">
            <text:p/>
          </draw:path>
          <draw:path draw:style-name="gr134" draw:text-style-name="P12" draw:layer="layout" svg:width="0.22cm" svg:height="0cm" svg:x="8.056cm" svg:y="11.509cm" svg:viewBox="0 0 221 0" svg:d="M0 0c74 0 147 0 221 0">
            <text:p/>
          </draw:path>
          <draw:path draw:style-name="gr134" draw:text-style-name="P12" draw:layer="layout" svg:width="0.22cm" svg:height="0cm" svg:x="7.615cm" svg:y="11.509cm" svg:viewBox="0 0 221 0" svg:d="M0 0c74 0 147 0 221 0">
            <text:p/>
          </draw:path>
          <draw:path draw:style-name="gr134" draw:text-style-name="P12" draw:layer="layout" svg:width="0.22cm" svg:height="0cm" svg:x="7.173cm" svg:y="11.509cm" svg:viewBox="0 0 221 0" svg:d="M0 0c74 0 147 0 221 0">
            <text:p/>
          </draw:path>
          <draw:path draw:style-name="gr134" draw:text-style-name="P12" draw:layer="layout" svg:width="0.22cm" svg:height="0cm" svg:x="6.732cm" svg:y="11.509cm" svg:viewBox="0 0 221 0" svg:d="M0 0c74 0 147 0 221 0">
            <text:p/>
          </draw:path>
          <draw:path draw:style-name="gr134" draw:text-style-name="P12" draw:layer="layout" svg:width="0.22cm" svg:height="0cm" svg:x="6.29cm" svg:y="11.509cm" svg:viewBox="0 0 221 0" svg:d="M0 0c74 0 147 0 221 0">
            <text:p/>
          </draw:path>
          <draw:path draw:style-name="gr134" draw:text-style-name="P12" draw:layer="layout" svg:width="0.22cm" svg:height="0cm" svg:x="5.849cm" svg:y="11.509cm" svg:viewBox="0 0 221 0" svg:d="M0 0c74 0 147 0 221 0">
            <text:p/>
          </draw:path>
          <draw:path draw:style-name="gr134" draw:text-style-name="P12" draw:layer="layout" svg:width="0.219cm" svg:height="0cm" svg:x="5.407cm" svg:y="11.509cm" svg:viewBox="0 0 220 0" svg:d="M0 0c73 0 147 0 220 0">
            <text:p/>
          </draw:path>
          <draw:path draw:style-name="gr134" draw:text-style-name="P12" draw:layer="layout" svg:width="0.22cm" svg:height="0cm" svg:x="4.966cm" svg:y="11.509cm" svg:viewBox="0 0 221 0" svg:d="M0 0c74 0 147 0 221 0">
            <text:p/>
          </draw:path>
          <draw:path draw:style-name="gr134" draw:text-style-name="P12" draw:layer="layout" svg:width="0.219cm" svg:height="0cm" svg:x="4.524cm" svg:y="11.509cm" svg:viewBox="0 0 220 0" svg:d="M0 0c73 0 147 0 220 0">
            <text:p/>
          </draw:path>
          <draw:path draw:style-name="gr134" draw:text-style-name="P12" draw:layer="layout" svg:width="0.22cm" svg:height="0cm" svg:x="4.083cm" svg:y="11.509cm" svg:viewBox="0 0 221 0" svg:d="M0 0c74 0 147 0 221 0">
            <text:p/>
          </draw:path>
          <draw:path draw:style-name="gr134" draw:text-style-name="P12" draw:layer="layout" svg:width="0.219cm" svg:height="0cm" svg:x="3.641cm" svg:y="11.509cm" svg:viewBox="0 0 220 0" svg:d="M0 0c73 0 147 0 220 0">
            <text:p/>
          </draw:path>
        </draw:g>
        <draw:g>
          <draw:path draw:style-name="gr128" draw:text-style-name="P12" draw:layer="layout" svg:width="0.219cm" svg:height="0cm" svg:x="8.928cm" svg:y="5.11cm" svg:viewBox="0 0 220 0" svg:d="M0 0c73 0 147 0 220 0">
            <text:p/>
          </draw:path>
          <draw:path draw:style-name="gr128" draw:text-style-name="P12" draw:layer="layout" svg:width="0.22cm" svg:height="0cm" svg:x="8.487cm" svg:y="5.11cm" svg:viewBox="0 0 221 0" svg:d="M0 0c74 0 147 0 221 0">
            <text:p/>
          </draw:path>
          <draw:path draw:style-name="gr128" draw:text-style-name="P12" draw:layer="layout" svg:width="0.219cm" svg:height="0cm" svg:x="8.045cm" svg:y="5.11cm" svg:viewBox="0 0 220 0" svg:d="M0 0c73 0 147 0 220 0">
            <text:p/>
          </draw:path>
          <draw:path draw:style-name="gr128" draw:text-style-name="P12" draw:layer="layout" svg:width="0.22cm" svg:height="0cm" svg:x="7.604cm" svg:y="5.11cm" svg:viewBox="0 0 221 0" svg:d="M0 0c74 0 147 0 221 0">
            <text:p/>
          </draw:path>
          <draw:path draw:style-name="gr128" draw:text-style-name="P12" draw:layer="layout" svg:width="0.219cm" svg:height="0cm" svg:x="7.162cm" svg:y="5.11cm" svg:viewBox="0 0 220 0" svg:d="M0 0c73 0 147 0 220 0">
            <text:p/>
          </draw:path>
          <draw:path draw:style-name="gr128" draw:text-style-name="P12" draw:layer="layout" svg:width="0.22cm" svg:height="0cm" svg:x="6.721cm" svg:y="5.11cm" svg:viewBox="0 0 221 0" svg:d="M0 0c74 0 147 0 221 0">
            <text:p/>
          </draw:path>
          <draw:path draw:style-name="gr128" draw:text-style-name="P12" draw:layer="layout" svg:width="0.22cm" svg:height="0cm" svg:x="6.28cm" svg:y="5.11cm" svg:viewBox="0 0 221 0" svg:d="M0 0c74 0 147 0 221 0">
            <text:p/>
          </draw:path>
          <draw:path draw:style-name="gr128" draw:text-style-name="P12" draw:layer="layout" svg:width="0.22cm" svg:height="0cm" svg:x="5.838cm" svg:y="5.11cm" svg:viewBox="0 0 221 0" svg:d="M0 0c74 0 147 0 221 0">
            <text:p/>
          </draw:path>
          <draw:path draw:style-name="gr128" draw:text-style-name="P12" draw:layer="layout" svg:width="0.22cm" svg:height="0cm" svg:x="5.397cm" svg:y="5.11cm" svg:viewBox="0 0 221 0" svg:d="M0 0c74 0 147 0 221 0">
            <text:p/>
          </draw:path>
          <draw:path draw:style-name="gr128" draw:text-style-name="P12" draw:layer="layout" svg:width="0.22cm" svg:height="0cm" svg:x="4.955cm" svg:y="5.11cm" svg:viewBox="0 0 221 0" svg:d="M0 0c74 0 147 0 221 0">
            <text:p/>
          </draw:path>
          <draw:path draw:style-name="gr128" draw:text-style-name="P12" draw:layer="layout" svg:width="0.22cm" svg:height="0cm" svg:x="4.514cm" svg:y="5.11cm" svg:viewBox="0 0 221 0" svg:d="M0 0c74 0 147 0 221 0">
            <text:p/>
          </draw:path>
          <draw:path draw:style-name="gr128" draw:text-style-name="P12" draw:layer="layout" svg:width="0.219cm" svg:height="0cm" svg:x="4.072cm" svg:y="5.11cm" svg:viewBox="0 0 220 0" svg:d="M0 0c73 0 147 0 220 0">
            <text:p/>
          </draw:path>
          <draw:path draw:style-name="gr128" draw:text-style-name="P12" draw:layer="layout" svg:width="0.22cm" svg:height="0cm" svg:x="3.631cm" svg:y="5.11cm" svg:viewBox="0 0 221 0" svg:d="M0 0c74 0 147 0 221 0">
            <text:p/>
          </draw:path>
          <draw:path draw:style-name="gr135" draw:text-style-name="P22" draw:layer="layout" svg:width="7.014cm" svg:height="2.116cm" svg:x="2.666cm" svg:y="2.098cm" svg:viewBox="0 0 7015 2117" svg:d="M705 0c0 127 0 255 0 382-120 4-238 37-342 97-110 64-202 155-266 266-64 110-97 236-97 364s33 253 97 364 156 202 266 266c104 60 222 94 342 97 0 94 0 187 0 281 1851 0 3702 0 5553 0 0-250 0-500 0-750 252-97 504-195 757-292-253-104-505-209-757-313 0-254 0-508 0-762-1851 0-3702 0-5553 0z">
            <text:p/>
          </draw:path>
          <draw:path draw:style-name="gr136" draw:text-style-name="P36" draw:layer="layout" svg:width="1.123cm" svg:height="1.123cm" svg:x="2.773cm" svg:y="2.638cm" svg:viewBox="0 0 1124 1124" svg:d="M1124 562c0 99-26 195-75 281-50 85-121 156-206 206-85 49-182 75-281 75s-196-26-281-75c-86-50-157-121-206-206-49-86-75-182-75-281s26-196 75-281c49-86 120-157 206-206 85-49 182-75 281-75s196 26 281 75 156 120 206 206c49 85 75 182 75 281z">
            <text:p/>
          </draw:path>
          <draw:path draw:style-name="gr137" draw:text-style-name="P12" draw:layer="layout" svg:width="0.062cm" svg:height="0.22cm" svg:x="3.18cm" svg:y="1.91cm" svg:viewBox="0 0 63 221" svg:d="M63 0c-21 0-42 0-63 0 0 74 0 147 0 221">
            <text:p/>
          </draw:path>
          <draw:path draw:style-name="gr137" draw:text-style-name="P12" draw:layer="layout" svg:width="0.213cm" svg:height="0.041cm" svg:x="2.966cm" svg:y="2.351cm" svg:viewBox="0 0 214 42" svg:d="M214 0c0 1 0 3 0 4-73 2-145 15-214 38">
            <text:p/>
          </draw:path>
          <draw:path draw:style-name="gr137" draw:text-style-name="P12" draw:layer="layout" svg:width="0.162cm" svg:height="0.147cm" svg:x="2.607cm" svg:y="2.492cm" svg:viewBox="0 0 163 148" svg:d="M163 0c-61 41-115 91-163 148">
            <text:p/>
          </draw:path>
          <draw:path draw:style-name="gr137" draw:text-style-name="P12" draw:layer="layout" svg:width="0.067cm" svg:height="0.209cm" svg:x="2.422cm" svg:y="2.826cm" svg:viewBox="0 0 68 210" svg:d="M68 0c-31 67-54 137-68 210">
            <text:p/>
          </draw:path>
          <draw:path draw:style-name="gr137" draw:text-style-name="P12" draw:layer="layout" svg:width="0.039cm" svg:height="0.215cm" svg:x="2.408cm" svg:y="3.256cm" svg:viewBox="0 0 40 216" svg:d="M0 0c5 74 18 146 40 216">
            <text:p/>
          </draw:path>
          <draw:path draw:style-name="gr137" draw:text-style-name="P12" draw:layer="layout" svg:width="0.138cm" svg:height="0.169cm" svg:x="2.54cm" svg:y="3.672cm" svg:viewBox="0 0 139 170" svg:d="M0 0c39 64 86 121 139 170">
            <text:p/>
          </draw:path>
          <draw:path draw:style-name="gr137" draw:text-style-name="P12" draw:layer="layout" svg:width="0.207cm" svg:height="0.07cm" svg:x="2.86cm" svg:y="3.969cm" svg:viewBox="0 0 208 71" svg:d="M0 0c66 34 136 57 208 71">
            <text:p/>
          </draw:path>
          <draw:path draw:style-name="gr137" draw:text-style-name="P12" draw:layer="layout" svg:width="0cm" svg:height="0.219cm" svg:x="3.18cm" svg:y="4.16cm" svg:viewBox="0 0 1 220" svg:d="M0 0c0 73 0 147 0 220h1">
            <text:p/>
          </draw:path>
          <draw:path draw:style-name="gr137" draw:text-style-name="P12" draw:layer="layout" svg:width="0.219cm" svg:height="0cm" svg:x="3.402cm" svg:y="4.38cm" svg:viewBox="0 0 220 0" svg:d="M0 0c73 0 147 0 220 0">
            <text:p/>
          </draw:path>
          <draw:path draw:style-name="gr137" draw:text-style-name="P12" draw:layer="layout" svg:width="0.22cm" svg:height="0cm" svg:x="3.843cm" svg:y="4.38cm" svg:viewBox="0 0 221 0" svg:d="M0 0c74 0 147 0 221 0">
            <text:p/>
          </draw:path>
          <draw:path draw:style-name="gr137" draw:text-style-name="P12" draw:layer="layout" svg:width="0.22cm" svg:height="0cm" svg:x="4.284cm" svg:y="4.38cm" svg:viewBox="0 0 221 0" svg:d="M0 0c74 0 147 0 221 0">
            <text:p/>
          </draw:path>
          <draw:path draw:style-name="gr137" draw:text-style-name="P12" draw:layer="layout" svg:width="0.22cm" svg:height="0cm" svg:x="4.726cm" svg:y="4.38cm" svg:viewBox="0 0 221 0" svg:d="M0 0c74 0 147 0 221 0">
            <text:p/>
          </draw:path>
          <draw:path draw:style-name="gr137" draw:text-style-name="P12" draw:layer="layout" svg:width="0.22cm" svg:height="0cm" svg:x="5.167cm" svg:y="4.38cm" svg:viewBox="0 0 221 0" svg:d="M0 0c74 0 147 0 221 0">
            <text:p/>
          </draw:path>
          <draw:path draw:style-name="gr137" draw:text-style-name="P12" draw:layer="layout" svg:width="0.22cm" svg:height="0cm" svg:x="5.609cm" svg:y="4.38cm" svg:viewBox="0 0 221 0" svg:d="M0 0c74 0 147 0 221 0">
            <text:p/>
          </draw:path>
          <draw:path draw:style-name="gr137" draw:text-style-name="P12" draw:layer="layout" svg:width="0.22cm" svg:height="0cm" svg:x="6.05cm" svg:y="4.38cm" svg:viewBox="0 0 221 0" svg:d="M0 0c74 0 147 0 221 0">
            <text:p/>
          </draw:path>
          <draw:path draw:style-name="gr137" draw:text-style-name="P12" draw:layer="layout" svg:width="0.219cm" svg:height="0cm" svg:x="6.492cm" svg:y="4.38cm" svg:viewBox="0 0 220 0" svg:d="M0 0c73 0 147 0 220 0">
            <text:p/>
          </draw:path>
          <draw:path draw:style-name="gr137" draw:text-style-name="P12" draw:layer="layout" svg:width="0.22cm" svg:height="0cm" svg:x="6.933cm" svg:y="4.38cm" svg:viewBox="0 0 221 0" svg:d="M0 0c74 0 147 0 221 0">
            <text:p/>
          </draw:path>
          <draw:path draw:style-name="gr137" draw:text-style-name="P12" draw:layer="layout" svg:width="0.219cm" svg:height="0cm" svg:x="7.375cm" svg:y="4.38cm" svg:viewBox="0 0 220 0" svg:d="M0 0c73 0 147 0 220 0">
            <text:p/>
          </draw:path>
          <draw:path draw:style-name="gr137" draw:text-style-name="P12" draw:layer="layout" svg:width="0.22cm" svg:height="0cm" svg:x="7.816cm" svg:y="4.38cm" svg:viewBox="0 0 221 0" svg:d="M0 0c74 0 147 0 221 0">
            <text:p/>
          </draw:path>
          <draw:path draw:style-name="gr137" draw:text-style-name="P12" draw:layer="layout" svg:width="0.219cm" svg:height="0cm" svg:x="8.258cm" svg:y="4.38cm" svg:viewBox="0 0 220 0" svg:d="M0 0c73 0 147 0 220 0">
            <text:p/>
          </draw:path>
          <draw:path draw:style-name="gr137" draw:text-style-name="P12" draw:layer="layout" svg:width="0.22cm" svg:height="0cm" svg:x="8.699cm" svg:y="4.38cm" svg:viewBox="0 0 221 0" svg:d="M0 0c74 0 147 0 221 0">
            <text:p/>
          </draw:path>
          <draw:path draw:style-name="gr137" draw:text-style-name="P12" draw:layer="layout" svg:width="0.123cm" svg:height="0.097cm" svg:x="9.14cm" svg:y="4.282cm" svg:viewBox="0 0 124 98" svg:d="M0 98c41 0 83 0 124 0 0-33 0-65 0-98">
            <text:p/>
          </draw:path>
          <draw:path draw:style-name="gr137" draw:text-style-name="P12" draw:layer="layout" svg:width="0.22cm" svg:height="0cm" draw:transform="rotate (1.5707963267949) translate (9.26370724471925cm 4.06171504761905cm)" svg:viewBox="0 0 221 0" svg:d="M0 0c74 0 147 0 221 0">
            <text:p/>
          </draw:path>
          <draw:path draw:style-name="gr137" draw:text-style-name="P12" draw:layer="layout" svg:width="0.096cm" svg:height="0.155cm" svg:x="9.264cm" svg:y="3.464cm" svg:viewBox="0 0 97 156" svg:d="M0 156c0-39 0-77 0-116 32-13 65-27 97-40">
            <text:p/>
          </draw:path>
          <draw:path draw:style-name="gr137" draw:text-style-name="P12" draw:layer="layout" svg:width="0.221cm" svg:height="-0.001cm" draw:transform="rotate (0.388859357344337) translate (9.56469486425629cm 3.38075432597146cm)" svg:viewBox="0 0 222 0" svg:d="M0 0c74 0 148 0 222 0">
            <text:p/>
          </draw:path>
          <draw:path draw:style-name="gr137" draw:text-style-name="P12" draw:layer="layout" svg:width="0.119cm" svg:height="0.085cm" svg:x="9.974cm" svg:y="3.127cm" svg:viewBox="0 0 120 86" svg:d="M0 86c40-16 80-33 120-49-28-12-55-25-83-37">
            <text:p/>
          </draw:path>
          <draw:path draw:style-name="gr137" draw:text-style-name="P12" draw:layer="layout" svg:width="0.22cm" svg:height="0cm" draw:transform="rotate (2.72655335746554) translate (9.80868375477031cm 3.03778916637351cm)" svg:viewBox="0 0 221 0" svg:d="M0 0c74 0 147 0 221 0">
            <text:p/>
          </draw:path>
          <draw:path draw:style-name="gr137" draw:text-style-name="P12" draw:layer="layout" svg:width="0.14cm" svg:height="0.127cm" svg:x="9.264cm" svg:y="2.732cm" svg:viewBox="0 0 141 128" svg:d="M141 128c-47-21-94-41-141-62 0-22 0-44 0-66">
            <text:p/>
          </draw:path>
          <draw:path draw:style-name="gr137" draw:text-style-name="P12" draw:layer="layout" svg:width="0.22cm" svg:height="0cm" draw:transform="rotate (1.5707963267949) translate (9.26370724471925cm 2.51081352380952cm)" svg:viewBox="0 0 221 0" svg:d="M0 0c74 0 147 0 221 0">
            <text:p/>
          </draw:path>
          <draw:path draw:style-name="gr137" draw:text-style-name="P12" draw:layer="layout" svg:width="0.06cm" svg:height="0.159cm" svg:x="9.203cm" svg:y="1.91cm" svg:viewBox="0 0 61 160" svg:d="M61 160c0-53 0-107 0-160-20 0-41 0-61 0">
            <text:p/>
          </draw:path>
          <draw:path draw:style-name="gr137" draw:text-style-name="P12" draw:layer="layout" svg:width="0.219cm" svg:height="0cm" svg:x="8.982cm" svg:y="1.91cm" svg:viewBox="0 0 220 0" svg:d="M0 0c73 0 147 0 220 0">
            <text:p/>
          </draw:path>
          <draw:path draw:style-name="gr137" draw:text-style-name="P12" draw:layer="layout" svg:width="0.22cm" svg:height="0cm" svg:x="8.541cm" svg:y="1.91cm" svg:viewBox="0 0 221 0" svg:d="M0 0c74 0 147 0 221 0">
            <text:p/>
          </draw:path>
          <draw:path draw:style-name="gr137" draw:text-style-name="P12" draw:layer="layout" svg:width="0.219cm" svg:height="0cm" svg:x="8.099cm" svg:y="1.91cm" svg:viewBox="0 0 220 0" svg:d="M0 0c73 0 147 0 220 0">
            <text:p/>
          </draw:path>
          <draw:path draw:style-name="gr137" draw:text-style-name="P12" draw:layer="layout" svg:width="0.22cm" svg:height="0cm" svg:x="7.658cm" svg:y="1.91cm" svg:viewBox="0 0 221 0" svg:d="M0 0c74 0 147 0 221 0">
            <text:p/>
          </draw:path>
          <draw:path draw:style-name="gr137" draw:text-style-name="P12" draw:layer="layout" svg:width="0.219cm" svg:height="0cm" svg:x="7.216cm" svg:y="1.91cm" svg:viewBox="0 0 220 0" svg:d="M0 0c73 0 147 0 220 0">
            <text:p/>
          </draw:path>
          <draw:path draw:style-name="gr137" draw:text-style-name="P12" draw:layer="layout" svg:width="0.22cm" svg:height="0cm" svg:x="6.775cm" svg:y="1.91cm" svg:viewBox="0 0 221 0" svg:d="M0 0c74 0 147 0 221 0">
            <text:p/>
          </draw:path>
          <draw:path draw:style-name="gr137" draw:text-style-name="P12" draw:layer="layout" svg:width="0.22cm" svg:height="0cm" svg:x="6.334cm" svg:y="1.91cm" svg:viewBox="0 0 221 0" svg:d="M0 0c74 0 147 0 221 0">
            <text:p/>
          </draw:path>
          <draw:path draw:style-name="gr137" draw:text-style-name="P12" draw:layer="layout" svg:width="0.22cm" svg:height="0cm" svg:x="5.892cm" svg:y="1.91cm" svg:viewBox="0 0 221 0" svg:d="M0 0c74 0 147 0 221 0">
            <text:p/>
          </draw:path>
          <draw:path draw:style-name="gr137" draw:text-style-name="P12" draw:layer="layout" svg:width="0.22cm" svg:height="0cm" svg:x="5.451cm" svg:y="1.91cm" svg:viewBox="0 0 221 0" svg:d="M0 0c74 0 147 0 221 0">
            <text:p/>
          </draw:path>
          <draw:path draw:style-name="gr137" draw:text-style-name="P12" draw:layer="layout" svg:width="0.22cm" svg:height="0cm" svg:x="5.009cm" svg:y="1.91cm" svg:viewBox="0 0 221 0" svg:d="M0 0c74 0 147 0 221 0">
            <text:p/>
          </draw:path>
          <draw:path draw:style-name="gr137" draw:text-style-name="P12" draw:layer="layout" svg:width="0.22cm" svg:height="0cm" svg:x="4.568cm" svg:y="1.91cm" svg:viewBox="0 0 221 0" svg:d="M0 0c74 0 147 0 221 0">
            <text:p/>
          </draw:path>
          <draw:path draw:style-name="gr137" draw:text-style-name="P12" draw:layer="layout" svg:width="0.219cm" svg:height="0cm" svg:x="4.126cm" svg:y="1.91cm" svg:viewBox="0 0 220 0" svg:d="M0 0c73 0 147 0 220 0">
            <text:p/>
          </draw:path>
          <draw:path draw:style-name="gr137" draw:text-style-name="P12" draw:layer="layout" svg:width="0.22cm" svg:height="0cm" svg:x="3.685cm" svg:y="1.91cm" svg:viewBox="0 0 221 0" svg:d="M0 0c74 0 147 0 221 0">
            <text:p/>
          </draw:path>
        </draw:g>
        <draw:frame presentation:style-name="pr38" draw:text-style-name="P87" draw:layer="layout" svg:width="8.4cm" svg:height="1.737cm" svg:x="11.173cm" svg:y="1.518cm" presentation:class="title" presentation:user-transformed="true">
          <draw:text-box>
            <text:p text:style-name="P5"><text:span text:style-name="T5">Lorem</text:span></text:p>
          </draw:text-box>
        </draw:frame>
        <draw:frame presentation:style-name="pr39" draw:text-style-name="P88" draw:layer="layout" svg:width="8.827cm" svg:height="1.7cm" svg:x="11.173cm" svg:y="3.173cm" presentation:class="title" presentation:user-transformed="true">
          <draw:text-box>
            <text:p text:style-name="P5"><text:span text:style-name="T19">Lorem ipsum dolor sit amet, consectetuer adipiscing elit. </text:span></text:p>
          </draw:text-box>
        </draw:frame>
        <draw:frame presentation:style-name="pr38" draw:text-style-name="P89" draw:layer="layout" svg:width="8.4cm" svg:height="1.737cm" svg:x="11.174cm" svg:y="4.697cm" presentation:class="title" presentation:user-transformed="true">
          <draw:text-box>
            <text:p text:style-name="P5"><text:span text:style-name="T32">Ipsum</text:span></text:p>
          </draw:text-box>
        </draw:frame>
        <draw:frame presentation:style-name="pr39" draw:text-style-name="P88" draw:layer="layout" svg:width="8.827cm" svg:height="1.7cm" svg:x="11.174cm" svg:y="6.373cm" presentation:class="title" presentation:user-transformed="true">
          <draw:text-box>
            <text:p text:style-name="P5"><text:span text:style-name="T19">Lorem ipsum dolor sit amet, consectetuer adipiscing elit. </text:span></text:p>
          </draw:text-box>
        </draw:frame>
        <draw:frame presentation:style-name="pr38" draw:text-style-name="P90" draw:layer="layout" svg:width="8.4cm" svg:height="1.737cm" svg:x="11.174cm" svg:y="7.897cm" presentation:class="title" presentation:user-transformed="true">
          <draw:text-box>
            <text:p text:style-name="P5"><text:span text:style-name="T33">Dolor</text:span></text:p>
          </draw:text-box>
        </draw:frame>
        <draw:frame presentation:style-name="pr39" draw:text-style-name="P88" draw:layer="layout" svg:width="8.827cm" svg:height="1.7cm" svg:x="11.174cm" svg:y="9.573cm" presentation:class="title" presentation:user-transformed="true">
          <draw:text-box>
            <text:p text:style-name="P5"><text:span text:style-name="T19">Lorem ipsum dolor sit amet, consectetuer adipiscing elit. </text:span></text:p>
          </draw:text-box>
        </draw:frame>
        <draw:frame presentation:style-name="pr38" draw:text-style-name="P91" draw:layer="layout" svg:width="8.4cm" svg:height="1.737cm" svg:x="11.174cm" svg:y="11.197cm" presentation:class="title" presentation:user-transformed="true">
          <draw:text-box>
            <text:p text:style-name="P5"><text:span text:style-name="T34">Sit</text:span></text:p>
          </draw:text-box>
        </draw:frame>
        <draw:frame presentation:style-name="pr39" draw:text-style-name="P88" draw:layer="layout" svg:width="8.827cm" svg:height="1.7cm" svg:x="11.174cm" svg:y="12.873cm" presentation:class="title" presentation:user-transformed="true">
          <draw:text-box>
            <text:p text:style-name="P5"><text:span text:style-name="T19">Lorem ipsum dolor sit amet, consectetuer adipiscing elit. </text:span></text:p>
          </draw:text-box>
        </draw:frame>
        <presentation:notes draw:style-name="dp2">
          <draw:page-thumbnail draw:style-name="gr4" draw:layer="layout" svg:width="19.798cm" svg:height="11.136cm" svg:x="0.6cm" svg:y="2.257cm" draw:page-number="16" presentation:class="page"/>
          <draw:frame presentation:style-name="pr40"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roman" style:font-pitch="variable"/>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0" draw:display-name="Bitmap 10" xlink:href="Pictures/10000000000004A800000500F2EB61FADF47384C.png" xlink:type="simple" xlink:show="embed" xlink:actuate="onLoad"/>
    <draw:fill-image draw:name="Bitmap_20_11" draw:display-name="Bitmap 11" xlink:href="Pictures/10000000000007800000043897030F76FC944DBC.png" xlink:type="simple" xlink:show="embed" xlink:actuate="onLoad"/>
    <draw:fill-image draw:name="Bitmap_20_9" draw:display-name="Bitmap 9" xlink:href="Pictures/100000000000050000000500E497F5E3D8C65398.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loext:color-lum-mod="100%" loext:color-lum-off="0%"/>
    </style:style>
    <style:style style:name="Filled_20_Green" style:display-name="Filled Green" style:family="graphic" style:parent-style-name="Filled">
      <style:graphic-properties draw:fill-gradient-name="Terisi_20_Hijau"/>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loext:color-lum-mod="100%" loext:color-lum-off="0%"/>
    </style:style>
    <style:style style:name="Filled_20_Yellow" style:display-name="Filled Yellow" style:family="graphic" style:parent-style-name="Filled">
      <style:graphic-properties draw:fill-gradient-name="Terisi_20_Kuning"/>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style:writing-mode="page">
        <style:tab-stops/>
      </style:paragraph-properties>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_5f_-background" style:display-name="Topic Title 1_-background" style:family="presentation">
      <style:graphic-properties draw:stroke="none" draw:fill="none"/>
      <style:text-properties style:letter-kerning="true"/>
    </style:style>
    <style:style style:name="Topic_20_Title_20_1_5f_-backgroundobjects" style:display-name="Topic Title 1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1_5f_-notes" style:display-name="Topic Titl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_5f_-outline1" style:display-name="Topic Title 1_-outline1" style:family="presentation">
      <style:graphic-properties draw:stroke="none" draw:fill="none" draw:auto-grow-height="false" draw:fit-to-size="false" style:shrink-to-fit="true" style:writing-mode="page">
        <text:list-style style:name="Topic_20_Title_20_1_5f_-outline1" style:display-name="Topic Titl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outline2" style:display-name="Topic Title 1_-outline2" style:family="presentation" style:parent-style-name="Topic_20_Title_20_1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_5f_-outline3" style:display-name="Topic Title 1_-outline3" style:family="presentation" style:parent-style-name="Topic_20_Title_20_1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_5f_-outline4" style:display-name="Topic Title 1_-outline4" style:family="presentation" style:parent-style-name="Topic_20_Title_20_1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5" style:display-name="Topic Title 1_-outline5" style:family="presentation" style:parent-style-name="Topic_20_Title_20_1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6" style:display-name="Topic Title 1_-outline6" style:family="presentation" style:parent-style-name="Topic_20_Title_20_1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7" style:display-name="Topic Title 1_-outline7" style:family="presentation" style:parent-style-name="Topic_20_Title_20_1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8" style:display-name="Topic Title 1_-outline8" style:family="presentation" style:parent-style-name="Topic_20_Title_20_1_5f_-outline7">
      <style:paragraph-properties fo:margin-top="0.1cm" fo:margin-bottom="0cm"/>
      <style:text-properties fo:font-size="20pt" style:font-size-asian="20pt" style:font-size-complex="20pt"/>
    </style:style>
    <style:style style:name="Topic_20_Title_20_1_5f_-outline9" style:display-name="Topic Title 1_-outline9" style:family="presentation" style:parent-style-name="Topic_20_Title_20_1_5f_-outline8">
      <style:paragraph-properties fo:margin-top="0.1cm" fo:margin-bottom="0cm"/>
      <style:text-properties fo:font-size="20pt" style:font-size-asian="20pt" style:font-size-complex="20pt"/>
    </style:style>
    <style:style style:name="Topic_20_Title_20_1_5f_-subtitle" style:display-name="Topic Title 1_-subtitle" style:family="presentation">
      <style:graphic-properties draw:stroke="none" draw:fill="none" draw:textarea-vertical-align="middle" style:writing-mode="page">
        <text:list-style style:name="Topic_20_Title_20_1_5f_-subtitle" style:display-name="Topic Titl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title" style:display-name="Topic Title 1_-title" style:family="presentation">
      <style:graphic-properties draw:stroke="none" draw:fill="none" draw:textarea-vertical-align="middle" style:writing-mode="page">
        <text:list-style style:name="Topic_20_Title_20_1_5f_-title" style:display-name="Topic Titl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background" style:display-name="Topic Title 2_-background" style:family="presentation">
      <style:graphic-properties draw:stroke="none" draw:fill="none"/>
      <style:text-properties style:letter-kerning="true"/>
    </style:style>
    <style:style style:name="Topic_20_Title_20_2_5f_-backgroundobjects" style:display-name="Topic Title 2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notes" style:display-name="Topic Title 2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outline1" style:display-name="Topic Title 2_-outline1" style:family="presentation">
      <style:graphic-properties draw:stroke="none" draw:fill="none" draw:auto-grow-height="false" draw:fit-to-size="false" style:shrink-to-fit="true" style:writing-mode="page">
        <text:list-style style:name="Topic_20_Title_20_2_5f_-outline1" style:display-name="Topic Title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outline2" style:display-name="Topic Title 2_-outline2" style:family="presentation" style:parent-style-name="Topic_20_Title_20_2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outline3" style:display-name="Topic Title 2_-outline3" style:family="presentation" style:parent-style-name="Topic_20_Title_20_2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outline4" style:display-name="Topic Title 2_-outline4" style:family="presentation" style:parent-style-name="Topic_20_Title_20_2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5" style:display-name="Topic Title 2_-outline5" style:family="presentation" style:parent-style-name="Topic_20_Title_20_2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6" style:display-name="Topic Title 2_-outline6" style:family="presentation" style:parent-style-name="Topic_20_Title_20_2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7" style:display-name="Topic Title 2_-outline7" style:family="presentation" style:parent-style-name="Topic_20_Title_20_2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8" style:display-name="Topic Title 2_-outline8" style:family="presentation" style:parent-style-name="Topic_20_Title_20_2_5f_-outline7">
      <style:paragraph-properties fo:margin-top="0.1cm" fo:margin-bottom="0cm"/>
      <style:text-properties fo:font-size="20pt" style:font-size-asian="20pt" style:font-size-complex="20pt"/>
    </style:style>
    <style:style style:name="Topic_20_Title_20_2_5f_-outline9" style:display-name="Topic Title 2_-outline9" style:family="presentation" style:parent-style-name="Topic_20_Title_20_2_5f_-outline8">
      <style:paragraph-properties fo:margin-top="0.1cm" fo:margin-bottom="0cm"/>
      <style:text-properties fo:font-size="20pt" style:font-size-asian="20pt" style:font-size-complex="20pt"/>
    </style:style>
    <style:style style:name="Topic_20_Title_20_2_5f_-subtitle" style:display-name="Topic Title 2_-subtitle" style:family="presentation">
      <style:graphic-properties draw:stroke="none" draw:fill="none" draw:textarea-vertical-align="middle" style:writing-mode="page">
        <text:list-style style:name="Topic_20_Title_20_2_5f_-subtitle" style:display-name="Topic Title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title" style:display-name="Topic Title 2_-title" style:family="presentation">
      <style:graphic-properties draw:stroke="none" draw:fill="none" draw:textarea-vertical-align="middle" style:writing-mode="page">
        <text:list-style style:name="Topic_20_Title_20_2_5f_-title" style:display-name="Topic Title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r32" style:family="presentation" style:parent-style-name="Topic_20_Title_20_1_5f_-backgroundobjects">
      <style:graphic-properties draw:stroke="none" draw:fill="none" draw:fill-color="#ffffff" draw:auto-grow-height="false" fo:min-height="1.485cm"/>
      <style:paragraph-properties style:writing-mode="lr-tb"/>
    </style:style>
    <style:style style:name="Mpr33" style:family="presentation" style:parent-style-name="Topic_20_Title_20_1_5f_-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Topic_20_Title_20_2_5f_-outline1">
      <style:graphic-properties fo:min-height="9.135cm"/>
      <style:paragraph-properties style:writing-mode="lr-tb"/>
    </style:style>
    <style:style style:name="Mpr35" style:family="presentation" style:parent-style-name="Topic_20_Title_20_2_5f_-backgroundobjects">
      <style:graphic-properties draw:stroke="none" draw:fill="none" draw:fill-color="#ffffff" draw:auto-grow-height="false" fo:min-height="1.485cm"/>
      <style:paragraph-properties style:writing-mode="lr-tb"/>
    </style:style>
    <style:style style:name="Mpr36" style:family="presentation" style:parent-style-name="Topic_20_Title_20_2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loext:color-lum-mod="100%" loext:color-lum-off="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text-properties style:font-name="Noto Sans1" fo:font-size="14pt" style:font-size-asian="14pt" style:font-size-complex="14pt"/>
    </style:style>
    <style:style style:name="MP24" style:family="paragraph">
      <style:text-properties style:font-name="Noto Sans1"/>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5" draw:layer="backgroundobjects" svg:width="13.226cm" svg:height="13.225cm" svg:x="13.073cm" svg:y="1.093cm" svg:viewBox="0 0 13227 13226" svg:d="M0 0c4409 0 8818 0 13227 0 0 4409 0 8817 0 13226-4409 0-8818 0-13227 0 0-4409 0-8817 0-13226z">
          <text:p/>
        </draw:path>
        <draw:path draw:style-name="Mgr32"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6" draw:layer="backgroundobjects" svg:width="11.792cm" svg:height="12.675cm" svg:x="1.944cm" svg:y="1.572cm" svg:viewBox="0 0 11793 12676" svg:d="M0 0c3931 0 7862 0 11793 0 0 4225 0 8451 0 12676-3931 0-7862 0-11793 0 0-4225 0-8451 0-12676z">
        <text:p/>
      </draw:path>
      <draw:path draw:style-name="Mgr33" draw:text-style-name="MP26" draw:layer="backgroundobjects" svg:width="10.386cm" svg:height="11.163cm" svg:x="2.647cm" svg:y="2.328cm" svg:viewBox="0 0 10387 11164" svg:d="M0 0c3462 0 6924 0 10387 0 0 3721 0 7443 0 11164-3463 0-6925 0-10387 0 0-3721 0-7443 0-11164z">
        <text:p/>
      </draw:path>
      <draw:path draw:style-name="Mgr34"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_5f_" style:display-name="Topic Title 1_"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_5f_-title" draw:layer="backgroundobjects" svg:width="25.199cm" svg:height="2.629cm" svg:x="1.301cm" svg:y="0.871cm" presentation:class="title" presentation:placeholder="true">
        <draw:text-box/>
      </draw:frame>
      <draw:frame presentation:style-name="Topic_20_Title_20_1_5f_-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_5f_-title" draw:layer="backgroundobjects" svg:width="0.001cm" svg:height="0.001cm" svg:x="0cm" svg:y="2.257cm" presentation:class="page"/>
        <draw:frame presentation:style-name="Topic_20_Title_20_1_5f_-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 style:display-name="Topic Title 2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title" draw:layer="backgroundobjects" svg:width="25.199cm" svg:height="2.629cm" svg:x="1.4cm" svg:y="0.628cm" presentation:class="title" presentation:placeholder="true">
        <draw:text-box/>
      </draw:frame>
      <draw:frame presentation:style-name="Mpr34"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_5f_-title" draw:layer="backgroundobjects" svg:width="0.001cm" svg:height="0.001cm" svg:x="0cm" svg:y="2.257cm" presentation:class="page"/>
        <draw:frame presentation:style-name="Topic_20_Title_20_2_5f_-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andy</dc:title>
    <meta:generator>LibreOffice/7.5.9.2$Linux_X86_64 LibreOffice_project/50$Build-2</meta:generator>
    <meta:creation-date>2024-01-29T01:13:24.355019985</meta:creation-date>
    <meta:editing-duration>PT6H39M47S</meta:editing-duration>
    <meta:editing-cycles>4</meta:editing-cycles>
    <dc:date>2024-01-30T01:08:04.339375340</dc:date>
    <meta:document-statistic meta:object-count="793"/>
  </office:meta>
</office:document-meta>
</file>